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91in"/>
    </style:style>
    <style:style style:name="co3" style:family="table-column">
      <style:table-column-properties fo:break-before="auto" style:column-width="1.239in"/>
    </style:style>
    <style:style style:name="co4" style:family="table-column">
      <style:table-column-properties fo:break-before="auto" style:column-width="1.2272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1.348in"/>
    </style:style>
    <style:style style:name="co7" style:family="table-column">
      <style:table-column-properties fo:break-before="auto" style:column-width="1.1602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2.0492in"/>
    </style:style>
    <style:style style:name="co10" style:family="table-column">
      <style:table-column-properties fo:break-before="auto" style:column-width="2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6P0" style:volatile="true">
      <number:number number:decimal-places="0" number:min-integer-digits="1" number:grouping="true"/>
      <number:text> </number:text>
    </number:number-style>
    <number:number-style style:name="N106">
      <number:text>(</number:text>
      <number:number number: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 style:data-style-name="N10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able-cell-properties fo:background-color="#00ccff"/>
    </style:style>
    <style:style style:name="ce6" style:family="table-cell" style:parent-style-name="Default" style:data-style-name="N12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20"/>
    <style:style style:name="ce8" style:family="table-cell" style:parent-style-name="Default" style:data-style-name="N120">
      <style:table-cell-properties fo:background-color="#00ccff"/>
    </style:style>
    <style:style style:name="ce9" style:family="table-cell" style:parent-style-name="Default" style:data-style-name="N106">
      <style:table-cell-properties fo:background-color="#00ff66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6">
      <style:table-cell-properties fo:background-color="#00ff66"/>
    </style:style>
    <style:style style:name="ce11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ackground-color="#00ccff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7"/>
        <table:table-column table:style-name="co3" table:default-cell-style-name="ce10"/>
        <table:table-column table:style-name="co4" table:default-cell-style-name="ce10"/>
        <table:table-column table:style-name="co1" table:default-cell-style-name="ce10"/>
        <table:table-column table:style-name="co5" table:default-cell-style-name="ce10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12"/>
        <table:table-column table:style-name="co10" table:default-cell-style-name="ce12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eriod</text:p>
          </table:table-cell>
          <table:table-cell table:style-name="ce3" office:value-type="string" calcext:value-type="string">
            <text:p>total subsidy</text:p>
          </table:table-cell>
          <table:table-cell table:style-name="ce6" office:value-type="string" calcext:value-type="string">
            <text:p>date (week)</text:p>
          </table:table-cell>
          <table:table-cell table:style-name="ce9" office:value-type="string" calcext:value-type="string">
            <text:p>c0+dev premine</text:p>
          </table:table-cell>
          <table:table-cell table:style-name="ce9" office:value-type="string" calcext:value-type="string">
            <text:p>airdrop premine</text:p>
          </table:table-cell>
          <table:table-cell table:style-name="ce9" office:value-type="string" calcext:value-type="string">
            <text:p>PoW total</text:p>
          </table:table-cell>
          <table:table-cell table:style-name="ce9" office:value-type="string" calcext:value-type="string">
            <text:p>dev org total</text:p>
          </table:table-cell>
          <table:table-cell table:style-name="ce3" office:value-type="string" calcext:value-type="string">
            <text:p>PoW for period</text:p>
          </table:table-cell>
          <table:table-cell table:style-name="ce3" office:value-type="string" calcext:value-type="string">
            <text:p>PoS for period</text:p>
          </table:table-cell>
          <table:table-cell table:style-name="ce3" office:value-type="string" calcext:value-type="string">
            <text:p>dev org for period</text:p>
          </table:table-cell>
          <table:table-cell table:style-name="ce3" office:value-type="string" calcext:value-type="string">
            <text:p>PoS to premine</text:p>
          </table:table-cell>
          <table:table-cell table:style-name="ce3" office:value-type="string" calcext:value-type="string">
            <text:p>PoS to PoW</text:p>
          </table:table-cell>
          <table:table-cell table:style-name="ce3" office:value-type="string" calcext:value-type="string">
            <text:p>PoS to dev org</text:p>
          </table:table-cell>
          <table:table-cell table:style-name="ce11" office:value-type="string" calcext:value-type="string">
            <text:p>c0+dev premine as % to date</text:p>
          </table:table-cell>
          <table:table-cell table:style-name="ce11" office:value-type="string" calcext:value-type="string">
            <text:p>c0+dev premine as % of total</text:p>
          </table:table-cell>
          <table:table-cell table:style-name="ce14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1*6144" office:value-type="float" office:value="190464" calcext:value-type="float">
            <text:p>190,464 </text:p>
          </table:table-cell>
          <table:table-cell table:formula="of:=(512/24)/7" office:value-type="float" office:value="3.04761904761905" calcext:value-type="float">
            <text:p>3.0</text:p>
          </table:table-cell>
          <table:table-cell table:number-columns-repeated="2" office:value-type="float" office:value="840000" calcext:value-type="float">
            <text:p>840,000 </text:p>
          </table:table-cell>
          <table:table-cell table:formula="of:=[.H2]" office:value-type="float" office:value="114278.4" calcext:value-type="float">
            <text:p>114,278 </text:p>
          </table:table-cell>
          <table:table-cell table:formula="of:=[.J2]" office:value-type="float" office:value="19046.4" calcext:value-type="float">
            <text:p>19,046 </text:p>
          </table:table-cell>
          <table:table-cell table:formula="of:=0.6*[.B2]" office:value-type="float" office:value="114278.4" calcext:value-type="float">
            <text:p>114,278 </text:p>
          </table:table-cell>
          <table:table-cell table:formula="of:=0.3*[.B2]" office:value-type="float" office:value="57139.2" calcext:value-type="float">
            <text:p>57,139 </text:p>
          </table:table-cell>
          <table:table-cell table:formula="of:=0.1*[.B2]" office:value-type="float" office:value="19046.4" calcext:value-type="float">
            <text:p>19,046 </text:p>
          </table:table-cell>
          <table:table-cell table:formula="of:=[.I2]*([.D2]+[.E2])/([.D2]+[.E2]+[.H2]/2+[.G2])" office:value-type="float" office:value="54660.4276905585" calcext:value-type="float">
            <text:p>54,660 </text:p>
          </table:table-cell>
          <table:table-cell table:formula="of:=[.I2]*([.H2]/2)/([.D2]+[.E2]+[.H2]/2+[.G2])" office:value-type="float" office:value="1859.07923208117" calcext:value-type="float">
            <text:p>1,859 </text:p>
          </table:table-cell>
          <table:table-cell table:formula="of:=[.I2]-[.K2]-[.L2]" office:value-type="float" office:value="619.693077360383" calcext:value-type="float">
            <text:p>620 </text:p>
          </table:table-cell>
          <table:table-cell table:formula="of:=[.D2]/([.D2]+[.E2]+[.F2]+[.G2])" office:value-type="percentage" office:value="0.463237474058702" calcext:value-type="percentage">
            <text:p>46.32%</text:p>
          </table:table-cell>
          <table:table-cell table:formula="of:=[.D2]/21000000" office:value-type="percentage" office:value="0.04" calcext:value-type="percentage">
            <text:p>4.00%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*100/101" office:value-type="float" office:value="188578.217821782" calcext:value-type="float">
            <text:p>188,578 </text:p>
          </table:table-cell>
          <table:table-cell table:formula="of:=[.C2]+(512/24)/7" office:value-type="float" office:value="6.0952380952381" calcext:value-type="float">
            <text:p>6.1</text:p>
          </table:table-cell>
          <table:table-cell table:formula="of:=[.D2]+[.K2]/2" office:value-type="float" office:value="867330.213845279" calcext:value-type="float">
            <text:p>867,330 </text:p>
          </table:table-cell>
          <table:table-cell table:formula="of:=[.E2]+[.K2]/2" office:value-type="float" office:value="867330.213845279" calcext:value-type="float">
            <text:p>867,330 </text:p>
          </table:table-cell>
          <table:table-cell table:formula="of:=[.H3]+[.F2]+[.L2]" office:value-type="float" office:value="229284.40992515" calcext:value-type="float">
            <text:p>229,284 </text:p>
          </table:table-cell>
          <table:table-cell table:formula="of:=[.G2]+[.J3]+[.M2]" office:value-type="float" office:value="38523.9148595386" calcext:value-type="float">
            <text:p>38,524 </text:p>
          </table:table-cell>
          <table:table-cell table:formula="of:=0.6*[.B3]" office:value-type="float" office:value="113146.930693069" calcext:value-type="float">
            <text:p>113,147 </text:p>
          </table:table-cell>
          <table:table-cell table:formula="of:=0.3*[.B3]" office:value-type="float" office:value="56573.4653465347" calcext:value-type="float">
            <text:p>56,573 </text:p>
          </table:table-cell>
          <table:table-cell table:formula="of:=0.1*[.B3]" office:value-type="float" office:value="18857.8217821782" calcext:value-type="float">
            <text:p>18,858 </text:p>
          </table:table-cell>
          <table:table-cell table:formula="of:=[.I3]*([.D3]+[.E3])/([.D3]+[.E3]+[.F2]+[.H3]/2+[.G3])" office:value-type="float" office:value="50480.4134796109" calcext:value-type="float">
            <text:p>50,480 </text:p>
          </table:table-cell>
          <table:table-cell table:formula="of:=[.I3]*([.F2]+[.H3]/2)/([.D3]+[.E3]+[.F2]+[.H3]/2+[.G3])" office:value-type="float" office:value="4971.96607980407" calcext:value-type="float">
            <text:p>4,972 </text:p>
          </table:table-cell>
          <table:table-cell table:formula="of:=[.I3]-[.K3]-[.L3]" office:value-type="float" office:value="1121.08578711969" calcext:value-type="float">
            <text:p>1,121 </text:p>
          </table:table-cell>
          <table:table-cell table:formula="of:=[.D3]/([.D3]+[.E3]+[.F3]+[.G3])" office:value-type="percentage" office:value="0.433130460973822" calcext:value-type="percentage">
            <text:p>43.31%</text:p>
          </table:table-cell>
          <table:table-cell table:formula="of:=[.D3]/21000000" office:value-type="percentage" office:value="0.0413014387545371" calcext:value-type="percentage">
            <text:p>4.13%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*100/101" office:value-type="float" office:value="186711.10675424" calcext:value-type="float">
            <text:p>186,711 </text:p>
          </table:table-cell>
          <table:table-cell table:formula="of:=[.C3]+(512/24)/7" office:value-type="float" office:value="9.14285714285714" calcext:value-type="float">
            <text:p>9.1</text:p>
          </table:table-cell>
          <table:table-cell table:formula="of:=[.D3]+[.K3]/2" office:value-type="float" office:value="892570.420585085" calcext:value-type="float">
            <text:p>892,570 </text:p>
          </table:table-cell>
          <table:table-cell table:formula="of:=[.E3]+[.K3]/2" office:value-type="float" office:value="892570.420585085" calcext:value-type="float">
            <text:p>892,570 </text:p>
          </table:table-cell>
          <table:table-cell table:formula="of:=[.H4]+[.F3]+[.L3]" office:value-type="float" office:value="346283.040057498" calcext:value-type="float">
            <text:p>346,283 </text:p>
          </table:table-cell>
          <table:table-cell table:formula="of:=[.G3]+[.J4]+[.M3]" office:value-type="float" office:value="58316.1113220823" calcext:value-type="float">
            <text:p>58,316 </text:p>
          </table:table-cell>
          <table:table-cell table:formula="of:=0.6*[.B4]" office:value-type="float" office:value="112026.664052544" calcext:value-type="float">
            <text:p>112,027 </text:p>
          </table:table-cell>
          <table:table-cell table:formula="of:=0.3*[.B4]" office:value-type="float" office:value="56013.3320262719" calcext:value-type="float">
            <text:p>56,013 </text:p>
          </table:table-cell>
          <table:table-cell table:formula="of:=0.1*[.B4]" office:value-type="float" office:value="18671.110675424" calcext:value-type="float">
            <text:p>18,671 </text:p>
          </table:table-cell>
          <table:table-cell table:formula="of:=[.I4]*([.D4]+[.E4])/([.D4]+[.E4]+[.F3]+[.H4]/2+[.G4])" office:value-type="float" office:value="46971.9159803214" calcext:value-type="float">
            <text:p>46,972 </text:p>
          </table:table-cell>
          <table:table-cell table:formula="of:=[.I4]*([.F3]+[.H4]/2)/([.D4]+[.E4]+[.F3]+[.H4]/2+[.G4])" office:value-type="float" office:value="7506.9603782821" calcext:value-type="float">
            <text:p>7,507 </text:p>
          </table:table-cell>
          <table:table-cell table:formula="of:=[.I4]-[.K4]-[.L4]" office:value-type="float" office:value="1534.45566766841" calcext:value-type="float">
            <text:p>1,534 </text:p>
          </table:table-cell>
          <table:table-cell table:formula="of:=[.D4]/([.D4]+[.E4]+[.F4]+[.G4])" office:value-type="percentage" office:value="0.407614796104522" calcext:value-type="percentage">
            <text:p>40.76%</text:p>
          </table:table-cell>
          <table:table-cell table:formula="of:=[.D4]/21000000" office:value-type="percentage" office:value="0.0425033533611945" calcext:value-type="percentage">
            <text:p>4.25%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*100/101" office:value-type="float" office:value="184862.481934891" calcext:value-type="float">
            <text:p>184,862 </text:p>
          </table:table-cell>
          <table:table-cell table:formula="of:=[.C4]+(512/24)/7" office:value-type="float" office:value="12.1904761904762" calcext:value-type="float">
            <text:p>12.2</text:p>
          </table:table-cell>
          <table:table-cell table:formula="of:=[.D4]+[.K4]/2" office:value-type="float" office:value="916056.378575245" calcext:value-type="float">
            <text:p>916,056 </text:p>
          </table:table-cell>
          <table:table-cell table:formula="of:=[.E4]+[.K4]/2" office:value-type="float" office:value="916056.378575245" calcext:value-type="float">
            <text:p>916,056 </text:p>
          </table:table-cell>
          <table:table-cell table:formula="of:=[.H5]+[.F4]+[.L4]" office:value-type="float" office:value="464707.489596715" calcext:value-type="float">
            <text:p>464,707 </text:p>
          </table:table-cell>
          <table:table-cell table:formula="of:=[.G4]+[.J5]+[.M4]" office:value-type="float" office:value="78336.8151832398" calcext:value-type="float">
            <text:p>78,337 </text:p>
          </table:table-cell>
          <table:table-cell table:formula="of:=0.6*[.B5]" office:value-type="float" office:value="110917.489160935" calcext:value-type="float">
            <text:p>110,917 </text:p>
          </table:table-cell>
          <table:table-cell table:formula="of:=0.3*[.B5]" office:value-type="float" office:value="55458.7445804673" calcext:value-type="float">
            <text:p>55,459 </text:p>
          </table:table-cell>
          <table:table-cell table:formula="of:=0.1*[.B5]" office:value-type="float" office:value="18486.2481934891" calcext:value-type="float">
            <text:p>18,486 </text:p>
          </table:table-cell>
          <table:table-cell table:formula="of:=[.I5]*([.D5]+[.E5])/([.D5]+[.E5]+[.F4]+[.H5]/2+[.G5])" office:value-type="float" office:value="43943.8860175051" calcext:value-type="float">
            <text:p>43,944 </text:p>
          </table:table-cell>
          <table:table-cell table:formula="of:=[.I5]*([.F4]+[.H5]/2)/([.D5]+[.E5]+[.F4]+[.H5]/2+[.G5])" office:value-type="float" office:value="9635.92176502144" calcext:value-type="float">
            <text:p>9,636 </text:p>
          </table:table-cell>
          <table:table-cell table:formula="of:=[.I5]-[.K5]-[.L5]" office:value-type="float" office:value="1878.9367979407" calcext:value-type="float">
            <text:p>1,879 </text:p>
          </table:table-cell>
          <table:table-cell table:formula="of:=[.D5]/([.D5]+[.E5]+[.F5]+[.G5])" office:value-type="percentage" office:value="0.385682443177339" calcext:value-type="percentage">
            <text:p>38.57%</text:p>
          </table:table-cell>
          <table:table-cell table:formula="of:=[.D5]/21000000" office:value-type="percentage" office:value="0.0436217323131069" calcext:value-type="percentage">
            <text:p>4.36%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*100/101" office:value-type="float" office:value="183032.160331575" calcext:value-type="float">
            <text:p>183,032 </text:p>
          </table:table-cell>
          <table:table-cell table:formula="of:=[.C5]+(512/24)/7" office:value-type="float" office:value="15.2380952380952" calcext:value-type="float">
            <text:p>15.2</text:p>
          </table:table-cell>
          <table:table-cell table:formula="of:=[.D5]+[.K5]/2" office:value-type="float" office:value="938028.321583998" calcext:value-type="float">
            <text:p>938,028 </text:p>
          </table:table-cell>
          <table:table-cell table:formula="of:=[.E5]+[.K5]/2" office:value-type="float" office:value="938028.321583998" calcext:value-type="float">
            <text:p>938,028 </text:p>
          </table:table-cell>
          <table:table-cell table:formula="of:=[.H6]+[.F5]+[.L5]" office:value-type="float" office:value="584162.707560682" calcext:value-type="float">
            <text:p>584,163 </text:p>
          </table:table-cell>
          <table:table-cell table:formula="of:=[.G5]+[.J6]+[.M5]" office:value-type="float" office:value="98518.968014338" calcext:value-type="float">
            <text:p>98,519 </text:p>
          </table:table-cell>
          <table:table-cell table:formula="of:=0.6*[.B6]" office:value-type="float" office:value="109819.296198945" calcext:value-type="float">
            <text:p>109,819 </text:p>
          </table:table-cell>
          <table:table-cell table:formula="of:=0.3*[.B6]" office:value-type="float" office:value="54909.6480994725" calcext:value-type="float">
            <text:p>54,910 </text:p>
          </table:table-cell>
          <table:table-cell table:formula="of:=0.1*[.B6]" office:value-type="float" office:value="18303.2160331575" calcext:value-type="float">
            <text:p>18,303 </text:p>
          </table:table-cell>
          <table:table-cell table:formula="of:=[.I6]*([.D6]+[.E6])/([.D6]+[.E6]+[.F5]+[.H6]/2+[.G6])" office:value-type="float" office:value="41301.3830375984" calcext:value-type="float">
            <text:p>41,301 </text:p>
          </table:table-cell>
          <table:table-cell table:formula="of:=[.I6]*([.F5]+[.H6]/2)/([.D6]+[.E6]+[.F5]+[.H6]/2+[.G6])" office:value-type="float" office:value="11439.370189085" calcext:value-type="float">
            <text:p>11,439 </text:p>
          </table:table-cell>
          <table:table-cell table:formula="of:=[.I6]-[.K6]-[.L6]" office:value-type="float" office:value="2168.89487278915" calcext:value-type="float">
            <text:p>2,169 </text:p>
          </table:table-cell>
          <table:table-cell table:formula="of:=[.D6]/([.D6]+[.E6]+[.F6]+[.G6])" office:value-type="percentage" office:value="0.366597988826308" calcext:value-type="percentage">
            <text:p>36.66%</text:p>
          </table:table-cell>
          <table:table-cell table:formula="of:=[.D6]/21000000" office:value-type="percentage" office:value="0.0446680153135237" calcext:value-type="percentage">
            <text:p>4.47%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100/101" office:value-type="float" office:value="181219.960724332" calcext:value-type="float">
            <text:p>181,220 </text:p>
          </table:table-cell>
          <table:table-cell table:formula="of:=[.C6]+(512/24)/7" office:value-type="float" office:value="18.2857142857143" calcext:value-type="float">
            <text:p>18.3</text:p>
          </table:table-cell>
          <table:table-cell table:formula="of:=[.D6]+[.K6]/2" office:value-type="float" office:value="958679.013102797" calcext:value-type="float">
            <text:p>958,679 </text:p>
          </table:table-cell>
          <table:table-cell table:formula="of:=[.E6]+[.K6]/2" office:value-type="float" office:value="958679.013102797" calcext:value-type="float">
            <text:p>958,679 </text:p>
          </table:table-cell>
          <table:table-cell table:formula="of:=[.H7]+[.F6]+[.L6]" office:value-type="float" office:value="704334.054184366" calcext:value-type="float">
            <text:p>704,334 </text:p>
          </table:table-cell>
          <table:table-cell table:formula="of:=[.G6]+[.J7]+[.M6]" office:value-type="float" office:value="118809.85895956" calcext:value-type="float">
            <text:p>118,810 </text:p>
          </table:table-cell>
          <table:table-cell table:formula="of:=0.6*[.B7]" office:value-type="float" office:value="108731.976434599" calcext:value-type="float">
            <text:p>108,732 </text:p>
          </table:table-cell>
          <table:table-cell table:formula="of:=0.3*[.B7]" office:value-type="float" office:value="54365.9882172996" calcext:value-type="float">
            <text:p>54,366 </text:p>
          </table:table-cell>
          <table:table-cell table:formula="of:=0.1*[.B7]" office:value-type="float" office:value="18121.9960724332" calcext:value-type="float">
            <text:p>18,122 </text:p>
          </table:table-cell>
          <table:table-cell table:formula="of:=[.I7]*([.D7]+[.E7])/([.D7]+[.E7]+[.F6]+[.H7]/2+[.G7])" office:value-type="float" office:value="38972.2948777547" calcext:value-type="float">
            <text:p>38,972 </text:p>
          </table:table-cell>
          <table:table-cell table:formula="of:=[.I7]*([.F6]+[.H7]/2)/([.D7]+[.E7]+[.F6]+[.H7]/2+[.G7])" office:value-type="float" office:value="12978.7594594497" calcext:value-type="float">
            <text:p>12,979 </text:p>
          </table:table-cell>
          <table:table-cell table:formula="of:=[.I7]-[.K7]-[.L7]" office:value-type="float" office:value="2414.93388009523" calcext:value-type="float">
            <text:p>2,415 </text:p>
          </table:table-cell>
          <table:table-cell table:formula="of:=[.D7]/([.D7]+[.E7]+[.F7]+[.G7])" office:value-type="percentage" office:value="0.349818768356846" calcext:value-type="percentage">
            <text:p>34.98%</text:p>
          </table:table-cell>
          <table:table-cell table:formula="of:=[.D7]/21000000" office:value-type="percentage" office:value="0.0456513815763237" calcext:value-type="percentage">
            <text:p>4.57%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*100/101" office:value-type="float" office:value="179425.703687457" calcext:value-type="float">
            <text:p>179,426 </text:p>
          </table:table-cell>
          <table:table-cell table:formula="of:=[.C7]+(512/24)/7" office:value-type="float" office:value="21.3333333333333" calcext:value-type="float">
            <text:p>21.3</text:p>
          </table:table-cell>
          <table:table-cell table:formula="of:=[.D7]+[.K7]/2" office:value-type="float" office:value="978165.160541674" calcext:value-type="float">
            <text:p>978,165 </text:p>
          </table:table-cell>
          <table:table-cell table:formula="of:=[.E7]+[.K7]/2" office:value-type="float" office:value="978165.160541674" calcext:value-type="float">
            <text:p>978,165 </text:p>
          </table:table-cell>
          <table:table-cell table:formula="of:=[.H8]+[.F7]+[.L7]" office:value-type="float" office:value="824968.23585629" calcext:value-type="float">
            <text:p>824,968 </text:p>
          </table:table-cell>
          <table:table-cell table:formula="of:=[.G7]+[.J8]+[.M7]" office:value-type="float" office:value="139167.363208401" calcext:value-type="float">
            <text:p>139,167 </text:p>
          </table:table-cell>
          <table:table-cell table:formula="of:=0.6*[.B8]" office:value-type="float" office:value="107655.422212474" calcext:value-type="float">
            <text:p>107,655 </text:p>
          </table:table-cell>
          <table:table-cell table:formula="of:=0.3*[.B8]" office:value-type="float" office:value="53827.7111062372" calcext:value-type="float">
            <text:p>53,828 </text:p>
          </table:table-cell>
          <table:table-cell table:formula="of:=0.1*[.B8]" office:value-type="float" office:value="17942.5703687457" calcext:value-type="float">
            <text:p>17,943 </text:p>
          </table:table-cell>
          <table:table-cell table:formula="of:=[.I8]*([.D8]+[.E8])/([.D8]+[.E8]+[.F7]+[.H8]/2+[.G8])" office:value-type="float" office:value="36901.6644109579" calcext:value-type="float">
            <text:p>36,902 </text:p>
          </table:table-cell>
          <table:table-cell table:formula="of:=[.I8]*([.F7]+[.H8]/2)/([.D8]+[.E8]+[.F7]+[.H8]/2+[.G8])" office:value-type="float" office:value="14300.9750094147" calcext:value-type="float">
            <text:p>14,301 </text:p>
          </table:table-cell>
          <table:table-cell table:formula="of:=[.I8]-[.K8]-[.L8]" office:value-type="float" office:value="2625.0716858646" calcext:value-type="float">
            <text:p>2,625 </text:p>
          </table:table-cell>
          <table:table-cell table:formula="of:=[.D8]/([.D8]+[.E8]+[.F8]+[.G8])" office:value-type="percentage" office:value="0.334934625942182" calcext:value-type="percentage">
            <text:p>33.49%</text:p>
          </table:table-cell>
          <table:table-cell table:formula="of:=[.D8]/21000000" office:value-type="percentage" office:value="0.0465792933591274" calcext:value-type="percentage">
            <text:p>4.66%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100/101" office:value-type="float" office:value="177649.21157174" calcext:value-type="float">
            <text:p>177,649 </text:p>
          </table:table-cell>
          <table:table-cell table:formula="of:=[.C8]+(512/24)/7" office:value-type="float" office:value="24.3809523809524" calcext:value-type="float">
            <text:p>24.4</text:p>
          </table:table-cell>
          <table:table-cell table:formula="of:=[.D8]+[.K8]/2" office:value-type="float" office:value="996615.992747153" calcext:value-type="float">
            <text:p>996,616 </text:p>
          </table:table-cell>
          <table:table-cell table:formula="of:=[.E8]+[.K8]/2" office:value-type="float" office:value="996615.992747153" calcext:value-type="float">
            <text:p>996,616 </text:p>
          </table:table-cell>
          <table:table-cell table:formula="of:=[.H9]+[.F8]+[.L8]" office:value-type="float" office:value="945858.737808748" calcext:value-type="float">
            <text:p>945,859 </text:p>
          </table:table-cell>
          <table:table-cell table:formula="of:=[.G8]+[.J9]+[.M8]" office:value-type="float" office:value="159557.35605144" calcext:value-type="float">
            <text:p>159,557 </text:p>
          </table:table-cell>
          <table:table-cell table:formula="of:=0.6*[.B9]" office:value-type="float" office:value="106589.526943044" calcext:value-type="float">
            <text:p>106,590 </text:p>
          </table:table-cell>
          <table:table-cell table:formula="of:=0.3*[.B9]" office:value-type="float" office:value="53294.763471522" calcext:value-type="float">
            <text:p>53,295 </text:p>
          </table:table-cell>
          <table:table-cell table:formula="of:=0.1*[.B9]" office:value-type="float" office:value="17764.921157174" calcext:value-type="float">
            <text:p>17,765 </text:p>
          </table:table-cell>
          <table:table-cell table:formula="of:=[.I9]*([.D9]+[.E9])/([.D9]+[.E9]+[.F8]+[.H9]/2+[.G9])" office:value-type="float" office:value="35046.8468585322" calcext:value-type="float">
            <text:p>35,047 </text:p>
          </table:table-cell>
          <table:table-cell table:formula="of:=[.I9]*([.F8]+[.H9]/2)/([.D9]+[.E9]+[.F8]+[.H9]/2+[.G9])" office:value-type="float" office:value="15442.431720422" calcext:value-type="float">
            <text:p>15,442 </text:p>
          </table:table-cell>
          <table:table-cell table:formula="of:=[.I9]-[.K9]-[.L9]" office:value-type="float" office:value="2805.48489256776" calcext:value-type="float">
            <text:p>2,805 </text:p>
          </table:table-cell>
          <table:table-cell table:formula="of:=[.D9]/([.D9]+[.E9]+[.F9]+[.G9])" office:value-type="percentage" office:value="0.321629293557843" calcext:value-type="percentage">
            <text:p>32.16%</text:p>
          </table:table-cell>
          <table:table-cell table:formula="of:=[.D9]/21000000" office:value-type="percentage" office:value="0.0474579044165311" calcext:value-type="percentage">
            <text:p>4.75%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*100/101" office:value-type="float" office:value="175890.308486871" calcext:value-type="float">
            <text:p>175,890 </text:p>
          </table:table-cell>
          <table:table-cell table:formula="of:=[.C9]+(512/24)/7" office:value-type="float" office:value="27.4285714285714" calcext:value-type="float">
            <text:p>27.4</text:p>
          </table:table-cell>
          <table:table-cell table:formula="of:=[.D9]+[.K9]/2" office:value-type="float" office:value="1014139.41617642" calcext:value-type="float">
            <text:p>1,014,139 </text:p>
          </table:table-cell>
          <table:table-cell table:formula="of:=[.E9]+[.K9]/2" office:value-type="float" office:value="1014139.41617642" calcext:value-type="float">
            <text:p>1,014,139 </text:p>
          </table:table-cell>
          <table:table-cell table:formula="of:=[.H10]+[.F9]+[.L9]" office:value-type="float" office:value="1066835.35462129" calcext:value-type="float">
            <text:p>1,066,835 </text:p>
          </table:table-cell>
          <table:table-cell table:formula="of:=[.G9]+[.J10]+[.M9]" office:value-type="float" office:value="179951.871792695" calcext:value-type="float">
            <text:p>179,952 </text:p>
          </table:table-cell>
          <table:table-cell table:formula="of:=0.6*[.B10]" office:value-type="float" office:value="105534.185092123" calcext:value-type="float">
            <text:p>105,534 </text:p>
          </table:table-cell>
          <table:table-cell table:formula="of:=0.3*[.B10]" office:value-type="float" office:value="52767.0925460614" calcext:value-type="float">
            <text:p>52,767 </text:p>
          </table:table-cell>
          <table:table-cell table:formula="of:=0.1*[.B10]" office:value-type="float" office:value="17589.0308486871" calcext:value-type="float">
            <text:p>17,589 </text:p>
          </table:table-cell>
          <table:table-cell table:formula="of:=[.I10]*([.D10]+[.E10])/([.D10]+[.E10]+[.F9]+[.H10]/2+[.G10])" office:value-type="float" office:value="33374.2328989642" calcext:value-type="float">
            <text:p>33,374 </text:p>
          </table:table-cell>
          <table:table-cell table:formula="of:=[.I10]*([.F9]+[.H10]/2)/([.D10]+[.E10]+[.F9]+[.H10]/2+[.G10])" office:value-type="float" office:value="16431.8487722526" calcext:value-type="float">
            <text:p>16,432 </text:p>
          </table:table-cell>
          <table:table-cell table:formula="of:=[.I10]-[.K10]-[.L10]" office:value-type="float" office:value="2961.01087484463" calcext:value-type="float">
            <text:p>2,961 </text:p>
          </table:table-cell>
          <table:table-cell table:formula="of:=[.D10]/([.D10]+[.E10]+[.F10]+[.G10])" office:value-type="percentage" office:value="0.309654644510675" calcext:value-type="percentage">
            <text:p>30.97%</text:p>
          </table:table-cell>
          <table:table-cell table:formula="of:=[.D10]/21000000" office:value-type="percentage" office:value="0.0482923531512581" calcext:value-type="percentage">
            <text:p>4.83%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*100/101" office:value-type="float" office:value="174148.820284031" calcext:value-type="float">
            <text:p>174,149 </text:p>
          </table:table-cell>
          <table:table-cell table:formula="of:=[.C10]+(512/24)/7" office:value-type="float" office:value="30.4761904761905" calcext:value-type="float">
            <text:p>30.5</text:p>
          </table:table-cell>
          <table:table-cell table:formula="of:=[.D10]+[.K10]/2" office:value-type="float" office:value="1030826.5326259" calcext:value-type="float">
            <text:p>1,030,827 </text:p>
          </table:table-cell>
          <table:table-cell table:formula="of:=[.E10]+[.K10]/2" office:value-type="float" office:value="1030826.5326259" calcext:value-type="float">
            <text:p>1,030,827 </text:p>
          </table:table-cell>
          <table:table-cell table:formula="of:=[.H11]+[.F10]+[.L10]" office:value-type="float" office:value="1187756.49556396" calcext:value-type="float">
            <text:p>1,187,756 </text:p>
          </table:table-cell>
          <table:table-cell table:formula="of:=[.G10]+[.J11]+[.M10]" office:value-type="float" office:value="200327.764695942" calcext:value-type="float">
            <text:p>200,328 </text:p>
          </table:table-cell>
          <table:table-cell table:formula="of:=0.6*[.B11]" office:value-type="float" office:value="104489.292170419" calcext:value-type="float">
            <text:p>104,489 </text:p>
          </table:table-cell>
          <table:table-cell table:formula="of:=0.3*[.B11]" office:value-type="float" office:value="52244.6460852093" calcext:value-type="float">
            <text:p>52,245 </text:p>
          </table:table-cell>
          <table:table-cell table:formula="of:=0.1*[.B11]" office:value-type="float" office:value="17414.8820284031" calcext:value-type="float">
            <text:p>17,415 </text:p>
          </table:table-cell>
          <table:table-cell table:formula="of:=[.I11]*([.D11]+[.E11])/([.D11]+[.E11]+[.F10]+[.H11]/2+[.G11])" office:value-type="float" office:value="31856.9644674878" calcext:value-type="float">
            <text:p>31,857 </text:p>
          </table:table-cell>
          <table:table-cell table:formula="of:=[.I11]*([.F10]+[.H11]/2)/([.D11]+[.E11]+[.F10]+[.H11]/2+[.G11])" office:value-type="float" office:value="17292.1877204539" calcext:value-type="float">
            <text:p>17,292 </text:p>
          </table:table-cell>
          <table:table-cell table:formula="of:=[.I11]-[.K11]-[.L11]" office:value-type="float" office:value="3095.49389726756" calcext:value-type="float">
            <text:p>3,095 </text:p>
          </table:table-cell>
          <table:table-cell table:formula="of:=[.D11]/([.D11]+[.E11]+[.F11]+[.G11])" office:value-type="percentage" office:value="0.298813050200277" calcext:value-type="percentage">
            <text:p>29.88%</text:p>
          </table:table-cell>
          <table:table-cell table:formula="of:=[.D11]/21000000" office:value-type="percentage" office:value="0.0490869777440905" calcext:value-type="percentage">
            <text:p>4.91%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*100/101" office:value-type="float" office:value="172424.574538644" calcext:value-type="float">
            <text:p>172,425 </text:p>
          </table:table-cell>
          <table:table-cell table:formula="of:=[.C11]+(512/24)/7" office:value-type="float" office:value="33.5238095238095" calcext:value-type="float">
            <text:p>33.5</text:p>
          </table:table-cell>
          <table:table-cell table:formula="of:=[.D11]+[.K11]/2" office:value-type="float" office:value="1046755.01485965" calcext:value-type="float">
            <text:p>1,046,755 </text:p>
          </table:table-cell>
          <table:table-cell table:formula="of:=[.E11]+[.K11]/2" office:value-type="float" office:value="1046755.01485965" calcext:value-type="float">
            <text:p>1,046,755 </text:p>
          </table:table-cell>
          <table:table-cell table:formula="of:=[.H12]+[.F11]+[.L11]" office:value-type="float" office:value="1308503.4280076" calcext:value-type="float">
            <text:p>1,308,503 </text:p>
          </table:table-cell>
          <table:table-cell table:formula="of:=[.G11]+[.J12]+[.M11]" office:value-type="float" office:value="220665.716047074" calcext:value-type="float">
            <text:p>220,666 </text:p>
          </table:table-cell>
          <table:table-cell table:formula="of:=0.6*[.B12]" office:value-type="float" office:value="103454.744723187" calcext:value-type="float">
            <text:p>103,455 </text:p>
          </table:table-cell>
          <table:table-cell table:formula="of:=0.3*[.B12]" office:value-type="float" office:value="51727.3723615933" calcext:value-type="float">
            <text:p>51,727 </text:p>
          </table:table-cell>
          <table:table-cell table:formula="of:=0.1*[.B12]" office:value-type="float" office:value="17242.4574538644" calcext:value-type="float">
            <text:p>17,242 </text:p>
          </table:table-cell>
          <table:table-cell table:formula="of:=[.I12]*([.D12]+[.E12])/([.D12]+[.E12]+[.F11]+[.H12]/2+[.G12])" office:value-type="float" office:value="30473.3105086322" calcext:value-type="float">
            <text:p>30,473 </text:p>
          </table:table-cell>
          <table:table-cell table:formula="of:=[.I12]*([.F11]+[.H12]/2)/([.D12]+[.E12]+[.F11]+[.H12]/2+[.G12])" office:value-type="float" office:value="18042.0328737573" calcext:value-type="float">
            <text:p>18,042 </text:p>
          </table:table-cell>
          <table:table-cell table:formula="of:=[.I12]-[.K12]-[.L12]" office:value-type="float" office:value="3212.02897920381" calcext:value-type="float">
            <text:p>3,212 </text:p>
          </table:table-cell>
          <table:table-cell table:formula="of:=[.D12]/([.D12]+[.E12]+[.F12]+[.G12])" office:value-type="percentage" office:value="0.288944994753476" calcext:value-type="percentage">
            <text:p>28.89%</text:p>
          </table:table-cell>
          <table:table-cell table:formula="of:=[.D12]/21000000" office:value-type="percentage" office:value="0.0498454768980784" calcext:value-type="percentage">
            <text:p>4.98%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*100/101" office:value-type="float" office:value="170717.400533311" calcext:value-type="float">
            <text:p>170,717 </text:p>
          </table:table-cell>
          <table:table-cell table:formula="of:=[.C12]+(512/24)/7" office:value-type="float" office:value="36.5714285714286" calcext:value-type="float">
            <text:p>36.6</text:p>
          </table:table-cell>
          <table:table-cell table:formula="of:=[.D12]+[.K12]/2" office:value-type="float" office:value="1061991.67011396" calcext:value-type="float">
            <text:p>1,061,992 </text:p>
          </table:table-cell>
          <table:table-cell table:formula="of:=[.E12]+[.K12]/2" office:value-type="float" office:value="1061991.67011396" calcext:value-type="float">
            <text:p>1,061,992 </text:p>
          </table:table-cell>
          <table:table-cell table:formula="of:=[.H13]+[.F12]+[.L12]" office:value-type="float" office:value="1428975.90120135" calcext:value-type="float">
            <text:p>1,428,976 </text:p>
          </table:table-cell>
          <table:table-cell table:formula="of:=[.G12]+[.J13]+[.M12]" office:value-type="float" office:value="240949.485079609" calcext:value-type="float">
            <text:p>240,949 </text:p>
          </table:table-cell>
          <table:table-cell table:formula="of:=0.6*[.B13]" office:value-type="float" office:value="102430.440319987" calcext:value-type="float">
            <text:p>102,430 </text:p>
          </table:table-cell>
          <table:table-cell table:formula="of:=0.3*[.B13]" office:value-type="float" office:value="51215.2201599934" calcext:value-type="float">
            <text:p>51,215 </text:p>
          </table:table-cell>
          <table:table-cell table:formula="of:=0.1*[.B13]" office:value-type="float" office:value="17071.7400533311" calcext:value-type="float">
            <text:p>17,072 </text:p>
          </table:table-cell>
          <table:table-cell table:formula="of:=[.I13]*([.D13]+[.E13])/([.D13]+[.E13]+[.F12]+[.H13]/2+[.G13])" office:value-type="float" office:value="29205.4908118526" calcext:value-type="float">
            <text:p>29,205 </text:p>
          </table:table-cell>
          <table:table-cell table:formula="of:=[.I13]*([.F12]+[.H13]/2)/([.D13]+[.E13]+[.F12]+[.H13]/2+[.G13])" office:value-type="float" office:value="18696.5922630552" calcext:value-type="float">
            <text:p>18,697 </text:p>
          </table:table-cell>
          <table:table-cell table:formula="of:=[.I13]-[.K13]-[.L13]" office:value-type="float" office:value="3313.13708508561" calcext:value-type="float">
            <text:p>3,313 </text:p>
          </table:table-cell>
          <table:table-cell table:formula="of:=[.D13]/([.D13]+[.E13]+[.F13]+[.G13])" office:value-type="percentage" office:value="0.279920194888609" calcext:value-type="percentage">
            <text:p>27.99%</text:p>
          </table:table-cell>
          <table:table-cell table:formula="of:=[.D13]/21000000" office:value-type="percentage" office:value="0.0505710319101886" calcext:value-type="percentage">
            <text:p>5.06%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*100/101" office:value-type="float" office:value="169027.129240902" calcext:value-type="float">
            <text:p>169,027 </text:p>
          </table:table-cell>
          <table:table-cell table:formula="of:=[.C13]+(512/24)/7" office:value-type="float" office:value="39.6190476190476" calcext:value-type="float">
            <text:p>39.6</text:p>
          </table:table-cell>
          <table:table-cell table:formula="of:=[.D13]+[.K13]/2" office:value-type="float" office:value="1076594.41551989" calcext:value-type="float">
            <text:p>1,076,594 </text:p>
          </table:table-cell>
          <table:table-cell table:formula="of:=[.E13]+[.K13]/2" office:value-type="float" office:value="1076594.41551989" calcext:value-type="float">
            <text:p>1,076,594 </text:p>
          </table:table-cell>
          <table:table-cell table:formula="of:=[.H14]+[.F13]+[.L13]" office:value-type="float" office:value="1549088.77100895" calcext:value-type="float">
            <text:p>1,549,089 </text:p>
          </table:table-cell>
          <table:table-cell table:formula="of:=[.G13]+[.J14]+[.M13]" office:value-type="float" office:value="261165.335088785" calcext:value-type="float">
            <text:p>261,165 </text:p>
          </table:table-cell>
          <table:table-cell table:formula="of:=0.6*[.B14]" office:value-type="float" office:value="101416.277544541" calcext:value-type="float">
            <text:p>101,416 </text:p>
          </table:table-cell>
          <table:table-cell table:formula="of:=0.3*[.B14]" office:value-type="float" office:value="50708.1387722707" calcext:value-type="float">
            <text:p>50,708 </text:p>
          </table:table-cell>
          <table:table-cell table:formula="of:=0.1*[.B14]" office:value-type="float" office:value="16902.7129240902" calcext:value-type="float">
            <text:p>16,903 </text:p>
          </table:table-cell>
          <table:table-cell table:formula="of:=[.I14]*([.D14]+[.E14])/([.D14]+[.E14]+[.F13]+[.H14]/2+[.G14])" office:value-type="float" office:value="28038.8101678536" calcext:value-type="float">
            <text:p>28,039 </text:p>
          </table:table-cell>
          <table:table-cell table:formula="of:=[.I14]*([.F13]+[.H14]/2)/([.D14]+[.E14]+[.F13]+[.H14]/2+[.G14])" office:value-type="float" office:value="19268.4354047983" calcext:value-type="float">
            <text:p>19,268 </text:p>
          </table:table-cell>
          <table:table-cell table:formula="of:=[.I14]-[.K14]-[.L14]" office:value-type="float" office:value="3400.8931996188" calcext:value-type="float">
            <text:p>3,401 </text:p>
          </table:table-cell>
          <table:table-cell table:formula="of:=[.D14]/([.D14]+[.E14]+[.F14]+[.G14])" office:value-type="percentage" office:value="0.271631112796449" calcext:value-type="percentage">
            <text:p>27.16%</text:p>
          </table:table-cell>
          <table:table-cell table:formula="of:=[.D14]/21000000" office:value-type="percentage" office:value="0.0512664007390423" calcext:value-type="percentage">
            <text:p>5.13%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*100/101" office:value-type="float" office:value="167353.593307824" calcext:value-type="float">
            <text:p>167,354 </text:p>
          </table:table-cell>
          <table:table-cell table:formula="of:=[.C14]+(512/24)/7" office:value-type="float" office:value="42.6666666666667" calcext:value-type="float">
            <text:p>42.7</text:p>
          </table:table-cell>
          <table:table-cell table:formula="of:=[.D14]+[.K14]/2" office:value-type="float" office:value="1090613.82060381" calcext:value-type="float">
            <text:p>1,090,614 </text:p>
          </table:table-cell>
          <table:table-cell table:formula="of:=[.E14]+[.K14]/2" office:value-type="float" office:value="1090613.82060381" calcext:value-type="float">
            <text:p>1,090,614 </text:p>
          </table:table-cell>
          <table:table-cell table:formula="of:=[.H15]+[.F14]+[.L14]" office:value-type="float" office:value="1668769.36239844" calcext:value-type="float">
            <text:p>1,668,769 </text:p>
          </table:table-cell>
          <table:table-cell table:formula="of:=[.G14]+[.J15]+[.M14]" office:value-type="float" office:value="281301.587619186" calcext:value-type="float">
            <text:p>281,302 </text:p>
          </table:table-cell>
          <table:table-cell table:formula="of:=0.6*[.B15]" office:value-type="float" office:value="100412.155984694" calcext:value-type="float">
            <text:p>100,412 </text:p>
          </table:table-cell>
          <table:table-cell table:formula="of:=0.3*[.B15]" office:value-type="float" office:value="50206.0779923472" calcext:value-type="float">
            <text:p>50,206 </text:p>
          </table:table-cell>
          <table:table-cell table:formula="of:=0.1*[.B15]" office:value-type="float" office:value="16735.3593307824" calcext:value-type="float">
            <text:p>16,735 </text:p>
          </table:table-cell>
          <table:table-cell table:formula="of:=[.I15]*([.D15]+[.E15])/([.D15]+[.E15]+[.F14]+[.H15]/2+[.G15])" office:value-type="float" office:value="26961.0113523405" calcext:value-type="float">
            <text:p>26,961 </text:p>
          </table:table-cell>
          <table:table-cell table:formula="of:=[.I15]*([.F14]+[.H15]/2)/([.D15]+[.E15]+[.F14]+[.H15]/2+[.G15])" office:value-type="float" office:value="19768.0451893555" calcext:value-type="float">
            <text:p>19,768 </text:p>
          </table:table-cell>
          <table:table-cell table:formula="of:=[.I15]-[.K15]-[.L15]" office:value-type="float" office:value="3477.02145065123" calcext:value-type="float">
            <text:p>3,477 </text:p>
          </table:table-cell>
          <table:table-cell table:formula="of:=[.D15]/([.D15]+[.E15]+[.F15]+[.G15])" office:value-type="percentage" office:value="0.263988137512075" calcext:value-type="percentage">
            <text:p>26.40%</text:p>
          </table:table-cell>
          <table:table-cell table:formula="of:=[.D15]/21000000" office:value-type="percentage" office:value="0.0519339914573245" calcext:value-type="percentage">
            <text:p>5.19%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*100/101" office:value-type="float" office:value="165696.62703745" calcext:value-type="float">
            <text:p>165,697 </text:p>
          </table:table-cell>
          <table:table-cell table:formula="of:=[.C15]+(512/24)/7" office:value-type="float" office:value="45.7142857142857" calcext:value-type="float">
            <text:p>45.7</text:p>
          </table:table-cell>
          <table:table-cell table:formula="of:=[.D15]+[.K15]/2" office:value-type="float" office:value="1104094.32627999" calcext:value-type="float">
            <text:p>1,104,094 </text:p>
          </table:table-cell>
          <table:table-cell table:formula="of:=[.E15]+[.K15]/2" office:value-type="float" office:value="1104094.32627999" calcext:value-type="float">
            <text:p>1,104,094 </text:p>
          </table:table-cell>
          <table:table-cell table:formula="of:=[.H16]+[.F15]+[.L15]" office:value-type="float" office:value="1787955.38381026" calcext:value-type="float">
            <text:p>1,787,955 </text:p>
          </table:table-cell>
          <table:table-cell table:formula="of:=[.G15]+[.J16]+[.M15]" office:value-type="float" office:value="301348.271773583" calcext:value-type="float">
            <text:p>301,348 </text:p>
          </table:table-cell>
          <table:table-cell table:formula="of:=0.6*[.B16]" office:value-type="float" office:value="99417.9762224698" calcext:value-type="float">
            <text:p>99,418 </text:p>
          </table:table-cell>
          <table:table-cell table:formula="of:=0.3*[.B16]" office:value-type="float" office:value="49708.9881112349" calcext:value-type="float">
            <text:p>49,709 </text:p>
          </table:table-cell>
          <table:table-cell table:formula="of:=0.1*[.B16]" office:value-type="float" office:value="16569.662703745" calcext:value-type="float">
            <text:p>16,570 </text:p>
          </table:table-cell>
          <table:table-cell table:formula="of:=[.I16]*([.D16]+[.E16])/([.D16]+[.E16]+[.F15]+[.H16]/2+[.G16])" office:value-type="float" office:value="25961.7849846906" calcext:value-type="float">
            <text:p>25,962 </text:p>
          </table:table-cell>
          <table:table-cell table:formula="of:=[.I16]*([.F15]+[.H16]/2)/([.D16]+[.E16]+[.F15]+[.H16]/2+[.G16])" office:value-type="float" office:value="20204.2363477666" calcext:value-type="float">
            <text:p>20,204 </text:p>
          </table:table-cell>
          <table:table-cell table:formula="of:=[.I16]-[.K16]-[.L16]" office:value-type="float" office:value="3542.9667787777" calcext:value-type="float">
            <text:p>3,543 </text:p>
          </table:table-cell>
          <table:table-cell table:formula="of:=[.D16]/([.D16]+[.E16]+[.F16]+[.G16])" office:value-type="percentage" office:value="0.256915951702277" calcext:value-type="percentage">
            <text:p>25.69%</text:p>
          </table:table-cell>
          <table:table-cell table:formula="of:=[.D16]/21000000" office:value-type="percentage" office:value="0.0525759202990469" calcext:value-type="percentage">
            <text:p>5.26%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*100/101" office:value-type="float" office:value="164056.066373712" calcext:value-type="float">
            <text:p>164,056 </text:p>
          </table:table-cell>
          <table:table-cell table:formula="of:=[.C16]+(512/24)/7" office:value-type="float" office:value="48.7619047619048" calcext:value-type="float">
            <text:p>48.8</text:p>
          </table:table-cell>
          <table:table-cell table:formula="of:=[.D16]+[.K16]/2" office:value-type="float" office:value="1117075.21877233" calcext:value-type="float">
            <text:p>1,117,075 </text:p>
          </table:table-cell>
          <table:table-cell table:formula="of:=[.E16]+[.K16]/2" office:value-type="float" office:value="1117075.21877233" calcext:value-type="float">
            <text:p>1,117,075 </text:p>
          </table:table-cell>
          <table:table-cell table:formula="of:=[.H17]+[.F16]+[.L16]" office:value-type="float" office:value="1906593.25998226" calcext:value-type="float">
            <text:p>1,906,593 </text:p>
          </table:table-cell>
          <table:table-cell table:formula="of:=[.G16]+[.J17]+[.M16]" office:value-type="float" office:value="321296.845189732" calcext:value-type="float">
            <text:p>321,297 </text:p>
          </table:table-cell>
          <table:table-cell table:formula="of:=0.6*[.B17]" office:value-type="float" office:value="98433.6398242275" calcext:value-type="float">
            <text:p>98,434 </text:p>
          </table:table-cell>
          <table:table-cell table:formula="of:=0.3*[.B17]" office:value-type="float" office:value="49216.8199121138" calcext:value-type="float">
            <text:p>49,217 </text:p>
          </table:table-cell>
          <table:table-cell table:formula="of:=0.1*[.B17]" office:value-type="float" office:value="16405.6066373712" calcext:value-type="float">
            <text:p>16,406 </text:p>
          </table:table-cell>
          <table:table-cell table:formula="of:=[.I17]*([.D17]+[.E17])/([.D17]+[.E17]+[.F16]+[.H17]/2+[.G17])" office:value-type="float" office:value="25032.3935592931" calcext:value-type="float">
            <text:p>25,032 </text:p>
          </table:table-cell>
          <table:table-cell table:formula="of:=[.I17]*([.F16]+[.H17]/2)/([.D17]+[.E17]+[.F16]+[.H17]/2+[.G17])" office:value-type="float" office:value="20584.4767061945" calcext:value-type="float">
            <text:p>20,584 </text:p>
          </table:table-cell>
          <table:table-cell table:formula="of:=[.I17]-[.K17]-[.L17]" office:value-type="float" office:value="3599.94964662617" calcext:value-type="float">
            <text:p>3,600 </text:p>
          </table:table-cell>
          <table:table-cell table:formula="of:=[.D17]/([.D17]+[.E17]+[.F17]+[.G17])" office:value-type="percentage" office:value="0.250350755014031" calcext:value-type="percentage">
            <text:p>25.04%</text:p>
          </table:table-cell>
          <table:table-cell table:formula="of:=[.D17]/21000000" office:value-type="percentage" office:value="0.0531940580367776" calcext:value-type="percentage">
            <text:p>5.32%</text:p>
          </table:table-cell>
          <table:table-cell table:number-columns-repeated="100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formula="of:=[.B17]*100/101" office:value-type="float" office:value="162431.748884864" calcext:value-type="float">
            <text:p>162,432 </text:p>
          </table:table-cell>
          <table:table-cell table:style-name="ce8" table:formula="of:=[.C17]+(512/24)/7" office:value-type="float" office:value="51.8095238095238" calcext:value-type="float">
            <text:p>51.8</text:p>
          </table:table-cell>
          <table:table-cell table:style-name="ce5" table:formula="of:=[.D17]+[.K17]/2" office:value-type="float" office:value="1129591.41555198" calcext:value-type="float">
            <text:p>1,129,591 </text:p>
          </table:table-cell>
          <table:table-cell table:style-name="ce5" table:formula="of:=[.E17]+[.K17]/2" office:value-type="float" office:value="1129591.41555198" calcext:value-type="float">
            <text:p>1,129,591 </text:p>
          </table:table-cell>
          <table:table-cell table:style-name="ce5" table:formula="of:=[.H18]+[.F17]+[.L17]" office:value-type="float" office:value="2024636.78601937" calcext:value-type="float">
            <text:p>2,024,637 </text:p>
          </table:table-cell>
          <table:table-cell table:style-name="ce5" table:formula="of:=[.G17]+[.J18]+[.M17]" office:value-type="float" office:value="341139.969724844" calcext:value-type="float">
            <text:p>341,140 </text:p>
          </table:table-cell>
          <table:table-cell table:style-name="ce5" table:formula="of:=0.6*[.B18]" office:value-type="float" office:value="97459.0493309183" calcext:value-type="float">
            <text:p>97,459 </text:p>
          </table:table-cell>
          <table:table-cell table:style-name="ce5" table:formula="of:=0.3*[.B18]" office:value-type="float" office:value="48729.5246654592" calcext:value-type="float">
            <text:p>48,730 </text:p>
          </table:table-cell>
          <table:table-cell table:style-name="ce5" table:formula="of:=0.1*[.B18]" office:value-type="float" office:value="16243.1748884864" calcext:value-type="float">
            <text:p>16,243 </text:p>
          </table:table-cell>
          <table:table-cell table:style-name="ce5" table:formula="of:=[.I18]*([.D18]+[.E18])/([.D18]+[.E18]+[.F17]+[.H18]/2+[.G18])" office:value-type="float" office:value="24165.3797308174" calcext:value-type="float">
            <text:p>24,165 </text:p>
          </table:table-cell>
          <table:table-cell table:style-name="ce5" table:formula="of:=[.I18]*([.F17]+[.H18]/2)/([.D18]+[.E18]+[.F17]+[.H18]/2+[.G18])" office:value-type="float" office:value="20915.1366311694" calcext:value-type="float">
            <text:p>20,915 </text:p>
          </table:table-cell>
          <table:table-cell table:style-name="ce5" table:formula="of:=[.I18]-[.K18]-[.L18]" office:value-type="float" office:value="3649.00830347231" calcext:value-type="float">
            <text:p>3,649 </text:p>
          </table:table-cell>
          <table:table-cell table:style-name="ce13" table:formula="of:=[.D18]/([.D18]+[.E18]+[.F18]+[.G18])" office:value-type="percentage" office:value="0.24423811588844" calcext:value-type="percentage">
            <text:p>24.42%</text:p>
          </table:table-cell>
          <table:table-cell table:style-name="ce13" table:formula="of:=[.D18]/21000000" office:value-type="percentage" office:value="0.053790067407237" calcext:value-type="percentage">
            <text:p>5.38%</text:p>
          </table:table-cell>
          <table:table-cell table:style-name="ce2"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*100/101" office:value-type="float" office:value="160823.51374739" calcext:value-type="float">
            <text:p>160,824 </text:p>
          </table:table-cell>
          <table:table-cell table:formula="of:=[.C18]+(512/24)/7" office:value-type="float" office:value="54.8571428571429" calcext:value-type="float">
            <text:p>54.9</text:p>
          </table:table-cell>
          <table:table-cell table:formula="of:=[.D18]+[.K18]/2" office:value-type="float" office:value="1141674.10541739" calcext:value-type="float">
            <text:p>1,141,674 </text:p>
          </table:table-cell>
          <table:table-cell table:formula="of:=[.E18]+[.K18]/2" office:value-type="float" office:value="1141674.10541739" calcext:value-type="float">
            <text:p>1,141,674 </text:p>
          </table:table-cell>
          <table:table-cell table:formula="of:=[.H19]+[.F18]+[.L18]" office:value-type="float" office:value="2142046.03089897" calcext:value-type="float">
            <text:p>2,142,046 </text:p>
          </table:table-cell>
          <table:table-cell table:formula="of:=[.G18]+[.J19]+[.M18]" office:value-type="float" office:value="360871.329403055" calcext:value-type="float">
            <text:p>360,871 </text:p>
          </table:table-cell>
          <table:table-cell table:formula="of:=0.6*[.B19]" office:value-type="float" office:value="96494.108248434" calcext:value-type="float">
            <text:p>96,494 </text:p>
          </table:table-cell>
          <table:table-cell table:formula="of:=0.3*[.B19]" office:value-type="float" office:value="48247.054124217" calcext:value-type="float">
            <text:p>48,247 </text:p>
          </table:table-cell>
          <table:table-cell table:formula="of:=0.1*[.B19]" office:value-type="float" office:value="16082.351374739" calcext:value-type="float">
            <text:p>16,082 </text:p>
          </table:table-cell>
          <table:table-cell table:formula="of:=[.I19]*([.D19]+[.E19])/([.D19]+[.E19]+[.F18]+[.H19]/2+[.G19])" office:value-type="float" office:value="23354.3375730874" calcext:value-type="float">
            <text:p>23,354 </text:p>
          </table:table-cell>
          <table:table-cell table:formula="of:=[.I19]*([.F18]+[.H19]/2)/([.D19]+[.E19]+[.F18]+[.H19]/2+[.G19])" office:value-type="float" office:value="21201.6847552185" calcext:value-type="float">
            <text:p>21,202 </text:p>
          </table:table-cell>
          <table:table-cell table:formula="of:=[.I19]-[.K19]-[.L19]" office:value-type="float" office:value="3691.03179591107" calcext:value-type="float">
            <text:p>3,691 </text:p>
          </table:table-cell>
          <table:table-cell table:formula="of:=[.D19]/([.D19]+[.E19]+[.F19]+[.G19])" office:value-type="percentage" office:value="0.238531290930065" calcext:value-type="percentage">
            <text:p>23.85%</text:p>
          </table:table-cell>
          <table:table-cell table:formula="of:=[.D19]/21000000" office:value-type="percentage" office:value="0.0543654335913041" calcext:value-type="percentage">
            <text:p>5.44%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*100/101" office:value-type="float" office:value="159231.201730089" calcext:value-type="float">
            <text:p>159,231 </text:p>
          </table:table-cell>
          <table:table-cell table:formula="of:=[.C19]+(512/24)/7" office:value-type="float" office:value="57.9047619047619" calcext:value-type="float">
            <text:p>57.9</text:p>
          </table:table-cell>
          <table:table-cell table:formula="of:=[.D19]+[.K19]/2" office:value-type="float" office:value="1153351.27420393" calcext:value-type="float">
            <text:p>1,153,351 </text:p>
          </table:table-cell>
          <table:table-cell table:formula="of:=[.E19]+[.K19]/2" office:value-type="float" office:value="1153351.27420393" calcext:value-type="float">
            <text:p>1,153,351 </text:p>
          </table:table-cell>
          <table:table-cell table:formula="of:=[.H20]+[.F19]+[.L19]" office:value-type="float" office:value="2258786.43669225" calcext:value-type="float">
            <text:p>2,258,786 </text:p>
          </table:table-cell>
          <table:table-cell table:formula="of:=[.G19]+[.J20]+[.M19]" office:value-type="float" office:value="380485.481371975" calcext:value-type="float">
            <text:p>380,485 </text:p>
          </table:table-cell>
          <table:table-cell table:formula="of:=0.6*[.B20]" office:value-type="float" office:value="95538.7210380534" calcext:value-type="float">
            <text:p>95,539 </text:p>
          </table:table-cell>
          <table:table-cell table:formula="of:=0.3*[.B20]" office:value-type="float" office:value="47769.3605190267" calcext:value-type="float">
            <text:p>47,769 </text:p>
          </table:table-cell>
          <table:table-cell table:formula="of:=0.1*[.B20]" office:value-type="float" office:value="15923.1201730089" calcext:value-type="float">
            <text:p>15,923 </text:p>
          </table:table-cell>
          <table:table-cell table:formula="of:=[.I20]*([.D20]+[.E20])/([.D20]+[.E20]+[.F19]+[.H20]/2+[.G20])" office:value-type="float" office:value="22593.7314634873" calcext:value-type="float">
            <text:p>22,594 </text:p>
          </table:table-cell>
          <table:table-cell table:formula="of:=[.I20]*([.F19]+[.H20]/2)/([.D20]+[.E20]+[.F19]+[.H20]/2+[.G20])" office:value-type="float" office:value="21448.8430432694" calcext:value-type="float">
            <text:p>21,449 </text:p>
          </table:table-cell>
          <table:table-cell table:formula="of:=[.I20]-[.K20]-[.L20]" office:value-type="float" office:value="3726.78601227006" calcext:value-type="float">
            <text:p>3,727 </text:p>
          </table:table-cell>
          <table:table-cell table:formula="of:=[.D20]/([.D20]+[.E20]+[.F20]+[.G20])" office:value-type="percentage" office:value="0.233189896555735" calcext:value-type="percentage">
            <text:p>23.32%</text:p>
          </table:table-cell>
          <table:table-cell table:formula="of:=[.D20]/21000000" office:value-type="percentage" office:value="0.0549214892478062" calcext:value-type="percentage">
            <text:p>5.49%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*100/101" office:value-type="float" office:value="157654.655178306" calcext:value-type="float">
            <text:p>157,655 </text:p>
          </table:table-cell>
          <table:table-cell table:formula="of:=[.C20]+(512/24)/7" office:value-type="float" office:value="60.952380952381" calcext:value-type="float">
            <text:p>61.0</text:p>
          </table:table-cell>
          <table:table-cell table:formula="of:=[.D20]+[.K20]/2" office:value-type="float" office:value="1164648.13993567" calcext:value-type="float">
            <text:p>1,164,648 </text:p>
          </table:table-cell>
          <table:table-cell table:formula="of:=[.E20]+[.K20]/2" office:value-type="float" office:value="1164648.13993567" calcext:value-type="float">
            <text:p>1,164,648 </text:p>
          </table:table-cell>
          <table:table-cell table:formula="of:=[.H21]+[.F20]+[.L20]" office:value-type="float" office:value="2374828.0728425" calcext:value-type="float">
            <text:p>2,374,828 </text:p>
          </table:table-cell>
          <table:table-cell table:formula="of:=[.G20]+[.J21]+[.M20]" office:value-type="float" office:value="399977.732902076" calcext:value-type="float">
            <text:p>399,978 </text:p>
          </table:table-cell>
          <table:table-cell table:formula="of:=0.6*[.B21]" office:value-type="float" office:value="94592.7931069836" calcext:value-type="float">
            <text:p>94,593 </text:p>
          </table:table-cell>
          <table:table-cell table:formula="of:=0.3*[.B21]" office:value-type="float" office:value="47296.3965534918" calcext:value-type="float">
            <text:p>47,296 </text:p>
          </table:table-cell>
          <table:table-cell table:formula="of:=0.1*[.B21]" office:value-type="float" office:value="15765.4655178306" calcext:value-type="float">
            <text:p>15,765 </text:p>
          </table:table-cell>
          <table:table-cell table:formula="of:=[.I21]*([.D21]+[.E21])/([.D21]+[.E21]+[.F20]+[.H21]/2+[.G21])" office:value-type="float" office:value="21878.7513799472" calcext:value-type="float">
            <text:p>21,879 </text:p>
          </table:table-cell>
          <table:table-cell table:formula="of:=[.I21]*([.F20]+[.H21]/2)/([.D21]+[.E21]+[.F20]+[.H21]/2+[.G21])" office:value-type="float" office:value="21660.710750345" calcext:value-type="float">
            <text:p>21,661 </text:p>
          </table:table-cell>
          <table:table-cell table:formula="of:=[.I21]-[.K21]-[.L21]" office:value-type="float" office:value="3756.93442319962" calcext:value-type="float">
            <text:p>3,757 </text:p>
          </table:table-cell>
          <table:table-cell table:formula="of:=[.D21]/([.D21]+[.E21]+[.F21]+[.G21])" office:value-type="percentage" office:value="0.228178849168753" calcext:value-type="percentage">
            <text:p>22.82%</text:p>
          </table:table-cell>
          <table:table-cell table:formula="of:=[.D21]/21000000" office:value-type="percentage" office:value="0.055459435235032" calcext:value-type="percentage">
            <text:p>5.55%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*100/101" office:value-type="float" office:value="156093.717998323" calcext:value-type="float">
            <text:p>156,094 </text:p>
          </table:table-cell>
          <table:table-cell table:formula="of:=[.C21]+(512/24)/7" office:value-type="float" office:value="64" calcext:value-type="float">
            <text:p>64.0</text:p>
          </table:table-cell>
          <table:table-cell table:formula="of:=[.D21]+[.K21]/2" office:value-type="float" office:value="1175587.51562565" calcext:value-type="float">
            <text:p>1,175,588 </text:p>
          </table:table-cell>
          <table:table-cell table:formula="of:=[.E21]+[.K21]/2" office:value-type="float" office:value="1175587.51562565" calcext:value-type="float">
            <text:p>1,175,588 </text:p>
          </table:table-cell>
          <table:table-cell table:formula="of:=[.H22]+[.F21]+[.L21]" office:value-type="float" office:value="2490145.01439184" calcext:value-type="float">
            <text:p>2,490,145 </text:p>
          </table:table-cell>
          <table:table-cell table:formula="of:=[.G21]+[.J22]+[.M21]" office:value-type="float" office:value="419344.039125108" calcext:value-type="float">
            <text:p>419,344 </text:p>
          </table:table-cell>
          <table:table-cell table:formula="of:=0.6*[.B22]" office:value-type="float" office:value="93656.2307989937" calcext:value-type="float">
            <text:p>93,656 </text:p>
          </table:table-cell>
          <table:table-cell table:formula="of:=0.3*[.B22]" office:value-type="float" office:value="46828.1153994968" calcext:value-type="float">
            <text:p>46,828 </text:p>
          </table:table-cell>
          <table:table-cell table:formula="of:=0.1*[.B22]" office:value-type="float" office:value="15609.3717998323" calcext:value-type="float">
            <text:p>15,609 </text:p>
          </table:table-cell>
          <table:table-cell table:formula="of:=[.I22]*([.D22]+[.E22])/([.D22]+[.E22]+[.F21]+[.H22]/2+[.G22])" office:value-type="float" office:value="21205.1963201928" calcext:value-type="float">
            <text:p>21,205 </text:p>
          </table:table-cell>
          <table:table-cell table:formula="of:=[.I22]*([.F21]+[.H22]/2)/([.D22]+[.E22]+[.F21]+[.H22]/2+[.G22])" office:value-type="float" office:value="21840.8643376721" calcext:value-type="float">
            <text:p>21,841 </text:p>
          </table:table-cell>
          <table:table-cell table:formula="of:=[.I22]-[.K22]-[.L22]" office:value-type="float" office:value="3782.05474163193" calcext:value-type="float">
            <text:p>3,782 </text:p>
          </table:table-cell>
          <table:table-cell table:formula="of:=[.D22]/([.D22]+[.E22]+[.F22]+[.G22])" office:value-type="percentage" office:value="0.223467512215701" calcext:value-type="percentage">
            <text:p>22.35%</text:p>
          </table:table-cell>
          <table:table-cell table:formula="of:=[.D22]/21000000" office:value-type="percentage" office:value="0.0559803578869355" calcext:value-type="percentage">
            <text:p>5.60%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*100/101" office:value-type="float" office:value="154548.235641904" calcext:value-type="float">
            <text:p>154,548 </text:p>
          </table:table-cell>
          <table:table-cell table:formula="of:=[.C22]+(512/24)/7" office:value-type="float" office:value="67.0476190476191" calcext:value-type="float">
            <text:p>67.0</text:p>
          </table:table-cell>
          <table:table-cell table:formula="of:=[.D22]+[.K22]/2" office:value-type="float" office:value="1186190.11378574" calcext:value-type="float">
            <text:p>1,186,190 </text:p>
          </table:table-cell>
          <table:table-cell table:formula="of:=[.E22]+[.K22]/2" office:value-type="float" office:value="1186190.11378574" calcext:value-type="float">
            <text:p>1,186,190 </text:p>
          </table:table-cell>
          <table:table-cell table:formula="of:=[.H23]+[.F22]+[.L22]" office:value-type="float" office:value="2604714.82011465" calcext:value-type="float">
            <text:p>2,604,715 </text:p>
          </table:table-cell>
          <table:table-cell table:formula="of:=[.G22]+[.J23]+[.M22]" office:value-type="float" office:value="438580.91743093" calcext:value-type="float">
            <text:p>438,581 </text:p>
          </table:table-cell>
          <table:table-cell table:formula="of:=0.6*[.B23]" office:value-type="float" office:value="92728.9413851423" calcext:value-type="float">
            <text:p>92,729 </text:p>
          </table:table-cell>
          <table:table-cell table:formula="of:=0.3*[.B23]" office:value-type="float" office:value="46364.4706925711" calcext:value-type="float">
            <text:p>46,364 </text:p>
          </table:table-cell>
          <table:table-cell table:formula="of:=0.1*[.B23]" office:value-type="float" office:value="15454.8235641904" calcext:value-type="float">
            <text:p>15,455 </text:p>
          </table:table-cell>
          <table:table-cell table:formula="of:=[.I23]*([.D23]+[.E23])/([.D23]+[.E23]+[.F22]+[.H23]/2+[.G23])" office:value-type="float" office:value="20569.3796453983" calcext:value-type="float">
            <text:p>20,569 </text:p>
          </table:table-cell>
          <table:table-cell table:formula="of:=[.I23]*([.F22]+[.H23]/2)/([.D23]+[.E23]+[.F22]+[.H23]/2+[.G23])" office:value-type="float" office:value="21992.4386346214" calcext:value-type="float">
            <text:p>21,992 </text:p>
          </table:table-cell>
          <table:table-cell table:formula="of:=[.I23]-[.K23]-[.L23]" office:value-type="float" office:value="3802.65241255138" calcext:value-type="float">
            <text:p>3,803 </text:p>
          </table:table-cell>
          <table:table-cell table:formula="of:=[.D23]/([.D23]+[.E23]+[.F23]+[.G23])" office:value-type="percentage" office:value="0.219029004214085" calcext:value-type="percentage">
            <text:p>21.90%</text:p>
          </table:table-cell>
          <table:table-cell table:formula="of:=[.D23]/21000000" office:value-type="percentage" office:value="0.0564852435136068" calcext:value-type="percentage">
            <text:p>5.65%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*100/101" office:value-type="float" office:value="153018.055090994" calcext:value-type="float">
            <text:p>153,018 </text:p>
          </table:table-cell>
          <table:table-cell table:formula="of:=[.C23]+(512/24)/7" office:value-type="float" office:value="70.0952380952381" calcext:value-type="float">
            <text:p>70.1</text:p>
          </table:table-cell>
          <table:table-cell table:formula="of:=[.D23]+[.K23]/2" office:value-type="float" office:value="1196474.80360844" calcext:value-type="float">
            <text:p>1,196,475 </text:p>
          </table:table-cell>
          <table:table-cell table:formula="of:=[.E23]+[.K23]/2" office:value-type="float" office:value="1196474.80360844" calcext:value-type="float">
            <text:p>1,196,475 </text:p>
          </table:table-cell>
          <table:table-cell table:formula="of:=[.H24]+[.F23]+[.L23]" office:value-type="float" office:value="2718518.09180387" calcext:value-type="float">
            <text:p>2,718,518 </text:p>
          </table:table-cell>
          <table:table-cell table:formula="of:=[.G23]+[.J24]+[.M23]" office:value-type="float" office:value="457685.375352581" calcext:value-type="float">
            <text:p>457,685 </text:p>
          </table:table-cell>
          <table:table-cell table:formula="of:=0.6*[.B24]" office:value-type="float" office:value="91810.8330545963" calcext:value-type="float">
            <text:p>91,811 </text:p>
          </table:table-cell>
          <table:table-cell table:formula="of:=0.3*[.B24]" office:value-type="float" office:value="45905.4165272982" calcext:value-type="float">
            <text:p>45,905 </text:p>
          </table:table-cell>
          <table:table-cell table:formula="of:=0.1*[.B24]" office:value-type="float" office:value="15301.8055090994" calcext:value-type="float">
            <text:p>15,302 </text:p>
          </table:table-cell>
          <table:table-cell table:formula="of:=[.I24]*([.D24]+[.E24])/([.D24]+[.E24]+[.F23]+[.H24]/2+[.G24])" office:value-type="float" office:value="19968.0516665562" calcext:value-type="float">
            <text:p>19,968 </text:p>
          </table:table-cell>
          <table:table-cell table:formula="of:=[.I24]*([.F23]+[.H24]/2)/([.D24]+[.E24]+[.F23]+[.H24]/2+[.G24])" office:value-type="float" office:value="22118.1932432098" calcext:value-type="float">
            <text:p>22,118 </text:p>
          </table:table-cell>
          <table:table-cell table:formula="of:=[.I24]-[.K24]-[.L24]" office:value-type="float" office:value="3819.17161753219" calcext:value-type="float">
            <text:p>3,819 </text:p>
          </table:table-cell>
          <table:table-cell table:formula="of:=[.D24]/([.D24]+[.E24]+[.F24]+[.G24])" office:value-type="percentage" office:value="0.214839633177631" calcext:value-type="percentage">
            <text:p>21.48%</text:p>
          </table:table-cell>
          <table:table-cell table:formula="of:=[.D24]/21000000" office:value-type="percentage" office:value="0.056974990648021" calcext:value-type="percentage">
            <text:p>5.70%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*100/101" office:value-type="float" office:value="151503.024842568" calcext:value-type="float">
            <text:p>151,503 </text:p>
          </table:table-cell>
          <table:table-cell table:formula="of:=[.C24]+(512/24)/7" office:value-type="float" office:value="73.1428571428572" calcext:value-type="float">
            <text:p>73.1</text:p>
          </table:table-cell>
          <table:table-cell table:formula="of:=[.D24]+[.K24]/2" office:value-type="float" office:value="1206458.82944172" calcext:value-type="float">
            <text:p>1,206,459 </text:p>
          </table:table-cell>
          <table:table-cell table:formula="of:=[.E24]+[.K24]/2" office:value-type="float" office:value="1206458.82944172" calcext:value-type="float">
            <text:p>1,206,459 </text:p>
          </table:table-cell>
          <table:table-cell table:formula="of:=[.H25]+[.F24]+[.L24]" office:value-type="float" office:value="2831538.09995262" calcext:value-type="float">
            <text:p>2,831,538 </text:p>
          </table:table-cell>
          <table:table-cell table:formula="of:=[.G24]+[.J25]+[.M24]" office:value-type="float" office:value="476654.84945437" calcext:value-type="float">
            <text:p>476,655 </text:p>
          </table:table-cell>
          <table:table-cell table:formula="of:=0.6*[.B25]" office:value-type="float" office:value="90901.8149055409" calcext:value-type="float">
            <text:p>90,902 </text:p>
          </table:table-cell>
          <table:table-cell table:formula="of:=0.3*[.B25]" office:value-type="float" office:value="45450.9074527704" calcext:value-type="float">
            <text:p>45,451 </text:p>
          </table:table-cell>
          <table:table-cell table:formula="of:=0.1*[.B25]" office:value-type="float" office:value="15150.3024842568" calcext:value-type="float">
            <text:p>15,150 </text:p>
          </table:table-cell>
          <table:table-cell table:formula="of:=[.I25]*([.D25]+[.E25])/([.D25]+[.E25]+[.F24]+[.H25]/2+[.G25])" office:value-type="float" office:value="19398.3359028579" calcext:value-type="float">
            <text:p>19,398 </text:p>
          </table:table-cell>
          <table:table-cell table:formula="of:=[.I25]*([.F24]+[.H25]/2)/([.D25]+[.E25]+[.F24]+[.H25]/2+[.G25])" office:value-type="float" office:value="22220.5672353846" calcext:value-type="float">
            <text:p>22,221 </text:p>
          </table:table-cell>
          <table:table-cell table:formula="of:=[.I25]-[.K25]-[.L25]" office:value-type="float" office:value="3832.00431452795" calcext:value-type="float">
            <text:p>3,832 </text:p>
          </table:table-cell>
          <table:table-cell table:formula="of:=[.D25]/([.D25]+[.E25]+[.F25]+[.G25])" office:value-type="percentage" office:value="0.210878431137732" calcext:value-type="percentage">
            <text:p>21.09%</text:p>
          </table:table-cell>
          <table:table-cell table:formula="of:=[.D25]/21000000" office:value-type="percentage" office:value="0.0574504204496057" calcext:value-type="percentage">
            <text:p>5.75%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*100/101" office:value-type="float" office:value="150002.994893632" calcext:value-type="float">
            <text:p>150,003 </text:p>
          </table:table-cell>
          <table:table-cell table:formula="of:=[.C25]+(512/24)/7" office:value-type="float" office:value="76.1904761904762" calcext:value-type="float">
            <text:p>76.2</text:p>
          </table:table-cell>
          <table:table-cell table:formula="of:=[.D25]+[.K25]/2" office:value-type="float" office:value="1216157.99739315" calcext:value-type="float">
            <text:p>1,216,158 </text:p>
          </table:table-cell>
          <table:table-cell table:formula="of:=[.E25]+[.K25]/2" office:value-type="float" office:value="1216157.99739315" calcext:value-type="float">
            <text:p>1,216,158 </text:p>
          </table:table-cell>
          <table:table-cell table:formula="of:=[.H26]+[.F25]+[.L25]" office:value-type="float" office:value="2943760.46412418" calcext:value-type="float">
            <text:p>2,943,760 </text:p>
          </table:table-cell>
          <table:table-cell table:formula="of:=[.G25]+[.J26]+[.M25]" office:value-type="float" office:value="495487.153258261" calcext:value-type="float">
            <text:p>495,487 </text:p>
          </table:table-cell>
          <table:table-cell table:formula="of:=0.6*[.B26]" office:value-type="float" office:value="90001.7969361791" calcext:value-type="float">
            <text:p>90,002 </text:p>
          </table:table-cell>
          <table:table-cell table:formula="of:=0.3*[.B26]" office:value-type="float" office:value="45000.8984680896" calcext:value-type="float">
            <text:p>45,001 </text:p>
          </table:table-cell>
          <table:table-cell table:formula="of:=0.1*[.B26]" office:value-type="float" office:value="15000.2994893632" calcext:value-type="float">
            <text:p>15,000 </text:p>
          </table:table-cell>
          <table:table-cell table:formula="of:=[.I26]*([.D26]+[.E26])/([.D26]+[.E26]+[.F25]+[.H26]/2+[.G26])" office:value-type="float" office:value="18857.6762640268" calcext:value-type="float">
            <text:p>18,858 </text:p>
          </table:table-cell>
          <table:table-cell table:formula="of:=[.I26]*([.F25]+[.H26]/2)/([.D26]+[.E26]+[.F25]+[.H26]/2+[.G26])" office:value-type="float" office:value="22301.7244919411" calcext:value-type="float">
            <text:p>22,302 </text:p>
          </table:table-cell>
          <table:table-cell table:formula="of:=[.I26]-[.K26]-[.L26]" office:value-type="float" office:value="3841.49771212167" calcext:value-type="float">
            <text:p>3,841 </text:p>
          </table:table-cell>
          <table:table-cell table:formula="of:=[.D26]/([.D26]+[.E26]+[.F26]+[.G26])" office:value-type="percentage" office:value="0.20712676856173" calcext:value-type="percentage">
            <text:p>20.71%</text:p>
          </table:table-cell>
          <table:table-cell table:formula="of:=[.D26]/21000000" office:value-type="percentage" office:value="0.05791228559015" calcext:value-type="percentage">
            <text:p>5.79%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*100/101" office:value-type="float" office:value="148517.816726368" calcext:value-type="float">
            <text:p>148,518 </text:p>
          </table:table-cell>
          <table:table-cell table:formula="of:=[.C26]+(512/24)/7" office:value-type="float" office:value="79.2380952380953" calcext:value-type="float">
            <text:p>79.2</text:p>
          </table:table-cell>
          <table:table-cell table:formula="of:=[.D26]+[.K26]/2" office:value-type="float" office:value="1225586.83552516" calcext:value-type="float">
            <text:p>1,225,587 </text:p>
          </table:table-cell>
          <table:table-cell table:formula="of:=[.E26]+[.K26]/2" office:value-type="float" office:value="1225586.83552516" calcext:value-type="float">
            <text:p>1,225,587 </text:p>
          </table:table-cell>
          <table:table-cell table:formula="of:=[.H27]+[.F26]+[.L26]" office:value-type="float" office:value="3055172.87865195" calcext:value-type="float">
            <text:p>3,055,173 </text:p>
          </table:table-cell>
          <table:table-cell table:formula="of:=[.G26]+[.J27]+[.M26]" office:value-type="float" office:value="514180.43264302" calcext:value-type="float">
            <text:p>514,180 </text:p>
          </table:table-cell>
          <table:table-cell table:formula="of:=0.6*[.B27]" office:value-type="float" office:value="89110.6900358209" calcext:value-type="float">
            <text:p>89,111 </text:p>
          </table:table-cell>
          <table:table-cell table:formula="of:=0.3*[.B27]" office:value-type="float" office:value="44555.3450179104" calcext:value-type="float">
            <text:p>44,555 </text:p>
          </table:table-cell>
          <table:table-cell table:formula="of:=0.1*[.B27]" office:value-type="float" office:value="14851.7816726368" calcext:value-type="float">
            <text:p>14,852 </text:p>
          </table:table-cell>
          <table:table-cell table:formula="of:=[.I27]*([.D27]+[.E27])/([.D27]+[.E27]+[.F26]+[.H27]/2+[.G27])" office:value-type="float" office:value="18343.793023697" calcext:value-type="float">
            <text:p>18,344 </text:p>
          </table:table-cell>
          <table:table-cell table:formula="of:=[.I27]*([.F26]+[.H27]/2)/([.D27]+[.E27]+[.F26]+[.H27]/2+[.G27])" office:value-type="float" office:value="22363.5915071065" calcext:value-type="float">
            <text:p>22,364 </text:p>
          </table:table-cell>
          <table:table-cell table:formula="of:=[.I27]-[.K27]-[.L27]" office:value-type="float" office:value="3847.96048710694" calcext:value-type="float">
            <text:p>3,848 </text:p>
          </table:table-cell>
          <table:table-cell table:formula="of:=[.D27]/([.D27]+[.E27]+[.F27]+[.G27])" office:value-type="percentage" office:value="0.203568033017558" calcext:value-type="percentage">
            <text:p>20.36%</text:p>
          </table:table-cell>
          <table:table-cell table:formula="of:=[.D27]/21000000" office:value-type="percentage" office:value="0.0583612778821506" calcext:value-type="percentage">
            <text:p>5.84%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*100/101" office:value-type="float" office:value="147047.343293434" calcext:value-type="float">
            <text:p>147,047 </text:p>
          </table:table-cell>
          <table:table-cell table:formula="of:=[.C27]+(512/24)/7" office:value-type="float" office:value="82.2857142857143" calcext:value-type="float">
            <text:p>82.3</text:p>
          </table:table-cell>
          <table:table-cell table:formula="of:=[.D27]+[.K27]/2" office:value-type="float" office:value="1234758.73203701" calcext:value-type="float">
            <text:p>1,234,759 </text:p>
          </table:table-cell>
          <table:table-cell table:formula="of:=[.E27]+[.K27]/2" office:value-type="float" office:value="1234758.73203701" calcext:value-type="float">
            <text:p>1,234,759 </text:p>
          </table:table-cell>
          <table:table-cell table:formula="of:=[.H28]+[.F27]+[.L27]" office:value-type="float" office:value="3165764.87613511" calcext:value-type="float">
            <text:p>3,165,765 </text:p>
          </table:table-cell>
          <table:table-cell table:formula="of:=[.G27]+[.J28]+[.M27]" office:value-type="float" office:value="532733.12745947" calcext:value-type="float">
            <text:p>532,733 </text:p>
          </table:table-cell>
          <table:table-cell table:formula="of:=0.6*[.B28]" office:value-type="float" office:value="88228.4059760603" calcext:value-type="float">
            <text:p>88,228 </text:p>
          </table:table-cell>
          <table:table-cell table:formula="of:=0.3*[.B28]" office:value-type="float" office:value="44114.2029880301" calcext:value-type="float">
            <text:p>44,114 </text:p>
          </table:table-cell>
          <table:table-cell table:formula="of:=0.1*[.B28]" office:value-type="float" office:value="14704.7343293434" calcext:value-type="float">
            <text:p>14,705 </text:p>
          </table:table-cell>
          <table:table-cell table:formula="of:=[.I28]*([.D28]+[.E28])/([.D28]+[.E28]+[.F27]+[.H28]/2+[.G28])" office:value-type="float" office:value="17854.6459151805" calcext:value-type="float">
            <text:p>17,855 </text:p>
          </table:table-cell>
          <table:table-cell table:formula="of:=[.I28]*([.F27]+[.H28]/2)/([.D28]+[.E28]+[.F27]+[.H28]/2+[.G28])" office:value-type="float" office:value="22407.889086512" calcext:value-type="float">
            <text:p>22,408 </text:p>
          </table:table-cell>
          <table:table-cell table:formula="of:=[.I28]-[.K28]-[.L28]" office:value-type="float" office:value="3851.66798633763" calcext:value-type="float">
            <text:p>3,852 </text:p>
          </table:table-cell>
          <table:table-cell table:formula="of:=[.D28]/([.D28]+[.E28]+[.F28]+[.G28])" office:value-type="percentage" office:value="0.200187359858183" calcext:value-type="percentage">
            <text:p>20.02%</text:p>
          </table:table-cell>
          <table:table-cell table:formula="of:=[.D28]/21000000" office:value-type="percentage" office:value="0.0587980348589053" calcext:value-type="percentage">
            <text:p>5.88%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*100/101" office:value-type="float" office:value="145591.4290034" calcext:value-type="float">
            <text:p>145,591 </text:p>
          </table:table-cell>
          <table:table-cell table:formula="of:=[.C28]+(512/24)/7" office:value-type="float" office:value="85.3333333333334" calcext:value-type="float">
            <text:p>85.3</text:p>
          </table:table-cell>
          <table:table-cell table:formula="of:=[.D28]+[.K28]/2" office:value-type="float" office:value="1243686.0549946" calcext:value-type="float">
            <text:p>1,243,686 </text:p>
          </table:table-cell>
          <table:table-cell table:formula="of:=[.E28]+[.K28]/2" office:value-type="float" office:value="1243686.0549946" calcext:value-type="float">
            <text:p>1,243,686 </text:p>
          </table:table-cell>
          <table:table-cell table:formula="of:=[.H29]+[.F28]+[.L28]" office:value-type="float" office:value="3275527.62262366" calcext:value-type="float">
            <text:p>3,275,528 </text:p>
          </table:table-cell>
          <table:table-cell table:formula="of:=[.G28]+[.J29]+[.M28]" office:value-type="float" office:value="551143.938346148" calcext:value-type="float">
            <text:p>551,144 </text:p>
          </table:table-cell>
          <table:table-cell table:formula="of:=0.6*[.B29]" office:value-type="float" office:value="87354.8574020399" calcext:value-type="float">
            <text:p>87,355 </text:p>
          </table:table-cell>
          <table:table-cell table:formula="of:=0.3*[.B29]" office:value-type="float" office:value="43677.42870102" calcext:value-type="float">
            <text:p>43,677 </text:p>
          </table:table-cell>
          <table:table-cell table:formula="of:=0.1*[.B29]" office:value-type="float" office:value="14559.14290034" calcext:value-type="float">
            <text:p>14,559 </text:p>
          </table:table-cell>
          <table:table-cell table:formula="of:=[.I29]*([.D29]+[.E29])/([.D29]+[.E29]+[.F28]+[.H29]/2+[.G29])" office:value-type="float" office:value="17388.4030343787" calcext:value-type="float">
            <text:p>17,388 </text:p>
          </table:table-cell>
          <table:table-cell table:formula="of:=[.I29]*([.F28]+[.H29]/2)/([.D29]+[.E29]+[.F28]+[.H29]/2+[.G29])" office:value-type="float" office:value="22436.1590644024" calcext:value-type="float">
            <text:p>22,436 </text:p>
          </table:table-cell>
          <table:table-cell table:formula="of:=[.I29]-[.K29]-[.L29]" office:value-type="float" office:value="3852.86660223877" calcext:value-type="float">
            <text:p>3,853 </text:p>
          </table:table-cell>
          <table:table-cell table:formula="of:=[.D29]/([.D29]+[.E29]+[.F29]+[.G29])" office:value-type="percentage" office:value="0.196971405300037" calcext:value-type="percentage">
            <text:p>19.70%</text:p>
          </table:table-cell>
          <table:table-cell table:formula="of:=[.D29]/21000000" office:value-type="percentage" office:value="0.0592231454759334" calcext:value-type="percentage">
            <text:p>5.92%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9]*100/101" office:value-type="float" office:value="144149.929706336" calcext:value-type="float">
            <text:p>144,150 </text:p>
          </table:table-cell>
          <table:table-cell table:formula="of:=[.C29]+(512/24)/7" office:value-type="float" office:value="88.3809523809524" calcext:value-type="float">
            <text:p>88.4</text:p>
          </table:table-cell>
          <table:table-cell table:formula="of:=[.D29]+[.K29]/2" office:value-type="float" office:value="1252380.25651179" calcext:value-type="float">
            <text:p>1,252,380 </text:p>
          </table:table-cell>
          <table:table-cell table:formula="of:=[.E29]+[.K29]/2" office:value-type="float" office:value="1252380.25651179" calcext:value-type="float">
            <text:p>1,252,380 </text:p>
          </table:table-cell>
          <table:table-cell table:formula="of:=[.H30]+[.F29]+[.L29]" office:value-type="float" office:value="3384453.73951187" calcext:value-type="float">
            <text:p>3,384,454 </text:p>
          </table:table-cell>
          <table:table-cell table:formula="of:=[.G29]+[.J30]+[.M29]" office:value-type="float" office:value="569411.79791902" calcext:value-type="float">
            <text:p>569,412 </text:p>
          </table:table-cell>
          <table:table-cell table:formula="of:=0.6*[.B30]" office:value-type="float" office:value="86489.9578238019" calcext:value-type="float">
            <text:p>86,490 </text:p>
          </table:table-cell>
          <table:table-cell table:formula="of:=0.3*[.B30]" office:value-type="float" office:value="43244.9789119009" calcext:value-type="float">
            <text:p>43,245 </text:p>
          </table:table-cell>
          <table:table-cell table:formula="of:=0.1*[.B30]" office:value-type="float" office:value="14414.9929706336" calcext:value-type="float">
            <text:p>14,415 </text:p>
          </table:table-cell>
          <table:table-cell table:formula="of:=[.I30]*([.D30]+[.E30])/([.D30]+[.E30]+[.F29]+[.H30]/2+[.G30])" office:value-type="float" office:value="16943.4145058319" calcext:value-type="float">
            <text:p>16,943 </text:p>
          </table:table-cell>
          <table:table-cell table:formula="of:=[.I30]*([.F29]+[.H30]/2)/([.D30]+[.E30]+[.F29]+[.H30]/2+[.G30])" office:value-type="float" office:value="22449.7869341355" calcext:value-type="float">
            <text:p>22,450 </text:p>
          </table:table-cell>
          <table:table-cell table:formula="of:=[.I30]-[.K30]-[.L30]" office:value-type="float" office:value="3851.77747193355" calcext:value-type="float">
            <text:p>3,852 </text:p>
          </table:table-cell>
          <table:table-cell table:formula="of:=[.D30]/([.D30]+[.E30]+[.F30]+[.G30])" office:value-type="percentage" office:value="0.193908154261953" calcext:value-type="percentage">
            <text:p>19.39%</text:p>
          </table:table-cell>
          <table:table-cell table:formula="of:=[.D30]/21000000" office:value-type="percentage" office:value="0.05963715507199" calcext:value-type="percentage">
            <text:p>5.96%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*100/101" office:value-type="float" office:value="142722.702679541" calcext:value-type="float">
            <text:p>142,723 </text:p>
          </table:table-cell>
          <table:table-cell table:formula="of:=[.C30]+(512/24)/7" office:value-type="float" office:value="91.4285714285715" calcext:value-type="float">
            <text:p>91.4</text:p>
          </table:table-cell>
          <table:table-cell table:formula="of:=[.D30]+[.K30]/2" office:value-type="float" office:value="1260851.96376471" calcext:value-type="float">
            <text:p>1,260,852 </text:p>
          </table:table-cell>
          <table:table-cell table:formula="of:=[.E30]+[.K30]/2" office:value-type="float" office:value="1260851.96376471" calcext:value-type="float">
            <text:p>1,260,852 </text:p>
          </table:table-cell>
          <table:table-cell table:formula="of:=[.H31]+[.F30]+[.L30]" office:value-type="float" office:value="3492537.14805373" calcext:value-type="float">
            <text:p>3,492,537 </text:p>
          </table:table-cell>
          <table:table-cell table:formula="of:=[.G30]+[.J31]+[.M30]" office:value-type="float" office:value="587535.845658908" calcext:value-type="float">
            <text:p>587,536 </text:p>
          </table:table-cell>
          <table:table-cell table:formula="of:=0.6*[.B31]" office:value-type="float" office:value="85633.6216077246" calcext:value-type="float">
            <text:p>85,634 </text:p>
          </table:table-cell>
          <table:table-cell table:formula="of:=0.3*[.B31]" office:value-type="float" office:value="42816.8108038623" calcext:value-type="float">
            <text:p>42,817 </text:p>
          </table:table-cell>
          <table:table-cell table:formula="of:=0.1*[.B31]" office:value-type="float" office:value="14272.2702679541" calcext:value-type="float">
            <text:p>14,272 </text:p>
          </table:table-cell>
          <table:table-cell table:formula="of:=[.I31]*([.D31]+[.E31])/([.D31]+[.E31]+[.F30]+[.H31]/2+[.G31])" office:value-type="float" office:value="16518.190077684" calcext:value-type="float">
            <text:p>16,518 </text:p>
          </table:table-cell>
          <table:table-cell table:formula="of:=[.I31]*([.F30]+[.H31]/2)/([.D31]+[.E31]+[.F30]+[.H31]/2+[.G31])" office:value-type="float" office:value="22450.0211066525" calcext:value-type="float">
            <text:p>22,450 </text:p>
          </table:table-cell>
          <table:table-cell table:formula="of:=[.I31]-[.K31]-[.L31]" office:value-type="float" office:value="3848.59961952588" calcext:value-type="float">
            <text:p>3,849 </text:p>
          </table:table-cell>
          <table:table-cell table:formula="of:=[.D31]/([.D31]+[.E31]+[.F31]+[.G31])" office:value-type="percentage" office:value="0.190986756869617" calcext:value-type="percentage">
            <text:p>19.10%</text:p>
          </table:table-cell>
          <table:table-cell table:formula="of:=[.D31]/21000000" office:value-type="percentage" office:value="0.0600405697030813" calcext:value-type="percentage">
            <text:p>6.00%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1]*100/101" office:value-type="float" office:value="141309.606613407" calcext:value-type="float">
            <text:p>141,310 </text:p>
          </table:table-cell>
          <table:table-cell table:formula="of:=[.C31]+(512/24)/7" office:value-type="float" office:value="94.4761904761905" calcext:value-type="float">
            <text:p>94.5</text:p>
          </table:table-cell>
          <table:table-cell table:formula="of:=[.D31]+[.K31]/2" office:value-type="float" office:value="1269111.05880355" calcext:value-type="float">
            <text:p>1,269,111 </text:p>
          </table:table-cell>
          <table:table-cell table:formula="of:=[.E31]+[.K31]/2" office:value-type="float" office:value="1269111.05880355" calcext:value-type="float">
            <text:p>1,269,111 </text:p>
          </table:table-cell>
          <table:table-cell table:formula="of:=[.H32]+[.F31]+[.L31]" office:value-type="float" office:value="3599772.93312842" calcext:value-type="float">
            <text:p>3,599,773 </text:p>
          </table:table-cell>
          <table:table-cell table:formula="of:=[.G31]+[.J32]+[.M31]" office:value-type="float" office:value="605515.405939774" calcext:value-type="float">
            <text:p>605,515 </text:p>
          </table:table-cell>
          <table:table-cell table:formula="of:=0.6*[.B32]" office:value-type="float" office:value="84785.7639680442" calcext:value-type="float">
            <text:p>84,786 </text:p>
          </table:table-cell>
          <table:table-cell table:formula="of:=0.3*[.B32]" office:value-type="float" office:value="42392.8819840221" calcext:value-type="float">
            <text:p>42,393 </text:p>
          </table:table-cell>
          <table:table-cell table:formula="of:=0.1*[.B32]" office:value-type="float" office:value="14130.9606613407" calcext:value-type="float">
            <text:p>14,131 </text:p>
          </table:table-cell>
          <table:table-cell table:formula="of:=[.I32]*([.D32]+[.E32])/([.D32]+[.E32]+[.F31]+[.H32]/2+[.G32])" office:value-type="float" office:value="16111.3799747674" calcext:value-type="float">
            <text:p>16,111 </text:p>
          </table:table-cell>
          <table:table-cell table:formula="of:=[.I32]*([.F31]+[.H32]/2)/([.D32]+[.E32]+[.F31]+[.H32]/2+[.G32])" office:value-type="float" office:value="22437.9893718073" calcext:value-type="float">
            <text:p>22,438 </text:p>
          </table:table-cell>
          <table:table-cell table:formula="of:=[.I32]-[.K32]-[.L32]" office:value-type="float" office:value="3843.51263744736" calcext:value-type="float">
            <text:p>3,844 </text:p>
          </table:table-cell>
          <table:table-cell table:formula="of:=[.D32]/([.D32]+[.E32]+[.F32]+[.G32])" office:value-type="percentage" office:value="0.188197388727599" calcext:value-type="percentage">
            <text:p>18.82%</text:p>
          </table:table-cell>
          <table:table-cell table:formula="of:=[.D32]/21000000" office:value-type="percentage" office:value="0.0604338599430261" calcext:value-type="percentage">
            <text:p>6.04%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2]*100/101" office:value-type="float" office:value="139910.501597433" calcext:value-type="float">
            <text:p>139,911 </text:p>
          </table:table-cell>
          <table:table-cell table:formula="of:=[.C32]+(512/24)/7" office:value-type="float" office:value="97.5238095238096" calcext:value-type="float">
            <text:p>97.5</text:p>
          </table:table-cell>
          <table:table-cell table:formula="of:=[.D32]+[.K32]/2" office:value-type="float" office:value="1277166.74879093" calcext:value-type="float">
            <text:p>1,277,167 </text:p>
          </table:table-cell>
          <table:table-cell table:formula="of:=[.E32]+[.K32]/2" office:value-type="float" office:value="1277166.74879093" calcext:value-type="float">
            <text:p>1,277,167 </text:p>
          </table:table-cell>
          <table:table-cell table:formula="of:=[.H33]+[.F32]+[.L32]" office:value-type="float" office:value="3706157.22345869" calcext:value-type="float">
            <text:p>3,706,157 </text:p>
          </table:table-cell>
          <table:table-cell table:formula="of:=[.G32]+[.J33]+[.M32]" office:value-type="float" office:value="623349.968736965" calcext:value-type="float">
            <text:p>623,350 </text:p>
          </table:table-cell>
          <table:table-cell table:formula="of:=0.6*[.B33]" office:value-type="float" office:value="83946.3009584596" calcext:value-type="float">
            <text:p>83,946 </text:p>
          </table:table-cell>
          <table:table-cell table:formula="of:=0.3*[.B33]" office:value-type="float" office:value="41973.1504792298" calcext:value-type="float">
            <text:p>41,973 </text:p>
          </table:table-cell>
          <table:table-cell table:formula="of:=0.1*[.B33]" office:value-type="float" office:value="13991.0501597433" calcext:value-type="float">
            <text:p>13,991 </text:p>
          </table:table-cell>
          <table:table-cell table:formula="of:=[.I33]*([.D33]+[.E33])/([.D33]+[.E33]+[.F32]+[.H33]/2+[.G33])" office:value-type="float" office:value="15721.7584672162" calcext:value-type="float">
            <text:p>15,722 </text:p>
          </table:table-cell>
          <table:table-cell table:formula="of:=[.I33]*([.F32]+[.H33]/2)/([.D33]+[.E33]+[.F32]+[.H33]/2+[.G33])" office:value-type="float" office:value="22414.7130277279" calcext:value-type="float">
            <text:p>22,415 </text:p>
          </table:table-cell>
          <table:table-cell table:formula="of:=[.I33]-[.K33]-[.L33]" office:value-type="float" office:value="3836.67898428571" calcext:value-type="float">
            <text:p>3,837 </text:p>
          </table:table-cell>
          <table:table-cell table:formula="of:=[.D33]/([.D33]+[.E33]+[.F33]+[.G33])" office:value-type="percentage" office:value="0.185531130998938" calcext:value-type="percentage">
            <text:p>18.55%</text:p>
          </table:table-cell>
          <table:table-cell table:formula="of:=[.D33]/21000000" office:value-type="percentage" office:value="0.0608174642281396" calcext:value-type="percentage">
            <text:p>6.08%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3]*100/101" office:value-type="float" office:value="138525.249106369" calcext:value-type="float">
            <text:p>138,525 </text:p>
          </table:table-cell>
          <table:table-cell table:formula="of:=[.C33]+(512/24)/7" office:value-type="float" office:value="100.571428571429" calcext:value-type="float">
            <text:p>100.6</text:p>
          </table:table-cell>
          <table:table-cell table:formula="of:=[.D33]+[.K33]/2" office:value-type="float" office:value="1285027.62802454" calcext:value-type="float">
            <text:p>1,285,028 </text:p>
          </table:table-cell>
          <table:table-cell table:formula="of:=[.E33]+[.K33]/2" office:value-type="float" office:value="1285027.62802454" calcext:value-type="float">
            <text:p>1,285,028 </text:p>
          </table:table-cell>
          <table:table-cell table:formula="of:=[.H34]+[.F33]+[.L33]" office:value-type="float" office:value="3811687.08595024" calcext:value-type="float">
            <text:p>3,811,687 </text:p>
          </table:table-cell>
          <table:table-cell table:formula="of:=[.G33]+[.J34]+[.M33]" office:value-type="float" office:value="641039.172631888" calcext:value-type="float">
            <text:p>641,039 </text:p>
          </table:table-cell>
          <table:table-cell table:formula="of:=0.6*[.B34]" office:value-type="float" office:value="83115.1494638214" calcext:value-type="float">
            <text:p>83,115 </text:p>
          </table:table-cell>
          <table:table-cell table:formula="of:=0.3*[.B34]" office:value-type="float" office:value="41557.5747319107" calcext:value-type="float">
            <text:p>41,558 </text:p>
          </table:table-cell>
          <table:table-cell table:formula="of:=0.1*[.B34]" office:value-type="float" office:value="13852.5249106369" calcext:value-type="float">
            <text:p>13,853 </text:p>
          </table:table-cell>
          <table:table-cell table:formula="of:=[.I34]*([.D34]+[.E34])/([.D34]+[.E34]+[.F33]+[.H34]/2+[.G34])" office:value-type="float" office:value="15348.2097132321" calcext:value-type="float">
            <text:p>15,348 </text:p>
          </table:table-cell>
          <table:table-cell table:formula="of:=[.I34]*([.F33]+[.H34]/2)/([.D34]+[.E34]+[.F33]+[.H34]/2+[.G34])" office:value-type="float" office:value="22381.1190567314" calcext:value-type="float">
            <text:p>22,381 </text:p>
          </table:table-cell>
          <table:table-cell table:formula="of:=[.I34]-[.K34]-[.L34]" office:value-type="float" office:value="3828.24596194718" calcext:value-type="float">
            <text:p>3,828 </text:p>
          </table:table-cell>
          <table:table-cell table:formula="of:=[.D34]/([.D34]+[.E34]+[.F34]+[.G34])" office:value-type="percentage" office:value="0.182979867072231" calcext:value-type="percentage">
            <text:p>18.30%</text:p>
          </table:table-cell>
          <table:table-cell table:formula="of:=[.D34]/21000000" office:value-type="percentage" office:value="0.0611917918106924" calcext:value-type="percentage">
            <text:p>6.12%</text:p>
          </table:table-cell>
          <table:table-cell table:number-columns-repeated="100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formula="of:=[.B34]*100/101" office:value-type="float" office:value="137153.711986504" calcext:value-type="float">
            <text:p>137,154 </text:p>
          </table:table-cell>
          <table:table-cell table:style-name="ce8" table:formula="of:=[.C34]+(512/24)/7" office:value-type="float" office:value="103.619047619048" calcext:value-type="float">
            <text:p>103.6</text:p>
          </table:table-cell>
          <table:table-cell table:style-name="ce5" table:formula="of:=[.D34]+[.K34]/2" office:value-type="float" office:value="1292701.73288116" calcext:value-type="float">
            <text:p>1,292,702 </text:p>
          </table:table-cell>
          <table:table-cell table:style-name="ce5" table:formula="of:=[.E34]+[.K34]/2" office:value-type="float" office:value="1292701.73288116" calcext:value-type="float">
            <text:p>1,292,702 </text:p>
          </table:table-cell>
          <table:table-cell table:style-name="ce5" table:formula="of:=[.H35]+[.F34]+[.L34]" office:value-type="float" office:value="3916360.43219887" calcext:value-type="float">
            <text:p>3,916,360 </text:p>
          </table:table-cell>
          <table:table-cell table:style-name="ce5" table:formula="of:=[.G34]+[.J35]+[.M34]" office:value-type="float" office:value="658582.789792485" calcext:value-type="float">
            <text:p>658,583 </text:p>
          </table:table-cell>
          <table:table-cell table:style-name="ce5" table:formula="of:=0.6*[.B35]" office:value-type="float" office:value="82292.2271919023" calcext:value-type="float">
            <text:p>82,292 </text:p>
          </table:table-cell>
          <table:table-cell table:style-name="ce5" table:formula="of:=0.3*[.B35]" office:value-type="float" office:value="41146.1135959512" calcext:value-type="float">
            <text:p>41,146 </text:p>
          </table:table-cell>
          <table:table-cell table:style-name="ce5" table:formula="of:=0.1*[.B35]" office:value-type="float" office:value="13715.3711986504" calcext:value-type="float">
            <text:p>13,715 </text:p>
          </table:table-cell>
          <table:table-cell table:style-name="ce5" table:formula="of:=[.I35]*([.D35]+[.E35])/([.D35]+[.E35]+[.F34]+[.H35]/2+[.G35])" office:value-type="float" office:value="14989.715515048" calcext:value-type="float">
            <text:p>14,990 </text:p>
          </table:table-cell>
          <table:table-cell table:style-name="ce5" table:formula="of:=[.I35]*([.F34]+[.H35]/2)/([.D35]+[.E35]+[.F34]+[.H35]/2+[.G35])" office:value-type="float" office:value="22338.0506574439" calcext:value-type="float">
            <text:p>22,338 </text:p>
          </table:table-cell>
          <table:table-cell table:style-name="ce5" table:formula="of:=[.I35]-[.K35]-[.L35]" office:value-type="float" office:value="3818.34742345921" calcext:value-type="float">
            <text:p>3,818 </text:p>
          </table:table-cell>
          <table:table-cell table:style-name="ce13" table:formula="of:=[.D35]/([.D35]+[.E35]+[.F35]+[.G35])" office:value-type="percentage" office:value="0.180536193183504" calcext:value-type="percentage">
            <text:p>18.05%</text:p>
          </table:table-cell>
          <table:table-cell table:style-name="ce13" table:formula="of:=[.D35]/21000000" office:value-type="percentage" office:value="0.0615572253752932" calcext:value-type="percentage">
            <text:p>6.16%</text:p>
          </table:table-cell>
          <table:table-cell table:style-name="ce2"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5]*100/101" office:value-type="float" office:value="135795.754442083" calcext:value-type="float">
            <text:p>135,796 </text:p>
          </table:table-cell>
          <table:table-cell table:formula="of:=[.C35]+(512/24)/7" office:value-type="float" office:value="106.666666666667" calcext:value-type="float">
            <text:p>106.7</text:p>
          </table:table-cell>
          <table:table-cell table:formula="of:=[.D35]+[.K35]/2" office:value-type="float" office:value="1300196.59063868" calcext:value-type="float">
            <text:p>1,300,197 </text:p>
          </table:table-cell>
          <table:table-cell table:formula="of:=[.E35]+[.K35]/2" office:value-type="float" office:value="1300196.59063868" calcext:value-type="float">
            <text:p>1,300,197 </text:p>
          </table:table-cell>
          <table:table-cell table:formula="of:=[.H36]+[.F35]+[.L35]" office:value-type="float" office:value="4020175.93552157" calcext:value-type="float">
            <text:p>4,020,176 </text:p>
          </table:table-cell>
          <table:table-cell table:formula="of:=[.G35]+[.J36]+[.M35]" office:value-type="float" office:value="675980.712660152" calcext:value-type="float">
            <text:p>675,981 </text:p>
          </table:table-cell>
          <table:table-cell table:formula="of:=0.6*[.B36]" office:value-type="float" office:value="81477.4526652498" calcext:value-type="float">
            <text:p>81,477 </text:p>
          </table:table-cell>
          <table:table-cell table:formula="of:=0.3*[.B36]" office:value-type="float" office:value="40738.7263326249" calcext:value-type="float">
            <text:p>40,739 </text:p>
          </table:table-cell>
          <table:table-cell table:formula="of:=0.1*[.B36]" office:value-type="float" office:value="13579.5754442083" calcext:value-type="float">
            <text:p>13,580 </text:p>
          </table:table-cell>
          <table:table-cell table:formula="of:=[.I36]*([.D36]+[.E36])/([.D36]+[.E36]+[.F35]+[.H36]/2+[.G36])" office:value-type="float" office:value="14645.344691389" calcext:value-type="float">
            <text:p>14,645 </text:p>
          </table:table-cell>
          <table:table-cell table:formula="of:=[.I36]*([.F35]+[.H36]/2)/([.D36]+[.E36]+[.F35]+[.H36]/2+[.G36])" office:value-type="float" office:value="22286.2763877236" calcext:value-type="float">
            <text:p>22,286 </text:p>
          </table:table-cell>
          <table:table-cell table:formula="of:=[.I36]-[.K36]-[.L36]" office:value-type="float" office:value="3807.10525351234" calcext:value-type="float">
            <text:p>3,807 </text:p>
          </table:table-cell>
          <table:table-cell table:formula="of:=[.D36]/([.D36]+[.E36]+[.F36]+[.G36])" office:value-type="percentage" office:value="0.178193340829287" calcext:value-type="percentage">
            <text:p>17.82%</text:p>
          </table:table-cell>
          <table:table-cell table:formula="of:=[.D36]/21000000" office:value-type="percentage" office:value="0.0619141233637467" calcext:value-type="percentage">
            <text:p>6.19%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6]*100/101" office:value-type="float" office:value="134451.242021864" calcext:value-type="float">
            <text:p>134,451 </text:p>
          </table:table-cell>
          <table:table-cell table:formula="of:=[.C36]+(512/24)/7" office:value-type="float" office:value="109.714285714286" calcext:value-type="float">
            <text:p>109.7</text:p>
          </table:table-cell>
          <table:table-cell table:formula="of:=[.D36]+[.K36]/2" office:value-type="float" office:value="1307519.26298438" calcext:value-type="float">
            <text:p>1,307,519 </text:p>
          </table:table-cell>
          <table:table-cell table:formula="of:=[.E36]+[.K36]/2" office:value-type="float" office:value="1307519.26298438" calcext:value-type="float">
            <text:p>1,307,519 </text:p>
          </table:table-cell>
          <table:table-cell table:formula="of:=[.H37]+[.F36]+[.L36]" office:value-type="float" office:value="4123132.95712241" calcext:value-type="float">
            <text:p>4,123,133 </text:p>
          </table:table-cell>
          <table:table-cell table:formula="of:=[.G36]+[.J37]+[.M36]" office:value-type="float" office:value="693232.942115851" calcext:value-type="float">
            <text:p>693,233 </text:p>
          </table:table-cell>
          <table:table-cell table:formula="of:=0.6*[.B37]" office:value-type="float" office:value="80670.7452131186" calcext:value-type="float">
            <text:p>80,671 </text:p>
          </table:table-cell>
          <table:table-cell table:formula="of:=0.3*[.B37]" office:value-type="float" office:value="40335.3726065593" calcext:value-type="float">
            <text:p>40,335 </text:p>
          </table:table-cell>
          <table:table-cell table:formula="of:=0.1*[.B37]" office:value-type="float" office:value="13445.1242021864" calcext:value-type="float">
            <text:p>13,445 </text:p>
          </table:table-cell>
          <table:table-cell table:formula="of:=[.I37]*([.D37]+[.E37])/([.D37]+[.E37]+[.F36]+[.H37]/2+[.G37])" office:value-type="float" office:value="14314.2438213749" calcext:value-type="float">
            <text:p>14,314 </text:p>
          </table:table-cell>
          <table:table-cell table:formula="of:=[.I37]*([.F36]+[.H37]/2)/([.D37]+[.E37]+[.F36]+[.H37]/2+[.G37])" office:value-type="float" office:value="22226.498128728" calcext:value-type="float">
            <text:p>22,226 </text:p>
          </table:table-cell>
          <table:table-cell table:formula="of:=[.I37]-[.K37]-[.L37]" office:value-type="float" office:value="3794.63065645633" calcext:value-type="float">
            <text:p>3,795 </text:p>
          </table:table-cell>
          <table:table-cell table:formula="of:=[.D37]/([.D37]+[.E37]+[.F37]+[.G37])" office:value-type="percentage" office:value="0.175945109184117" calcext:value-type="percentage">
            <text:p>17.59%</text:p>
          </table:table-cell>
          <table:table-cell table:formula="of:=[.D37]/21000000" office:value-type="percentage" office:value="0.062262822046875" calcext:value-type="percentage">
            <text:p>6.23%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*100/101" office:value-type="float" office:value="133120.041605806" calcext:value-type="float">
            <text:p>133,120 </text:p>
          </table:table-cell>
          <table:table-cell table:formula="of:=[.C37]+(512/24)/7" office:value-type="float" office:value="112.761904761905" calcext:value-type="float">
            <text:p>112.8</text:p>
          </table:table-cell>
          <table:table-cell table:formula="of:=[.D37]+[.K37]/2" office:value-type="float" office:value="1314676.38489506" calcext:value-type="float">
            <text:p>1,314,676 </text:p>
          </table:table-cell>
          <table:table-cell table:formula="of:=[.E37]+[.K37]/2" office:value-type="float" office:value="1314676.38489506" calcext:value-type="float">
            <text:p>1,314,676 </text:p>
          </table:table-cell>
          <table:table-cell table:formula="of:=[.H38]+[.F37]+[.L37]" office:value-type="float" office:value="4225231.48021462" calcext:value-type="float">
            <text:p>4,225,231 </text:p>
          </table:table-cell>
          <table:table-cell table:formula="of:=[.G37]+[.J38]+[.M37]" office:value-type="float" office:value="710339.576932888" calcext:value-type="float">
            <text:p>710,340 </text:p>
          </table:table-cell>
          <table:table-cell table:formula="of:=0.6*[.B38]" office:value-type="float" office:value="79872.0249634838" calcext:value-type="float">
            <text:p>79,872 </text:p>
          </table:table-cell>
          <table:table-cell table:formula="of:=0.3*[.B38]" office:value-type="float" office:value="39936.0124817419" calcext:value-type="float">
            <text:p>39,936 </text:p>
          </table:table-cell>
          <table:table-cell table:formula="of:=0.1*[.B38]" office:value-type="float" office:value="13312.0041605806" calcext:value-type="float">
            <text:p>13,312 </text:p>
          </table:table-cell>
          <table:table-cell table:formula="of:=[.I38]*([.D38]+[.E38])/([.D38]+[.E38]+[.F37]+[.H38]/2+[.G38])" office:value-type="float" office:value="13995.6291565256" calcext:value-type="float">
            <text:p>13,996 </text:p>
          </table:table-cell>
          <table:table-cell table:formula="of:=[.I38]*([.F37]+[.H38]/2)/([.D38]+[.E38]+[.F37]+[.H38]/2+[.G38])" office:value-type="float" office:value="22159.3580447061" calcext:value-type="float">
            <text:p>22,159 </text:p>
          </table:table-cell>
          <table:table-cell table:formula="of:=[.I38]-[.K38]-[.L38]" office:value-type="float" office:value="3781.02528051021" calcext:value-type="float">
            <text:p>3,781 </text:p>
          </table:table-cell>
          <table:table-cell table:formula="of:=[.D38]/([.D38]+[.E38]+[.F38]+[.G38])" office:value-type="percentage" office:value="0.173785806039934" calcext:value-type="percentage">
            <text:p>17.38%</text:p>
          </table:table-cell>
          <table:table-cell table:formula="of:=[.D38]/21000000" office:value-type="percentage" office:value="0.0626036373759554" calcext:value-type="percentage">
            <text:p>6.26%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8]*100/101" office:value-type="float" office:value="131802.021391887" calcext:value-type="float">
            <text:p>131,802 </text:p>
          </table:table-cell>
          <table:table-cell table:formula="of:=[.C38]+(512/24)/7" office:value-type="float" office:value="115.809523809524" calcext:value-type="float">
            <text:p>115.8</text:p>
          </table:table-cell>
          <table:table-cell table:formula="of:=[.D38]+[.K38]/2" office:value-type="float" office:value="1321674.19947333" calcext:value-type="float">
            <text:p>1,321,674 </text:p>
          </table:table-cell>
          <table:table-cell table:formula="of:=[.E38]+[.K38]/2" office:value-type="float" office:value="1321674.19947333" calcext:value-type="float">
            <text:p>1,321,674 </text:p>
          </table:table-cell>
          <table:table-cell table:formula="of:=[.H39]+[.F38]+[.L38]" office:value-type="float" office:value="4326472.05109446" calcext:value-type="float">
            <text:p>4,326,472 </text:p>
          </table:table-cell>
          <table:table-cell table:formula="of:=[.G38]+[.J39]+[.M38]" office:value-type="float" office:value="727300.804352587" calcext:value-type="float">
            <text:p>727,301 </text:p>
          </table:table-cell>
          <table:table-cell table:formula="of:=0.6*[.B39]" office:value-type="float" office:value="79081.2128351325" calcext:value-type="float">
            <text:p>79,081 </text:p>
          </table:table-cell>
          <table:table-cell table:formula="of:=0.3*[.B39]" office:value-type="float" office:value="39540.6064175662" calcext:value-type="float">
            <text:p>39,541 </text:p>
          </table:table-cell>
          <table:table-cell table:formula="of:=0.1*[.B39]" office:value-type="float" office:value="13180.2021391887" calcext:value-type="float">
            <text:p>13,180 </text:p>
          </table:table-cell>
          <table:table-cell table:formula="of:=[.I39]*([.D39]+[.E39])/([.D39]+[.E39]+[.F38]+[.H39]/2+[.G39])" office:value-type="float" office:value="13688.7795314032" calcext:value-type="float">
            <text:p>13,689 </text:p>
          </table:table-cell>
          <table:table-cell table:formula="of:=[.I39]*([.F38]+[.H39]/2)/([.D39]+[.E39]+[.F38]+[.H39]/2+[.G39])" office:value-type="float" office:value="22085.4446840432" calcext:value-type="float">
            <text:p>22,085 </text:p>
          </table:table-cell>
          <table:table-cell table:formula="of:=[.I39]-[.K39]-[.L39]" office:value-type="float" office:value="3766.38220211989" calcext:value-type="float">
            <text:p>3,766 </text:p>
          </table:table-cell>
          <table:table-cell table:formula="of:=[.D39]/([.D39]+[.E39]+[.F39]+[.G39])" office:value-type="percentage" office:value="0.17171019603191" calcext:value-type="percentage">
            <text:p>17.17%</text:p>
          </table:table-cell>
          <table:table-cell table:formula="of:=[.D39]/21000000" office:value-type="percentage" office:value="0.0629368666415869" calcext:value-type="percentage">
            <text:p>6.29%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9]*100/101" office:value-type="float" office:value="130497.050883057" calcext:value-type="float">
            <text:p>130,497 </text:p>
          </table:table-cell>
          <table:table-cell table:formula="of:=[.C39]+(512/24)/7" office:value-type="float" office:value="118.857142857143" calcext:value-type="float">
            <text:p>118.9</text:p>
          </table:table-cell>
          <table:table-cell table:formula="of:=[.D39]+[.K39]/2" office:value-type="float" office:value="1328518.58923903" calcext:value-type="float">
            <text:p>1,328,519 </text:p>
          </table:table-cell>
          <table:table-cell table:formula="of:=[.E39]+[.K39]/2" office:value-type="float" office:value="1328518.58923903" calcext:value-type="float">
            <text:p>1,328,519 </text:p>
          </table:table-cell>
          <table:table-cell table:formula="of:=[.H40]+[.F39]+[.L39]" office:value-type="float" office:value="4426855.72630834" calcext:value-type="float">
            <text:p>4,426,856 </text:p>
          </table:table-cell>
          <table:table-cell table:formula="of:=[.G39]+[.J40]+[.M39]" office:value-type="float" office:value="744116.891643013" calcext:value-type="float">
            <text:p>744,117 </text:p>
          </table:table-cell>
          <table:table-cell table:formula="of:=0.6*[.B40]" office:value-type="float" office:value="78298.2305298341" calcext:value-type="float">
            <text:p>78,298 </text:p>
          </table:table-cell>
          <table:table-cell table:formula="of:=0.3*[.B40]" office:value-type="float" office:value="39149.1152649171" calcext:value-type="float">
            <text:p>39,149 </text:p>
          </table:table-cell>
          <table:table-cell table:formula="of:=0.1*[.B40]" office:value-type="float" office:value="13049.7050883057" calcext:value-type="float">
            <text:p>13,050 </text:p>
          </table:table-cell>
          <table:table-cell table:formula="of:=[.I40]*([.D40]+[.E40])/([.D40]+[.E40]+[.F39]+[.H40]/2+[.G40])" office:value-type="float" office:value="13393.030131067" calcext:value-type="float">
            <text:p>13,393 </text:p>
          </table:table-cell>
          <table:table-cell table:formula="of:=[.I40]*([.F39]+[.H40]/2)/([.D40]+[.E40]+[.F39]+[.H40]/2+[.G40])" office:value-type="float" office:value="22005.2983433848" calcext:value-type="float">
            <text:p>22,005 </text:p>
          </table:table-cell>
          <table:table-cell table:formula="of:=[.I40]-[.K40]-[.L40]" office:value-type="float" office:value="3750.78679046533" calcext:value-type="float">
            <text:p>3,751 </text:p>
          </table:table-cell>
          <table:table-cell table:formula="of:=[.D40]/([.D40]+[.E40]+[.F40]+[.G40])" office:value-type="percentage" office:value="0.169713455116651" calcext:value-type="percentage">
            <text:p>16.97%</text:p>
          </table:table-cell>
          <table:table-cell table:formula="of:=[.D40]/21000000" office:value-type="percentage" office:value="0.0632627899637632" calcext:value-type="percentage">
            <text:p>6.33%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0]*100/101" office:value-type="float" office:value="129205.000874314" calcext:value-type="float">
            <text:p>129,205 </text:p>
          </table:table-cell>
          <table:table-cell table:formula="of:=[.C40]+(512/24)/7" office:value-type="float" office:value="121.904761904762" calcext:value-type="float">
            <text:p>121.9</text:p>
          </table:table-cell>
          <table:table-cell table:formula="of:=[.D40]+[.K40]/2" office:value-type="float" office:value="1335215.10430456" calcext:value-type="float">
            <text:p>1,335,215 </text:p>
          </table:table-cell>
          <table:table-cell table:formula="of:=[.E40]+[.K40]/2" office:value-type="float" office:value="1335215.10430456" calcext:value-type="float">
            <text:p>1,335,215 </text:p>
          </table:table-cell>
          <table:table-cell table:formula="of:=[.H41]+[.F40]+[.L40]" office:value-type="float" office:value="4526384.02517631" calcext:value-type="float">
            <text:p>4,526,384 </text:p>
          </table:table-cell>
          <table:table-cell table:formula="of:=[.G40]+[.J41]+[.M40]" office:value-type="float" office:value="760788.17852091" calcext:value-type="float">
            <text:p>760,788 </text:p>
          </table:table-cell>
          <table:table-cell table:formula="of:=0.6*[.B41]" office:value-type="float" office:value="77523.0005245883" calcext:value-type="float">
            <text:p>77,523 </text:p>
          </table:table-cell>
          <table:table-cell table:formula="of:=0.3*[.B41]" office:value-type="float" office:value="38761.5002622941" calcext:value-type="float">
            <text:p>38,762 </text:p>
          </table:table-cell>
          <table:table-cell table:formula="of:=0.1*[.B41]" office:value-type="float" office:value="12920.5000874314" calcext:value-type="float">
            <text:p>12,921 </text:p>
          </table:table-cell>
          <table:table-cell table:formula="of:=[.I41]*([.D41]+[.E41])/([.D41]+[.E41]+[.F40]+[.H41]/2+[.G41])" office:value-type="float" office:value="13107.7669961694" calcext:value-type="float">
            <text:p>13,108 </text:p>
          </table:table-cell>
          <table:table-cell table:formula="of:=[.I41]*([.F40]+[.H41]/2)/([.D41]+[.E41]+[.F40]+[.H41]/2+[.G41])" office:value-type="float" office:value="21919.4157972229" calcext:value-type="float">
            <text:p>21,919 </text:p>
          </table:table-cell>
          <table:table-cell table:formula="of:=[.I41]-[.K41]-[.L41]" office:value-type="float" office:value="3734.31746890183" calcext:value-type="float">
            <text:p>3,734 </text:p>
          </table:table-cell>
          <table:table-cell table:formula="of:=[.D41]/([.D41]+[.E41]+[.F41]+[.G41])" office:value-type="percentage" office:value="0.167791130433919" calcext:value-type="percentage">
            <text:p>16.78%</text:p>
          </table:table-cell>
          <table:table-cell table:formula="of:=[.D41]/21000000" office:value-type="percentage" office:value="0.0635816716335505" calcext:value-type="percentage">
            <text:p>6.36%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1]*100/101" office:value-type="float" office:value="127925.743439915" calcext:value-type="float">
            <text:p>127,926 </text:p>
          </table:table-cell>
          <table:table-cell table:formula="of:=[.C41]+(512/24)/7" office:value-type="float" office:value="124.952380952381" calcext:value-type="float">
            <text:p>125.0</text:p>
          </table:table-cell>
          <table:table-cell table:formula="of:=[.D41]+[.K41]/2" office:value-type="float" office:value="1341768.98780265" calcext:value-type="float">
            <text:p>1,341,769 </text:p>
          </table:table-cell>
          <table:table-cell table:formula="of:=[.E41]+[.K41]/2" office:value-type="float" office:value="1341768.98780265" calcext:value-type="float">
            <text:p>1,341,769 </text:p>
          </table:table-cell>
          <table:table-cell table:formula="of:=[.H42]+[.F41]+[.L41]" office:value-type="float" office:value="4625058.88703748" calcext:value-type="float">
            <text:p>4,625,059 </text:p>
          </table:table-cell>
          <table:table-cell table:formula="of:=[.G41]+[.J42]+[.M41]" office:value-type="float" office:value="777315.070333803" calcext:value-type="float">
            <text:p>777,315 </text:p>
          </table:table-cell>
          <table:table-cell table:formula="of:=0.6*[.B42]" office:value-type="float" office:value="76755.4460639488" calcext:value-type="float">
            <text:p>76,755 </text:p>
          </table:table-cell>
          <table:table-cell table:formula="of:=0.3*[.B42]" office:value-type="float" office:value="38377.7230319744" calcext:value-type="float">
            <text:p>38,378 </text:p>
          </table:table-cell>
          <table:table-cell table:formula="of:=0.1*[.B42]" office:value-type="float" office:value="12792.5743439915" calcext:value-type="float">
            <text:p>12,793 </text:p>
          </table:table-cell>
          <table:table-cell table:formula="of:=[.I42]*([.D42]+[.E42])/([.D42]+[.E42]+[.F41]+[.H42]/2+[.G42])" office:value-type="float" office:value="12832.422165174" calcext:value-type="float">
            <text:p>12,832 </text:p>
          </table:table-cell>
          <table:table-cell table:formula="of:=[.I42]*([.F41]+[.H42]/2)/([.D42]+[.E42]+[.F41]+[.H42]/2+[.G42])" office:value-type="float" office:value="21828.2544793255" calcext:value-type="float">
            <text:p>21,828 </text:p>
          </table:table-cell>
          <table:table-cell table:formula="of:=[.I42]-[.K42]-[.L42]" office:value-type="float" office:value="3717.04638747487" calcext:value-type="float">
            <text:p>3,717 </text:p>
          </table:table-cell>
          <table:table-cell table:formula="of:=[.D42]/([.D42]+[.E42]+[.F42]+[.G42])" office:value-type="percentage" office:value="0.165939104818906" calcext:value-type="percentage">
            <text:p>16.59%</text:p>
          </table:table-cell>
          <table:table-cell table:formula="of:=[.D42]/21000000" office:value-type="percentage" office:value="0.0638937613239355" calcext:value-type="percentage">
            <text:p>6.39%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2]*100/101" office:value-type="float" office:value="126659.151920708" calcext:value-type="float">
            <text:p>126,659 </text:p>
          </table:table-cell>
          <table:table-cell table:formula="of:=[.C42]+(512/24)/7" office:value-type="float" office:value="128" calcext:value-type="float">
            <text:p>128.0</text:p>
          </table:table-cell>
          <table:table-cell table:formula="of:=[.D42]+[.K42]/2" office:value-type="float" office:value="1348185.19888523" calcext:value-type="float">
            <text:p>1,348,185 </text:p>
          </table:table-cell>
          <table:table-cell table:formula="of:=[.E42]+[.K42]/2" office:value-type="float" office:value="1348185.19888523" calcext:value-type="float">
            <text:p>1,348,185 </text:p>
          </table:table-cell>
          <table:table-cell table:formula="of:=[.H43]+[.F42]+[.L42]" office:value-type="float" office:value="4722882.63266923" calcext:value-type="float">
            <text:p>4,722,883 </text:p>
          </table:table-cell>
          <table:table-cell table:formula="of:=[.G42]+[.J43]+[.M42]" office:value-type="float" office:value="793698.031913349" calcext:value-type="float">
            <text:p>793,698 </text:p>
          </table:table-cell>
          <table:table-cell table:formula="of:=0.6*[.B43]" office:value-type="float" office:value="75995.4911524245" calcext:value-type="float">
            <text:p>75,995 </text:p>
          </table:table-cell>
          <table:table-cell table:formula="of:=0.3*[.B43]" office:value-type="float" office:value="37997.7455762123" calcext:value-type="float">
            <text:p>37,998 </text:p>
          </table:table-cell>
          <table:table-cell table:formula="of:=0.1*[.B43]" office:value-type="float" office:value="12665.9151920708" calcext:value-type="float">
            <text:p>12,666 </text:p>
          </table:table-cell>
          <table:table-cell table:formula="of:=[.I43]*([.D43]+[.E43])/([.D43]+[.E43]+[.F42]+[.H43]/2+[.G43])" office:value-type="float" office:value="12566.4693685983" calcext:value-type="float">
            <text:p>12,566 </text:p>
          </table:table-cell>
          <table:table-cell table:formula="of:=[.I43]*([.F42]+[.H43]/2)/([.D43]+[.E43]+[.F42]+[.H43]/2+[.G43])" office:value-type="float" office:value="21732.2361891496" calcext:value-type="float">
            <text:p>21,732 </text:p>
          </table:table-cell>
          <table:table-cell table:formula="of:=[.I43]-[.K43]-[.L43]" office:value-type="float" office:value="3699.04001846443" calcext:value-type="float">
            <text:p>3,699 </text:p>
          </table:table-cell>
          <table:table-cell table:formula="of:=[.D43]/([.D43]+[.E43]+[.F43]+[.G43])" office:value-type="percentage" office:value="0.16415356534451" calcext:value-type="percentage">
            <text:p>16.42%</text:p>
          </table:table-cell>
          <table:table-cell table:formula="of:=[.D43]/21000000" office:value-type="percentage" office:value="0.0641992951850111" calcext:value-type="percentage">
            <text:p>6.42%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3]*100/101" office:value-type="float" office:value="125405.100911592" calcext:value-type="float">
            <text:p>125,405 </text:p>
          </table:table-cell>
          <table:table-cell table:formula="of:=[.C43]+(512/24)/7" office:value-type="float" office:value="131.047619047619" calcext:value-type="float">
            <text:p>131.0</text:p>
          </table:table-cell>
          <table:table-cell table:formula="of:=[.D43]+[.K43]/2" office:value-type="float" office:value="1354468.43356953" calcext:value-type="float">
            <text:p>1,354,468 </text:p>
          </table:table-cell>
          <table:table-cell table:formula="of:=[.E43]+[.K43]/2" office:value-type="float" office:value="1354468.43356953" calcext:value-type="float">
            <text:p>1,354,468 </text:p>
          </table:table-cell>
          <table:table-cell table:formula="of:=[.H44]+[.F43]+[.L43]" office:value-type="float" office:value="4819857.92940534" calcext:value-type="float">
            <text:p>4,819,858 </text:p>
          </table:table-cell>
          <table:table-cell table:formula="of:=[.G43]+[.J44]+[.M43]" office:value-type="float" office:value="809937.582022972" calcext:value-type="float">
            <text:p>809,938 </text:p>
          </table:table-cell>
          <table:table-cell table:formula="of:=0.6*[.B44]" office:value-type="float" office:value="75243.060546955" calcext:value-type="float">
            <text:p>75,243 </text:p>
          </table:table-cell>
          <table:table-cell table:formula="of:=0.3*[.B44]" office:value-type="float" office:value="37621.5302734775" calcext:value-type="float">
            <text:p>37,622 </text:p>
          </table:table-cell>
          <table:table-cell table:formula="of:=0.1*[.B44]" office:value-type="float" office:value="12540.5100911592" calcext:value-type="float">
            <text:p>12,541 </text:p>
          </table:table-cell>
          <table:table-cell table:formula="of:=[.I44]*([.D44]+[.E44])/([.D44]+[.E44]+[.F43]+[.H44]/2+[.G44])" office:value-type="float" office:value="12309.4202029859" calcext:value-type="float">
            <text:p>12,309 </text:p>
          </table:table-cell>
          <table:table-cell table:formula="of:=[.I44]*([.F43]+[.H44]/2)/([.D44]+[.E44]+[.F43]+[.H44]/2+[.G44])" office:value-type="float" office:value="21631.7503853874" calcext:value-type="float">
            <text:p>21,632 </text:p>
          </table:table-cell>
          <table:table-cell table:formula="of:=[.I44]-[.K44]-[.L44]" office:value-type="float" office:value="3680.35968510421" calcext:value-type="float">
            <text:p>3,680 </text:p>
          </table:table-cell>
          <table:table-cell table:formula="of:=[.D44]/([.D44]+[.E44]+[.F44]+[.G44])" office:value-type="percentage" office:value="0.162430975366334" calcext:value-type="percentage">
            <text:p>16.24%</text:p>
          </table:table-cell>
          <table:table-cell table:formula="of:=[.D44]/21000000" office:value-type="percentage" office:value="0.0644984968366444" calcext:value-type="percentage">
            <text:p>6.45%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*100/101" office:value-type="float" office:value="124163.466249101" calcext:value-type="float">
            <text:p>124,163 </text:p>
          </table:table-cell>
          <table:table-cell table:formula="of:=[.C44]+(512/24)/7" office:value-type="float" office:value="134.095238095238" calcext:value-type="float">
            <text:p>134.1</text:p>
          </table:table-cell>
          <table:table-cell table:formula="of:=[.D44]+[.K44]/2" office:value-type="float" office:value="1360623.14367102" calcext:value-type="float">
            <text:p>1,360,623 </text:p>
          </table:table-cell>
          <table:table-cell table:formula="of:=[.E44]+[.K44]/2" office:value-type="float" office:value="1360623.14367102" calcext:value-type="float">
            <text:p>1,360,623 </text:p>
          </table:table-cell>
          <table:table-cell table:formula="of:=[.H45]+[.F44]+[.L44]" office:value-type="float" office:value="4915987.75954019" calcext:value-type="float">
            <text:p>4,915,988 </text:p>
          </table:table-cell>
          <table:table-cell table:formula="of:=[.G44]+[.J45]+[.M44]" office:value-type="float" office:value="826034.288332986" calcext:value-type="float">
            <text:p>826,034 </text:p>
          </table:table-cell>
          <table:table-cell table:formula="of:=0.6*[.B45]" office:value-type="float" office:value="74498.0797494604" calcext:value-type="float">
            <text:p>74,498 </text:p>
          </table:table-cell>
          <table:table-cell table:formula="of:=0.3*[.B45]" office:value-type="float" office:value="37249.0398747302" calcext:value-type="float">
            <text:p>37,249 </text:p>
          </table:table-cell>
          <table:table-cell table:formula="of:=0.1*[.B45]" office:value-type="float" office:value="12416.3466249101" calcext:value-type="float">
            <text:p>12,416 </text:p>
          </table:table-cell>
          <table:table-cell table:formula="of:=[.I45]*([.D45]+[.E45])/([.D45]+[.E45]+[.F44]+[.H45]/2+[.G45])" office:value-type="float" office:value="12060.8207229819" calcext:value-type="float">
            <text:p>12,061 </text:p>
          </table:table-cell>
          <table:table-cell table:formula="of:=[.I45]*([.F44]+[.H45]/2)/([.D45]+[.E45]+[.F44]+[.H45]/2+[.G45])" office:value-type="float" office:value="21527.157119634" calcext:value-type="float">
            <text:p>21,527 </text:p>
          </table:table-cell>
          <table:table-cell table:formula="of:=[.I45]-[.K45]-[.L45]" office:value-type="float" office:value="3661.06203211434" calcext:value-type="float">
            <text:p>3,661 </text:p>
          </table:table-cell>
          <table:table-cell table:formula="of:=[.D45]/([.D45]+[.E45]+[.F45]+[.G45])" office:value-type="percentage" office:value="0.160768049620918" calcext:value-type="percentage">
            <text:p>16.08%</text:p>
          </table:table-cell>
          <table:table-cell table:formula="of:=[.D45]/21000000" office:value-type="percentage" office:value="0.0647915782700488" calcext:value-type="percentage">
            <text:p>6.48%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5]*100/101" office:value-type="float" office:value="122934.12499911" calcext:value-type="float">
            <text:p>122,934 </text:p>
          </table:table-cell>
          <table:table-cell table:formula="of:=[.C45]+(512/24)/7" office:value-type="float" office:value="137.142857142857" calcext:value-type="float">
            <text:p>137.1</text:p>
          </table:table-cell>
          <table:table-cell table:formula="of:=[.D45]+[.K45]/2" office:value-type="float" office:value="1366653.55403252" calcext:value-type="float">
            <text:p>1,366,654 </text:p>
          </table:table-cell>
          <table:table-cell table:formula="of:=[.E45]+[.K45]/2" office:value-type="float" office:value="1366653.55403252" calcext:value-type="float">
            <text:p>1,366,654 </text:p>
          </table:table-cell>
          <table:table-cell table:formula="of:=[.H46]+[.F45]+[.L45]" office:value-type="float" office:value="5011275.39165929" calcext:value-type="float">
            <text:p>5,011,275 </text:p>
          </table:table-cell>
          <table:table-cell table:formula="of:=[.G45]+[.J46]+[.M45]" office:value-type="float" office:value="841988.762865012" calcext:value-type="float">
            <text:p>841,989 </text:p>
          </table:table-cell>
          <table:table-cell table:formula="of:=0.6*[.B46]" office:value-type="float" office:value="73760.4749994657" calcext:value-type="float">
            <text:p>73,760 </text:p>
          </table:table-cell>
          <table:table-cell table:formula="of:=0.3*[.B46]" office:value-type="float" office:value="36880.2374997329" calcext:value-type="float">
            <text:p>36,880 </text:p>
          </table:table-cell>
          <table:table-cell table:formula="of:=0.1*[.B46]" office:value-type="float" office:value="12293.412499911" calcext:value-type="float">
            <text:p>12,293 </text:p>
          </table:table-cell>
          <table:table-cell table:formula="of:=[.I46]*([.D46]+[.E46])/([.D46]+[.E46]+[.F45]+[.H46]/2+[.G46])" office:value-type="float" office:value="11820.2483988083" calcext:value-type="float">
            <text:p>11,820 </text:p>
          </table:table-cell>
          <table:table-cell table:formula="of:=[.I46]*([.F45]+[.H46]/2)/([.D46]+[.E46]+[.F45]+[.H46]/2+[.G46])" office:value-type="float" office:value="21418.789655497" calcext:value-type="float">
            <text:p>21,419 </text:p>
          </table:table-cell>
          <table:table-cell table:formula="of:=[.I46]-[.K46]-[.L46]" office:value-type="float" office:value="3641.19944542759" calcext:value-type="float">
            <text:p>3,641 </text:p>
          </table:table-cell>
          <table:table-cell table:formula="of:=[.D46]/([.D46]+[.E46]+[.F46]+[.G46])" office:value-type="percentage" office:value="0.159161731992706" calcext:value-type="percentage">
            <text:p>15.92%</text:p>
          </table:table-cell>
          <table:table-cell table:formula="of:=[.D46]/21000000" office:value-type="percentage" office:value="0.065078740668215" calcext:value-type="percentage">
            <text:p>6.51%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6]*100/101" office:value-type="float" office:value="121716.955444663" calcext:value-type="float">
            <text:p>121,717 </text:p>
          </table:table-cell>
          <table:table-cell table:formula="of:=[.C46]+(512/24)/7" office:value-type="float" office:value="140.190476190476" calcext:value-type="float">
            <text:p>140.2</text:p>
          </table:table-cell>
          <table:table-cell table:formula="of:=[.D46]+[.K46]/2" office:value-type="float" office:value="1372563.67823192" calcext:value-type="float">
            <text:p>1,372,564 </text:p>
          </table:table-cell>
          <table:table-cell table:formula="of:=[.E46]+[.K46]/2" office:value-type="float" office:value="1372563.67823192" calcext:value-type="float">
            <text:p>1,372,564 </text:p>
          </table:table-cell>
          <table:table-cell table:formula="of:=[.H47]+[.F46]+[.L46]" office:value-type="float" office:value="5105724.35458158" calcext:value-type="float">
            <text:p>5,105,724 </text:p>
          </table:table-cell>
          <table:table-cell table:formula="of:=[.G46]+[.J47]+[.M46]" office:value-type="float" office:value="857801.657854905" calcext:value-type="float">
            <text:p>857,802 </text:p>
          </table:table-cell>
          <table:table-cell table:formula="of:=0.6*[.B47]" office:value-type="float" office:value="73030.1732667977" calcext:value-type="float">
            <text:p>73,030 </text:p>
          </table:table-cell>
          <table:table-cell table:formula="of:=0.3*[.B47]" office:value-type="float" office:value="36515.0866333989" calcext:value-type="float">
            <text:p>36,515 </text:p>
          </table:table-cell>
          <table:table-cell table:formula="of:=0.1*[.B47]" office:value-type="float" office:value="12171.6955444663" calcext:value-type="float">
            <text:p>12,172 </text:p>
          </table:table-cell>
          <table:table-cell table:formula="of:=[.I47]*([.D47]+[.E47])/([.D47]+[.E47]+[.F46]+[.H47]/2+[.G47])" office:value-type="float" office:value="11587.3093939301" calcext:value-type="float">
            <text:p>11,587 </text:p>
          </table:table-cell>
          <table:table-cell table:formula="of:=[.I47]*([.F46]+[.H47]/2)/([.D47]+[.E47]+[.F46]+[.H47]/2+[.G47])" office:value-type="float" office:value="21306.9568120353" calcext:value-type="float">
            <text:p>21,307 </text:p>
          </table:table-cell>
          <table:table-cell table:formula="of:=[.I47]-[.K47]-[.L47]" office:value-type="float" office:value="3620.82042743354" calcext:value-type="float">
            <text:p>3,621 </text:p>
          </table:table-cell>
          <table:table-cell table:formula="of:=[.D47]/([.D47]+[.E47]+[.F47]+[.G47])" office:value-type="percentage" office:value="0.157609175619909" calcext:value-type="percentage">
            <text:p>15.76%</text:p>
          </table:table-cell>
          <table:table-cell table:formula="of:=[.D47]/21000000" office:value-type="percentage" office:value="0.0653601751539009" calcext:value-type="percentage">
            <text:p>6.54%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7]*100/101" office:value-type="float" office:value="120511.837073924" calcext:value-type="float">
            <text:p>120,512 </text:p>
          </table:table-cell>
          <table:table-cell table:formula="of:=[.C47]+(512/24)/7" office:value-type="float" office:value="143.238095238095" calcext:value-type="float">
            <text:p>143.2</text:p>
          </table:table-cell>
          <table:table-cell table:formula="of:=[.D47]+[.K47]/2" office:value-type="float" office:value="1378357.33292888" calcext:value-type="float">
            <text:p>1,378,357 </text:p>
          </table:table-cell>
          <table:table-cell table:formula="of:=[.E47]+[.K47]/2" office:value-type="float" office:value="1378357.33292888" calcext:value-type="float">
            <text:p>1,378,357 </text:p>
          </table:table-cell>
          <table:table-cell table:formula="of:=[.H48]+[.F47]+[.L47]" office:value-type="float" office:value="5199338.41363797" calcext:value-type="float">
            <text:p>5,199,338 </text:p>
          </table:table-cell>
          <table:table-cell table:formula="of:=[.G47]+[.J48]+[.M47]" office:value-type="float" office:value="873473.661989731" calcext:value-type="float">
            <text:p>873,474 </text:p>
          </table:table-cell>
          <table:table-cell table:formula="of:=0.6*[.B48]" office:value-type="float" office:value="72307.1022443542" calcext:value-type="float">
            <text:p>72,307 </text:p>
          </table:table-cell>
          <table:table-cell table:formula="of:=0.3*[.B48]" office:value-type="float" office:value="36153.5511221771" calcext:value-type="float">
            <text:p>36,154 </text:p>
          </table:table-cell>
          <table:table-cell table:formula="of:=0.1*[.B48]" office:value-type="float" office:value="12051.1837073924" calcext:value-type="float">
            <text:p>12,051 </text:p>
          </table:table-cell>
          <table:table-cell table:formula="of:=[.I48]*([.D48]+[.E48])/([.D48]+[.E48]+[.F47]+[.H48]/2+[.G48])" office:value-type="float" office:value="11361.6361240123" calcext:value-type="float">
            <text:p>11,362 </text:p>
          </table:table-cell>
          <table:table-cell table:formula="of:=[.I48]*([.F47]+[.H48]/2)/([.D48]+[.E48]+[.F47]+[.H48]/2+[.G48])" office:value-type="float" office:value="21191.9450649879" calcext:value-type="float">
            <text:p>21,192 </text:p>
          </table:table-cell>
          <table:table-cell table:formula="of:=[.I48]-[.K48]-[.L48]" office:value-type="float" office:value="3599.96993317691" calcext:value-type="float">
            <text:p>3,600 </text:p>
          </table:table-cell>
          <table:table-cell table:formula="of:=[.D48]/([.D48]+[.E48]+[.F48]+[.G48])" office:value-type="percentage" office:value="0.156107725055374" calcext:value-type="percentage">
            <text:p>15.61%</text:p>
          </table:table-cell>
          <table:table-cell table:formula="of:=[.D48]/21000000" office:value-type="percentage" office:value="0.065636063472804" calcext:value-type="percentage">
            <text:p>6.56%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8]*100/101" office:value-type="float" office:value="119318.650568241" calcext:value-type="float">
            <text:p>119,319 </text:p>
          </table:table-cell>
          <table:table-cell table:formula="of:=[.C48]+(512/24)/7" office:value-type="float" office:value="146.285714285714" calcext:value-type="float">
            <text:p>146.3</text:p>
          </table:table-cell>
          <table:table-cell table:formula="of:=[.D48]+[.K48]/2" office:value-type="float" office:value="1384038.15099089" calcext:value-type="float">
            <text:p>1,384,038 </text:p>
          </table:table-cell>
          <table:table-cell table:formula="of:=[.E48]+[.K48]/2" office:value-type="float" office:value="1384038.15099089" calcext:value-type="float">
            <text:p>1,384,038 </text:p>
          </table:table-cell>
          <table:table-cell table:formula="of:=[.H49]+[.F48]+[.L48]" office:value-type="float" office:value="5292121.5490439" calcext:value-type="float">
            <text:p>5,292,122 </text:p>
          </table:table-cell>
          <table:table-cell table:formula="of:=[.G48]+[.J49]+[.M48]" office:value-type="float" office:value="889005.496979732" calcext:value-type="float">
            <text:p>889,005 </text:p>
          </table:table-cell>
          <table:table-cell table:formula="of:=0.6*[.B49]" office:value-type="float" office:value="71591.1903409447" calcext:value-type="float">
            <text:p>71,591 </text:p>
          </table:table-cell>
          <table:table-cell table:formula="of:=0.3*[.B49]" office:value-type="float" office:value="35795.5951704724" calcext:value-type="float">
            <text:p>35,796 </text:p>
          </table:table-cell>
          <table:table-cell table:formula="of:=0.1*[.B49]" office:value-type="float" office:value="11931.8650568241" calcext:value-type="float">
            <text:p>11,932 </text:p>
          </table:table-cell>
          <table:table-cell table:formula="of:=[.I49]*([.D49]+[.E49])/([.D49]+[.E49]+[.F48]+[.H49]/2+[.G49])" office:value-type="float" office:value="11142.8850636012" calcext:value-type="float">
            <text:p>11,143 </text:p>
          </table:table-cell>
          <table:table-cell table:formula="of:=[.I49]*([.F48]+[.H49]/2)/([.D49]+[.E49]+[.F48]+[.H49]/2+[.G49])" office:value-type="float" office:value="21074.0204346744" calcext:value-type="float">
            <text:p>21,074 </text:p>
          </table:table-cell>
          <table:table-cell table:formula="of:=[.I49]-[.K49]-[.L49]" office:value-type="float" office:value="3578.68967219676" calcext:value-type="float">
            <text:p>3,579 </text:p>
          </table:table-cell>
          <table:table-cell table:formula="of:=[.D49]/([.D49]+[.E49]+[.F49]+[.G49])" office:value-type="percentage" office:value="0.154654900237501" calcext:value-type="percentage">
            <text:p>15.47%</text:p>
          </table:table-cell>
          <table:table-cell table:formula="of:=[.D49]/21000000" office:value-type="percentage" office:value="0.0659065786186138" calcext:value-type="percentage">
            <text:p>6.59%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9]*100/101" office:value-type="float" office:value="118137.277790338" calcext:value-type="float">
            <text:p>118,137 </text:p>
          </table:table-cell>
          <table:table-cell table:formula="of:=[.C49]+(512/24)/7" office:value-type="float" office:value="149.333333333333" calcext:value-type="float">
            <text:p>149.3</text:p>
          </table:table-cell>
          <table:table-cell table:formula="of:=[.D49]+[.K49]/2" office:value-type="float" office:value="1389609.59352269" calcext:value-type="float">
            <text:p>1,389,610 </text:p>
          </table:table-cell>
          <table:table-cell table:formula="of:=[.E49]+[.K49]/2" office:value-type="float" office:value="1389609.59352269" calcext:value-type="float">
            <text:p>1,389,610 </text:p>
          </table:table-cell>
          <table:table-cell table:formula="of:=[.H50]+[.F49]+[.L49]" office:value-type="float" office:value="5384077.93615278" calcext:value-type="float">
            <text:p>5,384,078 </text:p>
          </table:table-cell>
          <table:table-cell table:formula="of:=[.G49]+[.J50]+[.M49]" office:value-type="float" office:value="904397.914430963" calcext:value-type="float">
            <text:p>904,398 </text:p>
          </table:table-cell>
          <table:table-cell table:formula="of:=0.6*[.B50]" office:value-type="float" office:value="70882.3666742027" calcext:value-type="float">
            <text:p>70,882 </text:p>
          </table:table-cell>
          <table:table-cell table:formula="of:=0.3*[.B50]" office:value-type="float" office:value="35441.1833371014" calcext:value-type="float">
            <text:p>35,441 </text:p>
          </table:table-cell>
          <table:table-cell table:formula="of:=0.1*[.B50]" office:value-type="float" office:value="11813.7277790338" calcext:value-type="float">
            <text:p>11,814 </text:p>
          </table:table-cell>
          <table:table-cell table:formula="of:=[.I50]*([.D50]+[.E50])/([.D50]+[.E50]+[.F49]+[.H50]/2+[.G50])" office:value-type="float" office:value="10930.7347714868" calcext:value-type="float">
            <text:p>10,931 </text:p>
          </table:table-cell>
          <table:table-cell table:formula="of:=[.I50]*([.F49]+[.H50]/2)/([.D50]+[.E50]+[.F49]+[.H50]/2+[.G50])" office:value-type="float" office:value="20953.4301855564" calcext:value-type="float">
            <text:p>20,953 </text:p>
          </table:table-cell>
          <table:table-cell table:formula="of:=[.I50]-[.K50]-[.L50]" office:value-type="float" office:value="3557.01838005814" calcext:value-type="float">
            <text:p>3,557 </text:p>
          </table:table-cell>
          <table:table-cell table:formula="of:=[.D50]/([.D50]+[.E50]+[.F50]+[.G50])" office:value-type="percentage" office:value="0.153248382059177" calcext:value-type="percentage">
            <text:p>15.32%</text:p>
          </table:table-cell>
          <table:table-cell table:formula="of:=[.D50]/21000000" office:value-type="percentage" office:value="0.0661718854058424" calcext:value-type="percentage">
            <text:p>6.62%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0]*100/101" office:value-type="float" office:value="116967.601772612" calcext:value-type="float">
            <text:p>116,968 </text:p>
          </table:table-cell>
          <table:table-cell table:formula="of:=[.C50]+(512/24)/7" office:value-type="float" office:value="152.380952380952" calcext:value-type="float">
            <text:p>152.4</text:p>
          </table:table-cell>
          <table:table-cell table:formula="of:=[.D50]+[.K50]/2" office:value-type="float" office:value="1395074.96090843" calcext:value-type="float">
            <text:p>1,395,075 </text:p>
          </table:table-cell>
          <table:table-cell table:formula="of:=[.E50]+[.K50]/2" office:value-type="float" office:value="1395074.96090843" calcext:value-type="float">
            <text:p>1,395,075 </text:p>
          </table:table-cell>
          <table:table-cell table:formula="of:=[.H51]+[.F50]+[.L50]" office:value-type="float" office:value="5475211.9274019" calcext:value-type="float">
            <text:p>5,475,212 </text:p>
          </table:table-cell>
          <table:table-cell table:formula="of:=[.G50]+[.J51]+[.M50]" office:value-type="float" office:value="919651.692988282" calcext:value-type="float">
            <text:p>919,652 </text:p>
          </table:table-cell>
          <table:table-cell table:formula="of:=0.6*[.B51]" office:value-type="float" office:value="70180.561063567" calcext:value-type="float">
            <text:p>70,181 </text:p>
          </table:table-cell>
          <table:table-cell table:formula="of:=0.3*[.B51]" office:value-type="float" office:value="35090.2805317835" calcext:value-type="float">
            <text:p>35,090 </text:p>
          </table:table-cell>
          <table:table-cell table:formula="of:=0.1*[.B51]" office:value-type="float" office:value="11696.7601772612" calcext:value-type="float">
            <text:p>11,697 </text:p>
          </table:table-cell>
          <table:table-cell table:formula="of:=[.I51]*([.D51]+[.E51])/([.D51]+[.E51]+[.F50]+[.H51]/2+[.G51])" office:value-type="float" office:value="10724.8841095481" calcext:value-type="float">
            <text:p>10,725 </text:p>
          </table:table-cell>
          <table:table-cell table:formula="of:=[.I51]*([.F50]+[.H51]/2)/([.D51]+[.E51]+[.F50]+[.H51]/2+[.G51])" office:value-type="float" office:value="20830.4043591472" calcext:value-type="float">
            <text:p>20,830 </text:p>
          </table:table-cell>
          <table:table-cell table:formula="of:=[.I51]-[.K51]-[.L51]" office:value-type="float" office:value="3534.99206308828" calcext:value-type="float">
            <text:p>3,535 </text:p>
          </table:table-cell>
          <table:table-cell table:formula="of:=[.D51]/([.D51]+[.E51]+[.F51]+[.G51])" office:value-type="percentage" office:value="0.151885999350766" calcext:value-type="percentage">
            <text:p>15.19%</text:p>
          </table:table-cell>
          <table:table-cell table:formula="of:=[.D51]/21000000" office:value-type="percentage" office:value="0.0664321409956397" calcext:value-type="percentage">
            <text:p>6.64%</text:p>
          </table:table-cell>
          <table:table-cell table:number-columns-repeated="100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table:formula="of:=[.B51]*100/101" office:value-type="float" office:value="115809.506705556" calcext:value-type="float">
            <text:p>115,810 </text:p>
          </table:table-cell>
          <table:table-cell table:style-name="ce8" table:formula="of:=[.C51]+(512/24)/7" office:value-type="float" office:value="155.428571428571" calcext:value-type="float">
            <text:p>155.4</text:p>
          </table:table-cell>
          <table:table-cell table:style-name="ce5" table:formula="of:=[.D51]+[.K51]/2" office:value-type="float" office:value="1400437.40296321" calcext:value-type="float">
            <text:p>1,400,437 </text:p>
          </table:table-cell>
          <table:table-cell table:style-name="ce5" table:formula="of:=[.E51]+[.K51]/2" office:value-type="float" office:value="1400437.40296321" calcext:value-type="float">
            <text:p>1,400,437 </text:p>
          </table:table-cell>
          <table:table-cell table:style-name="ce5" table:formula="of:=[.H52]+[.F51]+[.L51]" office:value-type="float" office:value="5565528.03578438" calcext:value-type="float">
            <text:p>5,565,528 </text:p>
          </table:table-cell>
          <table:table-cell table:style-name="ce5" table:formula="of:=[.G51]+[.J52]+[.M51]" office:value-type="float" office:value="934767.635721926" calcext:value-type="float">
            <text:p>934,768 </text:p>
          </table:table-cell>
          <table:table-cell table:style-name="ce5" table:formula="of:=0.6*[.B52]" office:value-type="float" office:value="69485.7040233337" calcext:value-type="float">
            <text:p>69,486 </text:p>
          </table:table-cell>
          <table:table-cell table:style-name="ce5" table:formula="of:=0.3*[.B52]" office:value-type="float" office:value="34742.8520116669" calcext:value-type="float">
            <text:p>34,743 </text:p>
          </table:table-cell>
          <table:table-cell table:style-name="ce5" table:formula="of:=0.1*[.B52]" office:value-type="float" office:value="11580.9506705556" calcext:value-type="float">
            <text:p>11,581 </text:p>
          </table:table-cell>
          <table:table-cell table:style-name="ce5" table:formula="of:=[.I52]*([.D52]+[.E52])/([.D52]+[.E52]+[.F51]+[.H52]/2+[.G52])" office:value-type="float" office:value="10525.050633163" calcext:value-type="float">
            <text:p>10,525 </text:p>
          </table:table-cell>
          <table:table-cell table:style-name="ce5" table:formula="of:=[.I52]*([.F51]+[.H52]/2)/([.D52]+[.E52]+[.F51]+[.H52]/2+[.G52])" office:value-type="float" office:value="20705.1571591343" calcext:value-type="float">
            <text:p>20,705 </text:p>
          </table:table-cell>
          <table:table-cell table:style-name="ce5" table:formula="of:=[.I52]-[.K52]-[.L52]" office:value-type="float" office:value="3512.64421936958" calcext:value-type="float">
            <text:p>3,513 </text:p>
          </table:table-cell>
          <table:table-cell table:style-name="ce13" table:formula="of:=[.D52]/([.D52]+[.E52]+[.F52]+[.G52])" office:value-type="percentage" office:value="0.150565717117116" calcext:value-type="percentage">
            <text:p>15.06%</text:p>
          </table:table-cell>
          <table:table-cell table:style-name="ce13" table:formula="of:=[.D52]/21000000" office:value-type="percentage" office:value="0.0666874953792004" calcext:value-type="percentage">
            <text:p>6.67%</text:p>
          </table:table-cell>
          <table:table-cell table:style-name="ce2"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2]*100/101" office:value-type="float" office:value="114662.877926293" calcext:value-type="float">
            <text:p>114,663 </text:p>
          </table:table-cell>
          <table:table-cell table:formula="of:=[.C52]+(512/24)/7" office:value-type="float" office:value="158.47619047619" calcext:value-type="float">
            <text:p>158.5</text:p>
          </table:table-cell>
          <table:table-cell table:formula="of:=[.D52]+[.K52]/2" office:value-type="float" office:value="1405699.92827979" calcext:value-type="float">
            <text:p>1,405,700 </text:p>
          </table:table-cell>
          <table:table-cell table:formula="of:=[.E52]+[.K52]/2" office:value-type="float" office:value="1405699.92827979" calcext:value-type="float">
            <text:p>1,405,700 </text:p>
          </table:table-cell>
          <table:table-cell table:formula="of:=[.H53]+[.F52]+[.L52]" office:value-type="float" office:value="5655030.91969929" calcext:value-type="float">
            <text:p>5,655,031 </text:p>
          </table:table-cell>
          <table:table-cell table:formula="of:=[.G52]+[.J53]+[.M52]" office:value-type="float" office:value="949746.567733925" calcext:value-type="float">
            <text:p>949,747 </text:p>
          </table:table-cell>
          <table:table-cell table:formula="of:=0.6*[.B53]" office:value-type="float" office:value="68797.726755776" calcext:value-type="float">
            <text:p>68,798 </text:p>
          </table:table-cell>
          <table:table-cell table:formula="of:=0.3*[.B53]" office:value-type="float" office:value="34398.863377888" calcext:value-type="float">
            <text:p>34,399 </text:p>
          </table:table-cell>
          <table:table-cell table:formula="of:=0.1*[.B53]" office:value-type="float" office:value="11466.2877926293" calcext:value-type="float">
            <text:p>11,466 </text:p>
          </table:table-cell>
          <table:table-cell table:formula="of:=[.I53]*([.D53]+[.E53])/([.D53]+[.E53]+[.F52]+[.H53]/2+[.G53])" office:value-type="float" office:value="10330.969134072" calcext:value-type="float">
            <text:p>10,331 </text:p>
          </table:table-cell>
          <table:table-cell table:formula="of:=[.I53]*([.F52]+[.H53]/2)/([.D53]+[.E53]+[.F52]+[.H53]/2+[.G53])" office:value-type="float" office:value="20577.8882051669" calcext:value-type="float">
            <text:p>20,578 </text:p>
          </table:table-cell>
          <table:table-cell table:formula="of:=[.I53]-[.K53]-[.L53]" office:value-type="float" office:value="3490.00603864907" calcext:value-type="float">
            <text:p>3,490 </text:p>
          </table:table-cell>
          <table:table-cell table:formula="of:=[.D53]/([.D53]+[.E53]+[.F53]+[.G53])" office:value-type="percentage" office:value="0.149285625889" calcext:value-type="percentage">
            <text:p>14.93%</text:p>
          </table:table-cell>
          <table:table-cell table:formula="of:=[.D53]/21000000" office:value-type="percentage" office:value="0.0669380918228472" calcext:value-type="percentage">
            <text:p>6.69%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3]*100/101" office:value-type="float" office:value="113527.601907221" calcext:value-type="float">
            <text:p>113,528 </text:p>
          </table:table-cell>
          <table:table-cell table:formula="of:=[.C53]+(512/24)/7" office:value-type="float" office:value="161.523809523809" calcext:value-type="float">
            <text:p>161.5</text:p>
          </table:table-cell>
          <table:table-cell table:formula="of:=[.D53]+[.K53]/2" office:value-type="float" office:value="1410865.41284683" calcext:value-type="float">
            <text:p>1,410,865 </text:p>
          </table:table-cell>
          <table:table-cell table:formula="of:=[.E53]+[.K53]/2" office:value-type="float" office:value="1410865.41284683" calcext:value-type="float">
            <text:p>1,410,865 </text:p>
          </table:table-cell>
          <table:table-cell table:formula="of:=[.H54]+[.F53]+[.L53]" office:value-type="float" office:value="5743725.36904879" calcext:value-type="float">
            <text:p>5,743,725 </text:p>
          </table:table-cell>
          <table:table-cell table:formula="of:=[.G53]+[.J54]+[.M53]" office:value-type="float" office:value="964589.333963296" calcext:value-type="float">
            <text:p>964,589 </text:p>
          </table:table-cell>
          <table:table-cell table:formula="of:=0.6*[.B54]" office:value-type="float" office:value="68116.5611443326" calcext:value-type="float">
            <text:p>68,117 </text:p>
          </table:table-cell>
          <table:table-cell table:formula="of:=0.3*[.B54]" office:value-type="float" office:value="34058.2805721663" calcext:value-type="float">
            <text:p>34,058 </text:p>
          </table:table-cell>
          <table:table-cell table:formula="of:=0.1*[.B54]" office:value-type="float" office:value="11352.7601907221" calcext:value-type="float">
            <text:p>11,353 </text:p>
          </table:table-cell>
          <table:table-cell table:formula="of:=[.I54]*([.D54]+[.E54])/([.D54]+[.E54]+[.F53]+[.H54]/2+[.G54])" office:value-type="float" office:value="10142.39031899" calcext:value-type="float">
            <text:p>10,142 </text:p>
          </table:table-cell>
          <table:table-cell table:formula="of:=[.I54]*([.F53]+[.H54]/2)/([.D54]+[.E54]+[.F53]+[.H54]/2+[.G54])" office:value-type="float" office:value="20448.7836696895" calcext:value-type="float">
            <text:p>20,449 </text:p>
          </table:table-cell>
          <table:table-cell table:formula="of:=[.I54]-[.K54]-[.L54]" office:value-type="float" office:value="3467.10658348688" calcext:value-type="float">
            <text:p>3,467 </text:p>
          </table:table-cell>
          <table:table-cell table:formula="of:=[.D54]/([.D54]+[.E54]+[.F54]+[.G54])" office:value-type="percentage" office:value="0.148043932066968" calcext:value-type="percentage">
            <text:p>14.80%</text:p>
          </table:table-cell>
          <table:table-cell table:formula="of:=[.D54]/21000000" office:value-type="percentage" office:value="0.0671840672784203" calcext:value-type="percentage">
            <text:p>6.72%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4]*100/101" office:value-type="float" office:value="112403.566244773" calcext:value-type="float">
            <text:p>112,404 </text:p>
          </table:table-cell>
          <table:table-cell table:formula="of:=[.C54]+(512/24)/7" office:value-type="float" office:value="164.571428571429" calcext:value-type="float">
            <text:p>164.6</text:p>
          </table:table-cell>
          <table:table-cell table:formula="of:=[.D54]+[.K54]/2" office:value-type="float" office:value="1415936.60800632" calcext:value-type="float">
            <text:p>1,415,937 </text:p>
          </table:table-cell>
          <table:table-cell table:formula="of:=[.E54]+[.K54]/2" office:value-type="float" office:value="1415936.60800632" calcext:value-type="float">
            <text:p>1,415,937 </text:p>
          </table:table-cell>
          <table:table-cell table:formula="of:=[.H55]+[.F54]+[.L54]" office:value-type="float" office:value="5831616.29246535" calcext:value-type="float">
            <text:p>5,831,616 </text:p>
          </table:table-cell>
          <table:table-cell table:formula="of:=[.G54]+[.J55]+[.M54]" office:value-type="float" office:value="979296.79717126" calcext:value-type="float">
            <text:p>979,297 </text:p>
          </table:table-cell>
          <table:table-cell table:formula="of:=0.6*[.B55]" office:value-type="float" office:value="67442.139746864" calcext:value-type="float">
            <text:p>67,442 </text:p>
          </table:table-cell>
          <table:table-cell table:formula="of:=0.3*[.B55]" office:value-type="float" office:value="33721.069873432" calcext:value-type="float">
            <text:p>33,721 </text:p>
          </table:table-cell>
          <table:table-cell table:formula="of:=0.1*[.B55]" office:value-type="float" office:value="11240.3566244773" calcext:value-type="float">
            <text:p>11,240 </text:p>
          </table:table-cell>
          <table:table-cell table:formula="of:=[.I55]*([.D55]+[.E55])/([.D55]+[.E55]+[.F54]+[.H55]/2+[.G55])" office:value-type="float" office:value="9959.07960933069" calcext:value-type="float">
            <text:p>9,959 </text:p>
          </table:table-cell>
          <table:table-cell table:formula="of:=[.I55]*([.F54]+[.H55]/2)/([.D55]+[.E55]+[.F54]+[.H55]/2+[.G55])" office:value-type="float" office:value="20318.0173104238" calcext:value-type="float">
            <text:p>20,318 </text:p>
          </table:table-cell>
          <table:table-cell table:formula="of:=[.I55]-[.K55]-[.L55]" office:value-type="float" office:value="3443.97295367746" calcext:value-type="float">
            <text:p>3,444 </text:p>
          </table:table-cell>
          <table:table-cell table:formula="of:=[.D55]/([.D55]+[.E55]+[.F55]+[.G55])" office:value-type="percentage" office:value="0.146838949150703" calcext:value-type="percentage">
            <text:p>14.68%</text:p>
          </table:table-cell>
          <table:table-cell table:formula="of:=[.D55]/21000000" office:value-type="percentage" office:value="0.0674255527622058" calcext:value-type="percentage">
            <text:p>6.74%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5]*100/101" office:value-type="float" office:value="111290.65964829" calcext:value-type="float">
            <text:p>111,291 </text:p>
          </table:table-cell>
          <table:table-cell table:formula="of:=[.C55]+(512/24)/7" office:value-type="float" office:value="167.619047619048" calcext:value-type="float">
            <text:p>167.6</text:p>
          </table:table-cell>
          <table:table-cell table:formula="of:=[.D55]+[.K55]/2" office:value-type="float" office:value="1420916.14781099" calcext:value-type="float">
            <text:p>1,420,916 </text:p>
          </table:table-cell>
          <table:table-cell table:formula="of:=[.E55]+[.K55]/2" office:value-type="float" office:value="1420916.14781099" calcext:value-type="float">
            <text:p>1,420,916 </text:p>
          </table:table-cell>
          <table:table-cell table:formula="of:=[.H56]+[.F55]+[.L55]" office:value-type="float" office:value="5918708.70556475" calcext:value-type="float">
            <text:p>5,918,709 </text:p>
          </table:table-cell>
          <table:table-cell table:formula="of:=[.G55]+[.J56]+[.M55]" office:value-type="float" office:value="993869.836089767" calcext:value-type="float">
            <text:p>993,870 </text:p>
          </table:table-cell>
          <table:table-cell table:formula="of:=0.6*[.B56]" office:value-type="float" office:value="66774.3957889743" calcext:value-type="float">
            <text:p>66,774 </text:p>
          </table:table-cell>
          <table:table-cell table:formula="of:=0.3*[.B56]" office:value-type="float" office:value="33387.1978944871" calcext:value-type="float">
            <text:p>33,387 </text:p>
          </table:table-cell>
          <table:table-cell table:formula="of:=0.1*[.B56]" office:value-type="float" office:value="11129.065964829" calcext:value-type="float">
            <text:p>11,129 </text:p>
          </table:table-cell>
          <table:table-cell table:formula="of:=[.I56]*([.D56]+[.E56])/([.D56]+[.E56]+[.F55]+[.H56]/2+[.G56])" office:value-type="float" office:value="9780.81604919517" calcext:value-type="float">
            <text:p>9,781 </text:p>
          </table:table-cell>
          <table:table-cell table:formula="of:=[.I56]*([.F55]+[.H56]/2)/([.D56]+[.E56]+[.F55]+[.H56]/2+[.G56])" office:value-type="float" office:value="20185.7514095645" calcext:value-type="float">
            <text:p>20,186 </text:p>
          </table:table-cell>
          <table:table-cell table:formula="of:=[.I56]-[.K56]-[.L56]" office:value-type="float" office:value="3420.63043572747" calcext:value-type="float">
            <text:p>3,421 </text:p>
          </table:table-cell>
          <table:table-cell table:formula="of:=[.D56]/([.D56]+[.E56]+[.F56]+[.G56])" office:value-type="percentage" office:value="0.145669089759984" calcext:value-type="percentage">
            <text:p>14.57%</text:p>
          </table:table-cell>
          <table:table-cell table:formula="of:=[.D56]/21000000" office:value-type="percentage" office:value="0.0676626737052851" calcext:value-type="percentage">
            <text:p>6.77%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6]*100/101" office:value-type="float" office:value="110188.771929" calcext:value-type="float">
            <text:p>110,189 </text:p>
          </table:table-cell>
          <table:table-cell table:formula="of:=[.C56]+(512/24)/7" office:value-type="float" office:value="170.666666666667" calcext:value-type="float">
            <text:p>170.7</text:p>
          </table:table-cell>
          <table:table-cell table:formula="of:=[.D56]+[.K56]/2" office:value-type="float" office:value="1425806.55583558" calcext:value-type="float">
            <text:p>1,425,807 </text:p>
          </table:table-cell>
          <table:table-cell table:formula="of:=[.E56]+[.K56]/2" office:value-type="float" office:value="1425806.55583558" calcext:value-type="float">
            <text:p>1,425,807 </text:p>
          </table:table-cell>
          <table:table-cell table:formula="of:=[.H57]+[.F56]+[.L56]" office:value-type="float" office:value="6005007.72013171" calcext:value-type="float">
            <text:p>6,005,008 </text:p>
          </table:table-cell>
          <table:table-cell table:formula="of:=[.G56]+[.J57]+[.M56]" office:value-type="float" office:value="1008309.34371839" calcext:value-type="float">
            <text:p>1,008,309 </text:p>
          </table:table-cell>
          <table:table-cell table:formula="of:=0.6*[.B57]" office:value-type="float" office:value="66113.2631574002" calcext:value-type="float">
            <text:p>66,113 </text:p>
          </table:table-cell>
          <table:table-cell table:formula="of:=0.3*[.B57]" office:value-type="float" office:value="33056.6315787001" calcext:value-type="float">
            <text:p>33,057 </text:p>
          </table:table-cell>
          <table:table-cell table:formula="of:=0.1*[.B57]" office:value-type="float" office:value="11018.8771929" calcext:value-type="float">
            <text:p>11,019 </text:p>
          </table:table-cell>
          <table:table-cell table:formula="of:=[.I57]*([.D57]+[.E57])/([.D57]+[.E57]+[.F56]+[.H57]/2+[.G57])" office:value-type="float" office:value="9607.3913103149" calcext:value-type="float">
            <text:p>9,607 </text:p>
          </table:table-cell>
          <table:table-cell table:formula="of:=[.I57]*([.F56]+[.H57]/2)/([.D57]+[.E57]+[.F56]+[.H57]/2+[.G57])" office:value-type="float" office:value="20052.1376294258" calcext:value-type="float">
            <text:p>20,052 </text:p>
          </table:table-cell>
          <table:table-cell table:formula="of:=[.I57]-[.K57]-[.L57]" office:value-type="float" office:value="3397.10263895943" calcext:value-type="float">
            <text:p>3,397 </text:p>
          </table:table-cell>
          <table:table-cell table:formula="of:=[.D57]/([.D57]+[.E57]+[.F57]+[.G57])" office:value-type="percentage" office:value="0.14453285836463" calcext:value-type="percentage">
            <text:p>14.45%</text:p>
          </table:table-cell>
          <table:table-cell table:formula="of:=[.D57]/21000000" office:value-type="percentage" office:value="0.067895550277885" calcext:value-type="percentage">
            <text:p>6.79%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7]*100/101" office:value-type="float" office:value="109097.793989109" calcext:value-type="float">
            <text:p>109,098 </text:p>
          </table:table-cell>
          <table:table-cell table:formula="of:=[.C57]+(512/24)/7" office:value-type="float" office:value="173.714285714286" calcext:value-type="float">
            <text:p>173.7</text:p>
          </table:table-cell>
          <table:table-cell table:formula="of:=[.D57]+[.K57]/2" office:value-type="float" office:value="1430610.25149074" calcext:value-type="float">
            <text:p>1,430,610 </text:p>
          </table:table-cell>
          <table:table-cell table:formula="of:=[.E57]+[.K57]/2" office:value-type="float" office:value="1430610.25149074" calcext:value-type="float">
            <text:p>1,430,610 </text:p>
          </table:table-cell>
          <table:table-cell table:formula="of:=[.H58]+[.F57]+[.L57]" office:value-type="float" office:value="6090518.5341546" calcext:value-type="float">
            <text:p>6,090,519 </text:p>
          </table:table-cell>
          <table:table-cell table:formula="of:=[.G57]+[.J58]+[.M57]" office:value-type="float" office:value="1022616.22575626" calcext:value-type="float">
            <text:p>1,022,616 </text:p>
          </table:table-cell>
          <table:table-cell table:formula="of:=0.6*[.B58]" office:value-type="float" office:value="65458.6763934656" calcext:value-type="float">
            <text:p>65,459 </text:p>
          </table:table-cell>
          <table:table-cell table:formula="of:=0.3*[.B58]" office:value-type="float" office:value="32729.3381967328" calcext:value-type="float">
            <text:p>32,729 </text:p>
          </table:table-cell>
          <table:table-cell table:formula="of:=0.1*[.B58]" office:value-type="float" office:value="10909.7793989109" calcext:value-type="float">
            <text:p>10,910 </text:p>
          </table:table-cell>
          <table:table-cell table:formula="of:=[.I58]*([.D58]+[.E58])/([.D58]+[.E58]+[.F57]+[.H58]/2+[.G58])" office:value-type="float" office:value="9438.60878397982" calcext:value-type="float">
            <text:p>9,439 </text:p>
          </table:table-cell>
          <table:table-cell table:formula="of:=[.I58]*([.F57]+[.H58]/2)/([.D58]+[.E58]+[.F57]+[.H58]/2+[.G58])" office:value-type="float" office:value="19917.3177931293" calcext:value-type="float">
            <text:p>19,917 </text:p>
          </table:table-cell>
          <table:table-cell table:formula="of:=[.I58]-[.K58]-[.L58]" office:value-type="float" office:value="3373.41161962372" calcext:value-type="float">
            <text:p>3,373 </text:p>
          </table:table-cell>
          <table:table-cell table:formula="of:=[.D58]/([.D58]+[.E58]+[.F58]+[.G58])" office:value-type="percentage" office:value="0.143428844650546" calcext:value-type="percentage">
            <text:p>14.34%</text:p>
          </table:table-cell>
          <table:table-cell table:formula="of:=[.D58]/21000000" office:value-type="percentage" office:value="0.0681242976900353" calcext:value-type="percentage">
            <text:p>6.81%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*100/101" office:value-type="float" office:value="108017.617810999" calcext:value-type="float">
            <text:p>108,018 </text:p>
          </table:table-cell>
          <table:table-cell table:formula="of:=[.C58]+(512/24)/7" office:value-type="float" office:value="176.761904761905" calcext:value-type="float">
            <text:p>176.8</text:p>
          </table:table-cell>
          <table:table-cell table:formula="of:=[.D58]+[.K58]/2" office:value-type="float" office:value="1435329.55588273" calcext:value-type="float">
            <text:p>1,435,330 </text:p>
          </table:table-cell>
          <table:table-cell table:formula="of:=[.E58]+[.K58]/2" office:value-type="float" office:value="1435329.55588273" calcext:value-type="float">
            <text:p>1,435,330 </text:p>
          </table:table-cell>
          <table:table-cell table:formula="of:=[.H59]+[.F58]+[.L58]" office:value-type="float" office:value="6175246.42263433" calcext:value-type="float">
            <text:p>6,175,246 </text:p>
          </table:table-cell>
          <table:table-cell table:formula="of:=[.G58]+[.J59]+[.M58]" office:value-type="float" office:value="1036791.39915699" calcext:value-type="float">
            <text:p>1,036,791 </text:p>
          </table:table-cell>
          <table:table-cell table:formula="of:=0.6*[.B59]" office:value-type="float" office:value="64810.5706865996" calcext:value-type="float">
            <text:p>64,811 </text:p>
          </table:table-cell>
          <table:table-cell table:formula="of:=0.3*[.B59]" office:value-type="float" office:value="32405.2853432998" calcext:value-type="float">
            <text:p>32,405 </text:p>
          </table:table-cell>
          <table:table-cell table:formula="of:=0.1*[.B59]" office:value-type="float" office:value="10801.7617810999" calcext:value-type="float">
            <text:p>10,802 </text:p>
          </table:table-cell>
          <table:table-cell table:formula="of:=[.I59]*([.D59]+[.E59])/([.D59]+[.E59]+[.F58]+[.H59]/2+[.G59])" office:value-type="float" office:value="9274.28275114085" calcext:value-type="float">
            <text:p>9,274 </text:p>
          </table:table-cell>
          <table:table-cell table:formula="of:=[.I59]*([.F58]+[.H59]/2)/([.D59]+[.E59]+[.F58]+[.H59]/2+[.G59])" office:value-type="float" office:value="19781.4245979194" calcext:value-type="float">
            <text:p>19,781 </text:p>
          </table:table-cell>
          <table:table-cell table:formula="of:=[.I59]-[.K59]-[.L59]" office:value-type="float" office:value="3349.57799423955" calcext:value-type="float">
            <text:p>3,350 </text:p>
          </table:table-cell>
          <table:table-cell table:formula="of:=[.D59]/([.D59]+[.E59]+[.F59]+[.G59])" office:value-type="percentage" office:value="0.142355717457472" calcext:value-type="percentage">
            <text:p>14.24%</text:p>
          </table:table-cell>
          <table:table-cell table:formula="of:=[.D59]/21000000" office:value-type="percentage" office:value="0.0683490264706063" calcext:value-type="percentage">
            <text:p>6.83%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9]*100/101" office:value-type="float" office:value="106948.136446534" calcext:value-type="float">
            <text:p>106,948 </text:p>
          </table:table-cell>
          <table:table-cell table:formula="of:=[.C59]+(512/24)/7" office:value-type="float" office:value="179.809523809524" calcext:value-type="float">
            <text:p>179.8</text:p>
          </table:table-cell>
          <table:table-cell table:formula="of:=[.D59]+[.K59]/2" office:value-type="float" office:value="1439966.6972583" calcext:value-type="float">
            <text:p>1,439,967 </text:p>
          </table:table-cell>
          <table:table-cell table:formula="of:=[.E59]+[.K59]/2" office:value-type="float" office:value="1439966.6972583" calcext:value-type="float">
            <text:p>1,439,967 </text:p>
          </table:table-cell>
          <table:table-cell table:formula="of:=[.H60]+[.F59]+[.L59]" office:value-type="float" office:value="6259196.72910017" calcext:value-type="float">
            <text:p>6,259,197 </text:p>
          </table:table-cell>
          <table:table-cell table:formula="of:=[.G59]+[.J60]+[.M59]" office:value-type="float" office:value="1050835.79079588" calcext:value-type="float">
            <text:p>1,050,836 </text:p>
          </table:table-cell>
          <table:table-cell table:formula="of:=0.6*[.B60]" office:value-type="float" office:value="64168.8818679204" calcext:value-type="float">
            <text:p>64,169 </text:p>
          </table:table-cell>
          <table:table-cell table:formula="of:=0.3*[.B60]" office:value-type="float" office:value="32084.4409339602" calcext:value-type="float">
            <text:p>32,084 </text:p>
          </table:table-cell>
          <table:table-cell table:formula="of:=0.1*[.B60]" office:value-type="float" office:value="10694.8136446534" calcext:value-type="float">
            <text:p>10,695 </text:p>
          </table:table-cell>
          <table:table-cell table:formula="of:=[.I60]*([.D60]+[.E60])/([.D60]+[.E60]+[.F59]+[.H60]/2+[.G60])" office:value-type="float" office:value="9114.23762288757" calcext:value-type="float">
            <text:p>9,114 </text:p>
          </table:table-cell>
          <table:table-cell table:formula="of:=[.I60]*([.F59]+[.H60]/2)/([.D60]+[.E60]+[.F59]+[.H60]/2+[.G60])" office:value-type="float" office:value="19644.5822678276" calcext:value-type="float">
            <text:p>19,645 </text:p>
          </table:table-cell>
          <table:table-cell table:formula="of:=[.I60]-[.K60]-[.L60]" office:value-type="float" office:value="3325.62104324506" calcext:value-type="float">
            <text:p>3,326 </text:p>
          </table:table-cell>
          <table:table-cell table:formula="of:=[.D60]/([.D60]+[.E60]+[.F60]+[.G60])" office:value-type="percentage" office:value="0.141312219231432" calcext:value-type="percentage">
            <text:p>14.13%</text:p>
          </table:table-cell>
          <table:table-cell table:formula="of:=[.D60]/21000000" office:value-type="percentage" office:value="0.0685698427265858" calcext:value-type="percentage">
            <text:p>6.86%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0]*100/101" office:value-type="float" office:value="105889.244006469" calcext:value-type="float">
            <text:p>105,889 </text:p>
          </table:table-cell>
          <table:table-cell table:formula="of:=[.C60]+(512/24)/7" office:value-type="float" office:value="182.857142857143" calcext:value-type="float">
            <text:p>182.9</text:p>
          </table:table-cell>
          <table:table-cell table:formula="of:=[.D60]+[.K60]/2" office:value-type="float" office:value="1444523.81606975" calcext:value-type="float">
            <text:p>1,444,524 </text:p>
          </table:table-cell>
          <table:table-cell table:formula="of:=[.E60]+[.K60]/2" office:value-type="float" office:value="1444523.81606975" calcext:value-type="float">
            <text:p>1,444,524 </text:p>
          </table:table-cell>
          <table:table-cell table:formula="of:=[.H61]+[.F60]+[.L60]" office:value-type="float" office:value="6342374.85777188" calcext:value-type="float">
            <text:p>6,342,375 </text:p>
          </table:table-cell>
          <table:table-cell table:formula="of:=[.G60]+[.J61]+[.M60]" office:value-type="float" office:value="1064750.33623977" calcext:value-type="float">
            <text:p>1,064,750 </text:p>
          </table:table-cell>
          <table:table-cell table:formula="of:=0.6*[.B61]" office:value-type="float" office:value="63533.5464038816" calcext:value-type="float">
            <text:p>63,534 </text:p>
          </table:table-cell>
          <table:table-cell table:formula="of:=0.3*[.B61]" office:value-type="float" office:value="31766.7732019408" calcext:value-type="float">
            <text:p>31,767 </text:p>
          </table:table-cell>
          <table:table-cell table:formula="of:=0.1*[.B61]" office:value-type="float" office:value="10588.9244006469" calcext:value-type="float">
            <text:p>10,589 </text:p>
          </table:table-cell>
          <table:table-cell table:formula="of:=[.I61]*([.D61]+[.E61])/([.D61]+[.E61]+[.F60]+[.H61]/2+[.G61])" office:value-type="float" office:value="8958.30724438285" calcext:value-type="float">
            <text:p>8,958 </text:p>
          </table:table-cell>
          <table:table-cell table:formula="of:=[.I61]*([.F60]+[.H61]/2)/([.D61]+[.E61]+[.F60]+[.H61]/2+[.G61])" office:value-type="float" office:value="19506.9071516437" calcext:value-type="float">
            <text:p>19,507 </text:p>
          </table:table-cell>
          <table:table-cell table:formula="of:=[.I61]-[.K61]-[.L61]" office:value-type="float" office:value="3301.55880591425" calcext:value-type="float">
            <text:p>3,302 </text:p>
          </table:table-cell>
          <table:table-cell table:formula="of:=[.D61]/([.D61]+[.E61]+[.F61]+[.G61])" office:value-type="percentage" office:value="0.140297160941279" calcext:value-type="percentage">
            <text:p>14.03%</text:p>
          </table:table-cell>
          <table:table-cell table:formula="of:=[.D61]/21000000" office:value-type="percentage" office:value="0.0687868483842736" calcext:value-type="percentage">
            <text:p>6.88%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1]*100/101" office:value-type="float" office:value="104840.83564997" calcext:value-type="float">
            <text:p>104,841 </text:p>
          </table:table-cell>
          <table:table-cell table:formula="of:=[.C61]+(512/24)/7" office:value-type="float" office:value="185.904761904762" calcext:value-type="float">
            <text:p>185.9</text:p>
          </table:table-cell>
          <table:table-cell table:formula="of:=[.D61]+[.K61]/2" office:value-type="float" office:value="1449002.96969194" calcext:value-type="float">
            <text:p>1,449,003 </text:p>
          </table:table-cell>
          <table:table-cell table:formula="of:=[.E61]+[.K61]/2" office:value-type="float" office:value="1449002.96969194" calcext:value-type="float">
            <text:p>1,449,003 </text:p>
          </table:table-cell>
          <table:table-cell table:formula="of:=[.H62]+[.F61]+[.L61]" office:value-type="float" office:value="6424786.2663135" calcext:value-type="float">
            <text:p>6,424,786 </text:p>
          </table:table-cell>
          <table:table-cell table:formula="of:=[.G61]+[.J62]+[.M61]" office:value-type="float" office:value="1078535.97861068" calcext:value-type="float">
            <text:p>1,078,536 </text:p>
          </table:table-cell>
          <table:table-cell table:formula="of:=0.6*[.B62]" office:value-type="float" office:value="62904.5013899817" calcext:value-type="float">
            <text:p>62,905 </text:p>
          </table:table-cell>
          <table:table-cell table:formula="of:=0.3*[.B62]" office:value-type="float" office:value="31452.2506949909" calcext:value-type="float">
            <text:p>31,452 </text:p>
          </table:table-cell>
          <table:table-cell table:formula="of:=0.1*[.B62]" office:value-type="float" office:value="10484.083564997" calcext:value-type="float">
            <text:p>10,484 </text:p>
          </table:table-cell>
          <table:table-cell table:formula="of:=[.I62]*([.D62]+[.E62])/([.D62]+[.E62]+[.F61]+[.H62]/2+[.G62])" office:value-type="float" office:value="8806.33425610681" calcext:value-type="float">
            <text:p>8,806 </text:p>
          </table:table-cell>
          <table:table-cell table:formula="of:=[.I62]*([.F61]+[.H62]/2)/([.D62]+[.E62]+[.F61]+[.H62]/2+[.G62])" office:value-type="float" office:value="19368.5082714935" calcext:value-type="float">
            <text:p>19,369 </text:p>
          </table:table-cell>
          <table:table-cell table:formula="of:=[.I62]-[.K62]-[.L62]" office:value-type="float" office:value="3277.40816739052" calcext:value-type="float">
            <text:p>3,277 </text:p>
          </table:table-cell>
          <table:table-cell table:formula="of:=[.D62]/([.D62]+[.E62]+[.F62]+[.G62])" office:value-type="percentage" office:value="0.1393094174144" calcext:value-type="percentage">
            <text:p>13.93%</text:p>
          </table:table-cell>
          <table:table-cell table:formula="of:=[.D62]/21000000" office:value-type="percentage" office:value="0.0690001414139018" calcext:value-type="percentage">
            <text:p>6.90%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2]*100/101" office:value-type="float" office:value="103802.807574227" calcext:value-type="float">
            <text:p>103,803 </text:p>
          </table:table-cell>
          <table:table-cell table:formula="of:=[.C62]+(512/24)/7" office:value-type="float" office:value="188.952380952381" calcext:value-type="float">
            <text:p>189.0</text:p>
          </table:table-cell>
          <table:table-cell table:formula="of:=[.D62]+[.K62]/2" office:value-type="float" office:value="1453406.13681999" calcext:value-type="float">
            <text:p>1,453,406 </text:p>
          </table:table-cell>
          <table:table-cell table:formula="of:=[.E62]+[.K62]/2" office:value-type="float" office:value="1453406.13681999" calcext:value-type="float">
            <text:p>1,453,406 </text:p>
          </table:table-cell>
          <table:table-cell table:formula="of:=[.H63]+[.F62]+[.L62]" office:value-type="float" office:value="6506436.45912953" calcext:value-type="float">
            <text:p>6,506,436 </text:p>
          </table:table-cell>
          <table:table-cell table:formula="of:=[.G62]+[.J63]+[.M62]" office:value-type="float" office:value="1092193.6675355" calcext:value-type="float">
            <text:p>1,092,194 </text:p>
          </table:table-cell>
          <table:table-cell table:formula="of:=0.6*[.B63]" office:value-type="float" office:value="62281.6845445364" calcext:value-type="float">
            <text:p>62,282 </text:p>
          </table:table-cell>
          <table:table-cell table:formula="of:=0.3*[.B63]" office:value-type="float" office:value="31140.8422722682" calcext:value-type="float">
            <text:p>31,141 </text:p>
          </table:table-cell>
          <table:table-cell table:formula="of:=0.1*[.B63]" office:value-type="float" office:value="10380.2807574227" calcext:value-type="float">
            <text:p>10,380 </text:p>
          </table:table-cell>
          <table:table-cell table:formula="of:=[.I63]*([.D63]+[.E63])/([.D63]+[.E63]+[.F62]+[.H63]/2+[.G63])" office:value-type="float" office:value="8658.1695069375" calcext:value-type="float">
            <text:p>8,658 </text:p>
          </table:table-cell>
          <table:table-cell table:formula="of:=[.I63]*([.F62]+[.H63]/2)/([.D63]+[.E63]+[.F62]+[.H63]/2+[.G63])" office:value-type="float" office:value="19229.4878267366" calcext:value-type="float">
            <text:p>19,229 </text:p>
          </table:table-cell>
          <table:table-cell table:formula="of:=[.I63]-[.K63]-[.L63]" office:value-type="float" office:value="3253.18493859411" calcext:value-type="float">
            <text:p>3,253 </text:p>
          </table:table-cell>
          <table:table-cell table:formula="of:=[.D63]/([.D63]+[.E63]+[.F63]+[.G63])" office:value-type="percentage" office:value="0.13834792305156" calcext:value-type="percentage">
            <text:p>13.83%</text:p>
          </table:table-cell>
          <table:table-cell table:formula="of:=[.D63]/21000000" office:value-type="percentage" office:value="0.0692098160390472" calcext:value-type="percentage">
            <text:p>6.92%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3]*100/101" office:value-type="float" office:value="102775.057004185" calcext:value-type="float">
            <text:p>102,775 </text:p>
          </table:table-cell>
          <table:table-cell table:formula="of:=[.C63]+(512/24)/7" office:value-type="float" office:value="192" calcext:value-type="float">
            <text:p>192.0</text:p>
          </table:table-cell>
          <table:table-cell table:formula="of:=[.D63]+[.K63]/2" office:value-type="float" office:value="1457735.22157346" calcext:value-type="float">
            <text:p>1,457,735 </text:p>
          </table:table-cell>
          <table:table-cell table:formula="of:=[.E63]+[.K63]/2" office:value-type="float" office:value="1457735.22157346" calcext:value-type="float">
            <text:p>1,457,735 </text:p>
          </table:table-cell>
          <table:table-cell table:formula="of:=[.H64]+[.F63]+[.L63]" office:value-type="float" office:value="6587330.98115878" calcext:value-type="float">
            <text:p>6,587,331 </text:p>
          </table:table-cell>
          <table:table-cell table:formula="of:=[.G63]+[.J64]+[.M63]" office:value-type="float" office:value="1105724.35817451" calcext:value-type="float">
            <text:p>1,105,724 </text:p>
          </table:table-cell>
          <table:table-cell table:formula="of:=0.6*[.B64]" office:value-type="float" office:value="61665.0342025113" calcext:value-type="float">
            <text:p>61,665 </text:p>
          </table:table-cell>
          <table:table-cell table:formula="of:=0.3*[.B64]" office:value-type="float" office:value="30832.5171012556" calcext:value-type="float">
            <text:p>30,833 </text:p>
          </table:table-cell>
          <table:table-cell table:formula="of:=0.1*[.B64]" office:value-type="float" office:value="10277.5057004185" calcext:value-type="float">
            <text:p>10,278 </text:p>
          </table:table-cell>
          <table:table-cell table:formula="of:=[.I64]*([.D64]+[.E64])/([.D64]+[.E64]+[.F63]+[.H64]/2+[.G64])" office:value-type="float" office:value="8513.67151418805" calcext:value-type="float">
            <text:p>8,514 </text:p>
          </table:table-cell>
          <table:table-cell table:formula="of:=[.I64]*([.F63]+[.H64]/2)/([.D64]+[.E64]+[.F63]+[.H64]/2+[.G64])" office:value-type="float" office:value="19089.9416573906" calcext:value-type="float">
            <text:p>19,090 </text:p>
          </table:table-cell>
          <table:table-cell table:formula="of:=[.I64]-[.K64]-[.L64]" office:value-type="float" office:value="3228.903929677" calcext:value-type="float">
            <text:p>3,229 </text:p>
          </table:table-cell>
          <table:table-cell table:formula="of:=[.D64]/([.D64]+[.E64]+[.F64]+[.G64])" office:value-type="percentage" office:value="0.137411667885172" calcext:value-type="percentage">
            <text:p>13.74%</text:p>
          </table:table-cell>
          <table:table-cell table:formula="of:=[.D64]/21000000" office:value-type="percentage" office:value="0.0694159629320695" calcext:value-type="percentage">
            <text:p>6.94%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4]*100/101" office:value-type="float" office:value="101757.482182362" calcext:value-type="float">
            <text:p>101,757 </text:p>
          </table:table-cell>
          <table:table-cell table:formula="of:=[.C64]+(512/24)/7" office:value-type="float" office:value="195.047619047619" calcext:value-type="float">
            <text:p>195.0</text:p>
          </table:table-cell>
          <table:table-cell table:formula="of:=[.D64]+[.K64]/2" office:value-type="float" office:value="1461992.05733055" calcext:value-type="float">
            <text:p>1,461,992 </text:p>
          </table:table-cell>
          <table:table-cell table:formula="of:=[.E64]+[.K64]/2" office:value-type="float" office:value="1461992.05733055" calcext:value-type="float">
            <text:p>1,461,992 </text:p>
          </table:table-cell>
          <table:table-cell table:formula="of:=[.H65]+[.F64]+[.L64]" office:value-type="float" office:value="6667475.41212559" calcext:value-type="float">
            <text:p>6,667,475 </text:p>
          </table:table-cell>
          <table:table-cell table:formula="of:=[.G64]+[.J65]+[.M64]" office:value-type="float" office:value="1119129.01032242" calcext:value-type="float">
            <text:p>1,119,129 </text:p>
          </table:table-cell>
          <table:table-cell table:formula="of:=0.6*[.B65]" office:value-type="float" office:value="61054.4893094171" calcext:value-type="float">
            <text:p>61,054 </text:p>
          </table:table-cell>
          <table:table-cell table:formula="of:=0.3*[.B65]" office:value-type="float" office:value="30527.2446547085" calcext:value-type="float">
            <text:p>30,527 </text:p>
          </table:table-cell>
          <table:table-cell table:formula="of:=0.1*[.B65]" office:value-type="float" office:value="10175.7482182362" calcext:value-type="float">
            <text:p>10,176 </text:p>
          </table:table-cell>
          <table:table-cell table:formula="of:=[.I65]*([.D65]+[.E65])/([.D65]+[.E65]+[.F64]+[.H65]/2+[.G65])" office:value-type="float" office:value="8372.70596624085" calcext:value-type="float">
            <text:p>8,373 </text:p>
          </table:table-cell>
          <table:table-cell table:formula="of:=[.I65]*([.F64]+[.H65]/2)/([.D65]+[.E65]+[.F64]+[.H65]/2+[.G65])" office:value-type="float" office:value="18949.95967084" calcext:value-type="float">
            <text:p>18,950 </text:p>
          </table:table-cell>
          <table:table-cell table:formula="of:=[.I65]-[.K65]-[.L65]" office:value-type="float" office:value="3204.57901762773" calcext:value-type="float">
            <text:p>3,205 </text:p>
          </table:table-cell>
          <table:table-cell table:formula="of:=[.D65]/([.D65]+[.E65]+[.F65]+[.G65])" office:value-type="percentage" office:value="0.136499693949139" calcext:value-type="percentage">
            <text:p>13.65%</text:p>
          </table:table-cell>
          <table:table-cell table:formula="of:=[.D65]/21000000" office:value-type="percentage" office:value="0.069618669396693" calcext:value-type="percentage">
            <text:p>6.96%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*100/101" office:value-type="float" office:value="100749.982358774" calcext:value-type="float">
            <text:p>100,750 </text:p>
          </table:table-cell>
          <table:table-cell table:formula="of:=[.C65]+(512/24)/7" office:value-type="float" office:value="198.095238095238" calcext:value-type="float">
            <text:p>198.1</text:p>
          </table:table-cell>
          <table:table-cell table:formula="of:=[.D65]+[.K65]/2" office:value-type="float" office:value="1466178.41031367" calcext:value-type="float">
            <text:p>1,466,178 </text:p>
          </table:table-cell>
          <table:table-cell table:formula="of:=[.E65]+[.K65]/2" office:value-type="float" office:value="1466178.41031367" calcext:value-type="float">
            <text:p>1,466,178 </text:p>
          </table:table-cell>
          <table:table-cell table:formula="of:=[.H66]+[.F65]+[.L65]" office:value-type="float" office:value="6746875.36121169" calcext:value-type="float">
            <text:p>6,746,875 </text:p>
          </table:table-cell>
          <table:table-cell table:formula="of:=[.G65]+[.J66]+[.M65]" office:value-type="float" office:value="1132408.58757593" calcext:value-type="float">
            <text:p>1,132,409 </text:p>
          </table:table-cell>
          <table:table-cell table:formula="of:=0.6*[.B66]" office:value-type="float" office:value="60449.9894152645" calcext:value-type="float">
            <text:p>60,450 </text:p>
          </table:table-cell>
          <table:table-cell table:formula="of:=0.3*[.B66]" office:value-type="float" office:value="30224.9947076322" calcext:value-type="float">
            <text:p>30,225 </text:p>
          </table:table-cell>
          <table:table-cell table:formula="of:=0.1*[.B66]" office:value-type="float" office:value="10074.9982358774" calcext:value-type="float">
            <text:p>10,075 </text:p>
          </table:table-cell>
          <table:table-cell table:formula="of:=[.I66]*([.D66]+[.E66])/([.D66]+[.E66]+[.F65]+[.H66]/2+[.G66])" office:value-type="float" office:value="8235.14526387839" calcext:value-type="float">
            <text:p>8,235 </text:p>
          </table:table-cell>
          <table:table-cell table:formula="of:=[.I66]*([.F65]+[.H66]/2)/([.D66]+[.E66]+[.F65]+[.H66]/2+[.G66])" office:value-type="float" office:value="18809.6262351895" calcext:value-type="float">
            <text:p>18,810 </text:p>
          </table:table-cell>
          <table:table-cell table:formula="of:=[.I66]-[.K66]-[.L66]" office:value-type="float" office:value="3180.22320856438" calcext:value-type="float">
            <text:p>3,180 </text:p>
          </table:table-cell>
          <table:table-cell table:formula="of:=[.D66]/([.D66]+[.E66]+[.F66]+[.G66])" office:value-type="percentage" office:value="0.135611091931702" calcext:value-type="percentage">
            <text:p>13.56%</text:p>
          </table:table-cell>
          <table:table-cell table:formula="of:=[.D66]/21000000" office:value-type="percentage" office:value="0.0698180195387464" calcext:value-type="percentage">
            <text:p>6.98%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6]*100/101" office:value-type="float" office:value="99752.4577809644" calcext:value-type="float">
            <text:p>99,752 </text:p>
          </table:table-cell>
          <table:table-cell table:formula="of:=[.C66]+(512/24)/7" office:value-type="float" office:value="201.142857142857" calcext:value-type="float">
            <text:p>201.1</text:p>
          </table:table-cell>
          <table:table-cell table:formula="of:=[.D66]+[.K66]/2" office:value-type="float" office:value="1470295.98294561" calcext:value-type="float">
            <text:p>1,470,296 </text:p>
          </table:table-cell>
          <table:table-cell table:formula="of:=[.E66]+[.K66]/2" office:value-type="float" office:value="1470295.98294561" calcext:value-type="float">
            <text:p>1,470,296 </text:p>
          </table:table-cell>
          <table:table-cell table:formula="of:=[.H67]+[.F66]+[.L66]" office:value-type="float" office:value="6825536.46211546" calcext:value-type="float">
            <text:p>6,825,536 </text:p>
          </table:table-cell>
          <table:table-cell table:formula="of:=[.G66]+[.J67]+[.M66]" office:value-type="float" office:value="1145564.05656259" calcext:value-type="float">
            <text:p>1,145,564 </text:p>
          </table:table-cell>
          <table:table-cell table:formula="of:=0.6*[.B67]" office:value-type="float" office:value="59851.4746685787" calcext:value-type="float">
            <text:p>59,851 </text:p>
          </table:table-cell>
          <table:table-cell table:formula="of:=0.3*[.B67]" office:value-type="float" office:value="29925.7373342893" calcext:value-type="float">
            <text:p>29,926 </text:p>
          </table:table-cell>
          <table:table-cell table:formula="of:=0.1*[.B67]" office:value-type="float" office:value="9975.24577809645" calcext:value-type="float">
            <text:p>9,975 </text:p>
          </table:table-cell>
          <table:table-cell table:formula="of:=[.I67]*([.D67]+[.E67])/([.D67]+[.E67]+[.F66]+[.H67]/2+[.G67])" office:value-type="float" office:value="8100.86809681553" calcext:value-type="float">
            <text:p>8,101 </text:p>
          </table:table-cell>
          <table:table-cell table:formula="of:=[.I67]*([.F66]+[.H67]/2)/([.D67]+[.E67]+[.F66]+[.H67]/2+[.G67])" office:value-type="float" office:value="18669.0205422762" calcext:value-type="float">
            <text:p>18,669 </text:p>
          </table:table-cell>
          <table:table-cell table:formula="of:=[.I67]-[.K67]-[.L67]" office:value-type="float" office:value="3155.84869519763" calcext:value-type="float">
            <text:p>3,156 </text:p>
          </table:table-cell>
          <table:table-cell table:formula="of:=[.D67]/([.D67]+[.E67]+[.F67]+[.G67])" office:value-type="percentage" office:value="0.134744998085753" calcext:value-type="percentage">
            <text:p>13.47%</text:p>
          </table:table-cell>
          <table:table-cell table:formula="of:=[.D67]/21000000" office:value-type="percentage" office:value="0.0700140944259816" calcext:value-type="percentage">
            <text:p>7.00%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7]*100/101" office:value-type="float" office:value="98764.8096841232" calcext:value-type="float">
            <text:p>98,765 </text:p>
          </table:table-cell>
          <table:table-cell table:formula="of:=[.C67]+(512/24)/7" office:value-type="float" office:value="204.190476190476" calcext:value-type="float">
            <text:p>204.2</text:p>
          </table:table-cell>
          <table:table-cell table:formula="of:=[.D67]+[.K67]/2" office:value-type="float" office:value="1474346.41699402" calcext:value-type="float">
            <text:p>1,474,346 </text:p>
          </table:table-cell>
          <table:table-cell table:formula="of:=[.E67]+[.K67]/2" office:value-type="float" office:value="1474346.41699402" calcext:value-type="float">
            <text:p>1,474,346 </text:p>
          </table:table-cell>
          <table:table-cell table:formula="of:=[.H68]+[.F67]+[.L67]" office:value-type="float" office:value="6903464.36846821" calcext:value-type="float">
            <text:p>6,903,464 </text:p>
          </table:table-cell>
          <table:table-cell table:formula="of:=[.G67]+[.J68]+[.M67]" office:value-type="float" office:value="1158596.3862262" calcext:value-type="float">
            <text:p>1,158,596 </text:p>
          </table:table-cell>
          <table:table-cell table:formula="of:=0.6*[.B68]" office:value-type="float" office:value="59258.8858104739" calcext:value-type="float">
            <text:p>59,259 </text:p>
          </table:table-cell>
          <table:table-cell table:formula="of:=0.3*[.B68]" office:value-type="float" office:value="29629.442905237" calcext:value-type="float">
            <text:p>29,629 </text:p>
          </table:table-cell>
          <table:table-cell table:formula="of:=0.1*[.B68]" office:value-type="float" office:value="9876.48096841232" calcext:value-type="float">
            <text:p>9,876 </text:p>
          </table:table-cell>
          <table:table-cell table:formula="of:=[.I68]*([.D68]+[.E68])/([.D68]+[.E68]+[.F67]+[.H68]/2+[.G68])" office:value-type="float" office:value="7969.75905229602" calcext:value-type="float">
            <text:p>7,970 </text:p>
          </table:table-cell>
          <table:table-cell table:formula="of:=[.I68]*([.F67]+[.H68]/2)/([.D68]+[.E68]+[.F67]+[.H68]/2+[.G68])" office:value-type="float" office:value="18528.216943044" calcext:value-type="float">
            <text:p>18,528 </text:p>
          </table:table-cell>
          <table:table-cell table:formula="of:=[.I68]-[.K68]-[.L68]" office:value-type="float" office:value="3131.46690989692" calcext:value-type="float">
            <text:p>3,131 </text:p>
          </table:table-cell>
          <table:table-cell table:formula="of:=[.D68]/([.D68]+[.E68]+[.F68]+[.G68])" office:value-type="percentage" office:value="0.133900591373641" calcext:value-type="percentage">
            <text:p>13.39%</text:p>
          </table:table-cell>
          <table:table-cell table:formula="of:=[.D68]/21000000" office:value-type="percentage" office:value="0.0702069722378105" calcext:value-type="percentage">
            <text:p>7.02%</text:p>
          </table:table-cell>
          <table:table-cell table:number-columns-repeated="100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table:formula="of:=[.B68]*100/101" office:value-type="float" office:value="97786.9402813101" calcext:value-type="float">
            <text:p>97,787 </text:p>
          </table:table-cell>
          <table:table-cell table:style-name="ce8" table:formula="of:=[.C68]+(512/24)/7" office:value-type="float" office:value="207.238095238095" calcext:value-type="float">
            <text:p>207.2</text:p>
          </table:table-cell>
          <table:table-cell table:style-name="ce5" table:formula="of:=[.D68]+[.K68]/2" office:value-type="float" office:value="1478331.29652017" calcext:value-type="float">
            <text:p>1,478,331 </text:p>
          </table:table-cell>
          <table:table-cell table:style-name="ce5" table:formula="of:=[.E68]+[.K68]/2" office:value-type="float" office:value="1478331.29652017" calcext:value-type="float">
            <text:p>1,478,331 </text:p>
          </table:table-cell>
          <table:table-cell table:style-name="ce5" table:formula="of:=[.H69]+[.F68]+[.L68]" office:value-type="float" office:value="6980664.74958004" calcext:value-type="float">
            <text:p>6,980,665 </text:p>
          </table:table-cell>
          <table:table-cell table:style-name="ce5" table:formula="of:=[.G68]+[.J69]+[.M68]" office:value-type="float" office:value="1171506.54716423" calcext:value-type="float">
            <text:p>1,171,507 </text:p>
          </table:table-cell>
          <table:table-cell table:style-name="ce5" table:formula="of:=0.6*[.B69]" office:value-type="float" office:value="58672.1641687861" calcext:value-type="float">
            <text:p>58,672 </text:p>
          </table:table-cell>
          <table:table-cell table:style-name="ce5" table:formula="of:=0.3*[.B69]" office:value-type="float" office:value="29336.082084393" calcext:value-type="float">
            <text:p>29,336 </text:p>
          </table:table-cell>
          <table:table-cell table:style-name="ce5" table:formula="of:=0.1*[.B69]" office:value-type="float" office:value="9778.69402813101" calcext:value-type="float">
            <text:p>9,779 </text:p>
          </table:table-cell>
          <table:table-cell table:style-name="ce5" table:formula="of:=[.I69]*([.D69]+[.E69])/([.D69]+[.E69]+[.F68]+[.H69]/2+[.G69])" office:value-type="float" office:value="7841.70825293339" calcext:value-type="float">
            <text:p>7,842 </text:p>
          </table:table-cell>
          <table:table-cell table:style-name="ce5" table:formula="of:=[.I69]*([.F68]+[.H69]/2)/([.D69]+[.E69]+[.F68]+[.H69]/2+[.G69])" office:value-type="float" office:value="18387.2852577118" calcext:value-type="float">
            <text:p>18,387 </text:p>
          </table:table-cell>
          <table:table-cell table:style-name="ce5" table:formula="of:=[.I69]-[.K69]-[.L69]" office:value-type="float" office:value="3107.08857374781" calcext:value-type="float">
            <text:p>3,107 </text:p>
          </table:table-cell>
          <table:table-cell table:style-name="ce13" table:formula="of:=[.D69]/([.D69]+[.E69]+[.F69]+[.G69])" office:value-type="percentage" office:value="0.133077090825852" calcext:value-type="percentage">
            <text:p>13.31%</text:p>
          </table:table-cell>
          <table:table-cell table:style-name="ce13" table:formula="of:=[.D69]/21000000" office:value-type="percentage" office:value="0.0703967284057223" calcext:value-type="percentage">
            <text:p>7.04%</text:p>
          </table:table-cell>
          <table:table-cell table:style-name="ce2"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9]*100/101" office:value-type="float" office:value="96818.7527537724" calcext:value-type="float">
            <text:p>96,819 </text:p>
          </table:table-cell>
          <table:table-cell table:formula="of:=[.C69]+(512/24)/7" office:value-type="float" office:value="210.285714285714" calcext:value-type="float">
            <text:p>210.3</text:p>
          </table:table-cell>
          <table:table-cell table:formula="of:=[.D69]+[.K69]/2" office:value-type="float" office:value="1482252.15064664" calcext:value-type="float">
            <text:p>1,482,252 </text:p>
          </table:table-cell>
          <table:table-cell table:formula="of:=[.E69]+[.K69]/2" office:value-type="float" office:value="1482252.15064664" calcext:value-type="float">
            <text:p>1,482,252 </text:p>
          </table:table-cell>
          <table:table-cell table:formula="of:=[.H70]+[.F69]+[.L69]" office:value-type="float" office:value="7057143.28649002" calcext:value-type="float">
            <text:p>7,057,143 </text:p>
          </table:table-cell>
          <table:table-cell table:formula="of:=[.G69]+[.J70]+[.M69]" office:value-type="float" office:value="1184295.51101335" calcext:value-type="float">
            <text:p>1,184,296 </text:p>
          </table:table-cell>
          <table:table-cell table:formula="of:=0.6*[.B70]" office:value-type="float" office:value="58091.2516522634" calcext:value-type="float">
            <text:p>58,091 </text:p>
          </table:table-cell>
          <table:table-cell table:formula="of:=0.3*[.B70]" office:value-type="float" office:value="29045.6258261317" calcext:value-type="float">
            <text:p>29,046 </text:p>
          </table:table-cell>
          <table:table-cell table:formula="of:=0.1*[.B70]" office:value-type="float" office:value="9681.87527537724" calcext:value-type="float">
            <text:p>9,682 </text:p>
          </table:table-cell>
          <table:table-cell table:formula="of:=[.I70]*([.D70]+[.E70])/([.D70]+[.E70]+[.F69]+[.H70]/2+[.G70])" office:value-type="float" office:value="7716.61102125783" calcext:value-type="float">
            <text:p>7,717 </text:p>
          </table:table-cell>
          <table:table-cell table:formula="of:=[.I70]*([.F69]+[.H70]/2)/([.D70]+[.E70]+[.F69]+[.H70]/2+[.G70])" office:value-type="float" office:value="18246.2910629232" calcext:value-type="float">
            <text:p>18,246 </text:p>
          </table:table-cell>
          <table:table-cell table:formula="of:=[.I70]-[.K70]-[.L70]" office:value-type="float" office:value="3082.72374195073" calcext:value-type="float">
            <text:p>3,083 </text:p>
          </table:table-cell>
          <table:table-cell table:formula="of:=[.D70]/([.D70]+[.E70]+[.F70]+[.G70])" office:value-type="percentage" office:value="0.132273753094981" calcext:value-type="percentage">
            <text:p>13.23%</text:p>
          </table:table-cell>
          <table:table-cell table:formula="of:=[.D70]/21000000" office:value-type="percentage" office:value="0.0705834357450779" calcext:value-type="percentage">
            <text:p>7.06%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0]*100/101" office:value-type="float" office:value="95860.1512413588" calcext:value-type="float">
            <text:p>95,860 </text:p>
          </table:table-cell>
          <table:table-cell table:formula="of:=[.C70]+(512/24)/7" office:value-type="float" office:value="213.333333333333" calcext:value-type="float">
            <text:p>213.3</text:p>
          </table:table-cell>
          <table:table-cell table:formula="of:=[.D70]+[.K70]/2" office:value-type="float" office:value="1486110.45615726" calcext:value-type="float">
            <text:p>1,486,110 </text:p>
          </table:table-cell>
          <table:table-cell table:formula="of:=[.E70]+[.K70]/2" office:value-type="float" office:value="1486110.45615726" calcext:value-type="float">
            <text:p>1,486,110 </text:p>
          </table:table-cell>
          <table:table-cell table:formula="of:=[.H71]+[.F70]+[.L70]" office:value-type="float" office:value="7132905.66829776" calcext:value-type="float">
            <text:p>7,132,906 </text:p>
          </table:table-cell>
          <table:table-cell table:formula="of:=[.G70]+[.J71]+[.M70]" office:value-type="float" office:value="1196964.24987944" calcext:value-type="float">
            <text:p>1,196,964 </text:p>
          </table:table-cell>
          <table:table-cell table:formula="of:=0.6*[.B71]" office:value-type="float" office:value="57516.0907448153" calcext:value-type="float">
            <text:p>57,516 </text:p>
          </table:table-cell>
          <table:table-cell table:formula="of:=0.3*[.B71]" office:value-type="float" office:value="28758.0453724076" calcext:value-type="float">
            <text:p>28,758 </text:p>
          </table:table-cell>
          <table:table-cell table:formula="of:=0.1*[.B71]" office:value-type="float" office:value="9586.01512413588" calcext:value-type="float">
            <text:p>9,586 </text:p>
          </table:table-cell>
          <table:table-cell table:formula="of:=[.I71]*([.D71]+[.E71])/([.D71]+[.E71]+[.F70]+[.H71]/2+[.G71])" office:value-type="float" office:value="7594.36756868088" calcext:value-type="float">
            <text:p>7,594 </text:p>
          </table:table-cell>
          <table:table-cell table:formula="of:=[.I71]*([.F70]+[.H71]/2)/([.D71]+[.E71]+[.F70]+[.H71]/2+[.G71])" office:value-type="float" office:value="18105.2959578511" calcext:value-type="float">
            <text:p>18,105 </text:p>
          </table:table-cell>
          <table:table-cell table:formula="of:=[.I71]-[.K71]-[.L71]" office:value-type="float" office:value="3058.38184587569" calcext:value-type="float">
            <text:p>3,058 </text:p>
          </table:table-cell>
          <table:table-cell table:formula="of:=[.D71]/([.D71]+[.E71]+[.F71]+[.G71])" office:value-type="percentage" office:value="0.131489870188259" calcext:value-type="percentage">
            <text:p>13.15%</text:p>
          </table:table-cell>
          <table:table-cell table:formula="of:=[.D71]/21000000" office:value-type="percentage" office:value="0.0707671645789174" calcext:value-type="percentage">
            <text:p>7.08%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1]*100/101" office:value-type="float" office:value="94911.0408330285" calcext:value-type="float">
            <text:p>94,911 </text:p>
          </table:table-cell>
          <table:table-cell table:formula="of:=[.C71]+(512/24)/7" office:value-type="float" office:value="216.380952380952" calcext:value-type="float">
            <text:p>216.4</text:p>
          </table:table-cell>
          <table:table-cell table:formula="of:=[.D71]+[.K71]/2" office:value-type="float" office:value="1489907.63994161" calcext:value-type="float">
            <text:p>1,489,908 </text:p>
          </table:table-cell>
          <table:table-cell table:formula="of:=[.E71]+[.K71]/2" office:value-type="float" office:value="1489907.63994161" calcext:value-type="float">
            <text:p>1,489,908 </text:p>
          </table:table-cell>
          <table:table-cell table:formula="of:=[.H72]+[.F71]+[.L71]" office:value-type="float" office:value="7207957.58875542" calcext:value-type="float">
            <text:p>7,207,958 </text:p>
          </table:table-cell>
          <table:table-cell table:formula="of:=[.G71]+[.J72]+[.M71]" office:value-type="float" office:value="1209513.73580862" calcext:value-type="float">
            <text:p>1,209,514 </text:p>
          </table:table-cell>
          <table:table-cell table:formula="of:=0.6*[.B72]" office:value-type="float" office:value="56946.6244998171" calcext:value-type="float">
            <text:p>56,947 </text:p>
          </table:table-cell>
          <table:table-cell table:formula="of:=0.3*[.B72]" office:value-type="float" office:value="28473.3122499086" calcext:value-type="float">
            <text:p>28,473 </text:p>
          </table:table-cell>
          <table:table-cell table:formula="of:=0.1*[.B72]" office:value-type="float" office:value="9491.10408330285" calcext:value-type="float">
            <text:p>9,491 </text:p>
          </table:table-cell>
          <table:table-cell table:formula="of:=[.I72]*([.D72]+[.E72])/([.D72]+[.E72]+[.F71]+[.H72]/2+[.G72])" office:value-type="float" office:value="7474.882706812" calcext:value-type="float">
            <text:p>7,475 </text:p>
          </table:table-cell>
          <table:table-cell table:formula="of:=[.I72]*([.F71]+[.H72]/2)/([.D72]+[.E72]+[.F71]+[.H72]/2+[.G72])" office:value-type="float" office:value="17964.3578110388" calcext:value-type="float">
            <text:p>17,964 </text:p>
          </table:table-cell>
          <table:table-cell table:formula="of:=[.I72]-[.K72]-[.L72]" office:value-type="float" office:value="3034.07173205776" calcext:value-type="float">
            <text:p>3,034 </text:p>
          </table:table-cell>
          <table:table-cell table:formula="of:=[.D72]/([.D72]+[.E72]+[.F72]+[.G72])" office:value-type="percentage" office:value="0.130724767363509" calcext:value-type="percentage">
            <text:p>13.07%</text:p>
          </table:table-cell>
          <table:table-cell table:formula="of:=[.D72]/21000000" office:value-type="percentage" office:value="0.0709479828543621" calcext:value-type="percentage">
            <text:p>7.09%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*100/101" office:value-type="float" office:value="93971.327557454" calcext:value-type="float">
            <text:p>93,971 </text:p>
          </table:table-cell>
          <table:table-cell table:formula="of:=[.C72]+(512/24)/7" office:value-type="float" office:value="219.428571428571" calcext:value-type="float">
            <text:p>219.4</text:p>
          </table:table-cell>
          <table:table-cell table:formula="of:=[.D72]+[.K72]/2" office:value-type="float" office:value="1493645.08129501" calcext:value-type="float">
            <text:p>1,493,645 </text:p>
          </table:table-cell>
          <table:table-cell table:formula="of:=[.E72]+[.K72]/2" office:value-type="float" office:value="1493645.08129501" calcext:value-type="float">
            <text:p>1,493,645 </text:p>
          </table:table-cell>
          <table:table-cell table:formula="of:=[.H73]+[.F72]+[.L72]" office:value-type="float" office:value="7282304.74310093" calcext:value-type="float">
            <text:p>7,282,305 </text:p>
          </table:table-cell>
          <table:table-cell table:formula="of:=[.G72]+[.J73]+[.M72]" office:value-type="float" office:value="1221944.94029642" calcext:value-type="float">
            <text:p>1,221,945 </text:p>
          </table:table-cell>
          <table:table-cell table:formula="of:=0.6*[.B73]" office:value-type="float" office:value="56382.7965344724" calcext:value-type="float">
            <text:p>56,383 </text:p>
          </table:table-cell>
          <table:table-cell table:formula="of:=0.3*[.B73]" office:value-type="float" office:value="28191.3982672362" calcext:value-type="float">
            <text:p>28,191 </text:p>
          </table:table-cell>
          <table:table-cell table:formula="of:=0.1*[.B73]" office:value-type="float" office:value="9397.1327557454" calcext:value-type="float">
            <text:p>9,397 </text:p>
          </table:table-cell>
          <table:table-cell table:formula="of:=[.I73]*([.D73]+[.E73])/([.D73]+[.E73]+[.F72]+[.H73]/2+[.G73])" office:value-type="float" office:value="7358.06557926016" calcext:value-type="float">
            <text:p>7,358 </text:p>
          </table:table-cell>
          <table:table-cell table:formula="of:=[.I73]*([.F72]+[.H73]/2)/([.D73]+[.E73]+[.F72]+[.H73]/2+[.G73])" office:value-type="float" office:value="17823.5309895864" calcext:value-type="float">
            <text:p>17,824 </text:p>
          </table:table-cell>
          <table:table-cell table:formula="of:=[.I73]-[.K73]-[.L73]" office:value-type="float" office:value="3009.80169838967" calcext:value-type="float">
            <text:p>3,010 </text:p>
          </table:table-cell>
          <table:table-cell table:formula="of:=[.D73]/([.D73]+[.E73]+[.F73]+[.G73])" office:value-type="percentage" office:value="0.129977801174885" calcext:value-type="percentage">
            <text:p>13.00%</text:p>
          </table:table-cell>
          <table:table-cell table:formula="of:=[.D73]/21000000" office:value-type="percentage" office:value="0.0711259562521434" calcext:value-type="percentage">
            <text:p>7.11%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3]*100/101" office:value-type="float" office:value="93040.9183737168" calcext:value-type="float">
            <text:p>93,041 </text:p>
          </table:table-cell>
          <table:table-cell table:formula="of:=[.C73]+(512/24)/7" office:value-type="float" office:value="222.47619047619" calcext:value-type="float">
            <text:p>222.5</text:p>
          </table:table-cell>
          <table:table-cell table:formula="of:=[.D73]+[.K73]/2" office:value-type="float" office:value="1497324.11408464" calcext:value-type="float">
            <text:p>1,497,324 </text:p>
          </table:table-cell>
          <table:table-cell table:formula="of:=[.E73]+[.K73]/2" office:value-type="float" office:value="1497324.11408464" calcext:value-type="float">
            <text:p>1,497,324 </text:p>
          </table:table-cell>
          <table:table-cell table:formula="of:=[.H74]+[.F73]+[.L73]" office:value-type="float" office:value="7355952.82511475" calcext:value-type="float">
            <text:p>7,355,953 </text:p>
          </table:table-cell>
          <table:table-cell table:formula="of:=[.G73]+[.J74]+[.M73]" office:value-type="float" office:value="1234258.83383218" calcext:value-type="float">
            <text:p>1,234,259 </text:p>
          </table:table-cell>
          <table:table-cell table:formula="of:=0.6*[.B74]" office:value-type="float" office:value="55824.5510242301" calcext:value-type="float">
            <text:p>55,825 </text:p>
          </table:table-cell>
          <table:table-cell table:formula="of:=0.3*[.B74]" office:value-type="float" office:value="27912.275512115" calcext:value-type="float">
            <text:p>27,912 </text:p>
          </table:table-cell>
          <table:table-cell table:formula="of:=0.1*[.B74]" office:value-type="float" office:value="9304.09183737168" calcext:value-type="float">
            <text:p>9,304 </text:p>
          </table:table-cell>
          <table:table-cell table:formula="of:=[.I74]*([.D74]+[.E74])/([.D74]+[.E74]+[.F73]+[.H74]/2+[.G74])" office:value-type="float" office:value="7243.82941223011" calcext:value-type="float">
            <text:p>7,244 </text:p>
          </table:table-cell>
          <table:table-cell table:formula="of:=[.I74]*([.F73]+[.H74]/2)/([.D74]+[.E74]+[.F73]+[.H74]/2+[.G74])" office:value-type="float" office:value="17682.8665721405" calcext:value-type="float">
            <text:p>17,683 </text:p>
          </table:table-cell>
          <table:table-cell table:formula="of:=[.I74]-[.K74]-[.L74]" office:value-type="float" office:value="2985.57952774444" calcext:value-type="float">
            <text:p>2,986 </text:p>
          </table:table-cell>
          <table:table-cell table:formula="of:=[.D74]/([.D74]+[.E74]+[.F74]+[.G74])" office:value-type="percentage" office:value="0.129248357656" calcext:value-type="percentage">
            <text:p>12.92%</text:p>
          </table:table-cell>
          <table:table-cell table:formula="of:=[.D74]/21000000" office:value-type="percentage" office:value="0.0713011482897448" calcext:value-type="percentage">
            <text:p>7.13%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4]*100/101" office:value-type="float" office:value="92119.7211620959" calcext:value-type="float">
            <text:p>92,120 </text:p>
          </table:table-cell>
          <table:table-cell table:formula="of:=[.C74]+(512/24)/7" office:value-type="float" office:value="225.523809523809" calcext:value-type="float">
            <text:p>225.5</text:p>
          </table:table-cell>
          <table:table-cell table:formula="of:=[.D74]+[.K74]/2" office:value-type="float" office:value="1500946.02879076" calcext:value-type="float">
            <text:p>1,500,946 </text:p>
          </table:table-cell>
          <table:table-cell table:formula="of:=[.E74]+[.K74]/2" office:value-type="float" office:value="1500946.02879076" calcext:value-type="float">
            <text:p>1,500,946 </text:p>
          </table:table-cell>
          <table:table-cell table:formula="of:=[.H75]+[.F74]+[.L74]" office:value-type="float" office:value="7428907.52438415" calcext:value-type="float">
            <text:p>7,428,908 </text:p>
          </table:table-cell>
          <table:table-cell table:formula="of:=[.G74]+[.J75]+[.M74]" office:value-type="float" office:value="1246456.38547614" calcext:value-type="float">
            <text:p>1,246,456 </text:p>
          </table:table-cell>
          <table:table-cell table:formula="of:=0.6*[.B75]" office:value-type="float" office:value="55271.8326972575" calcext:value-type="float">
            <text:p>55,272 </text:p>
          </table:table-cell>
          <table:table-cell table:formula="of:=0.3*[.B75]" office:value-type="float" office:value="27635.9163486288" calcext:value-type="float">
            <text:p>27,636 </text:p>
          </table:table-cell>
          <table:table-cell table:formula="of:=0.1*[.B75]" office:value-type="float" office:value="9211.97211620959" calcext:value-type="float">
            <text:p>9,212 </text:p>
          </table:table-cell>
          <table:table-cell table:formula="of:=[.I75]*([.D75]+[.E75])/([.D75]+[.E75]+[.F74]+[.H75]/2+[.G75])" office:value-type="float" office:value="7132.09128238185" calcext:value-type="float">
            <text:p>7,132 </text:p>
          </table:table-cell>
          <table:table-cell table:formula="of:=[.I75]*([.F74]+[.H75]/2)/([.D75]+[.E75]+[.F74]+[.H75]/2+[.G75])" office:value-type="float" office:value="17542.4125470087" calcext:value-type="float">
            <text:p>17,542 </text:p>
          </table:table-cell>
          <table:table-cell table:formula="of:=[.I75]-[.K75]-[.L75]" office:value-type="float" office:value="2961.41251923818" calcext:value-type="float">
            <text:p>2,961 </text:p>
          </table:table-cell>
          <table:table-cell table:formula="of:=[.D75]/([.D75]+[.E75]+[.F75]+[.G75])" office:value-type="percentage" office:value="0.128535850629262" calcext:value-type="percentage">
            <text:p>12.85%</text:p>
          </table:table-cell>
          <table:table-cell table:formula="of:=[.D75]/21000000" office:value-type="percentage" office:value="0.0714736204186074" calcext:value-type="percentage">
            <text:p>7.15%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5]*100/101" office:value-type="float" office:value="91207.6447149464" calcext:value-type="float">
            <text:p>91,208 </text:p>
          </table:table-cell>
          <table:table-cell table:formula="of:=[.C75]+(512/24)/7" office:value-type="float" office:value="228.571428571428" calcext:value-type="float">
            <text:p>228.6</text:p>
          </table:table-cell>
          <table:table-cell table:formula="of:=[.D75]+[.K75]/2" office:value-type="float" office:value="1504512.07443195" calcext:value-type="float">
            <text:p>1,504,512 </text:p>
          </table:table-cell>
          <table:table-cell table:formula="of:=[.E75]+[.K75]/2" office:value-type="float" office:value="1504512.07443195" calcext:value-type="float">
            <text:p>1,504,512 </text:p>
          </table:table-cell>
          <table:table-cell table:formula="of:=[.H76]+[.F75]+[.L75]" office:value-type="float" office:value="7501174.52376013" calcext:value-type="float">
            <text:p>7,501,175 </text:p>
          </table:table-cell>
          <table:table-cell table:formula="of:=[.G75]+[.J76]+[.M75]" office:value-type="float" office:value="1258538.56246687" calcext:value-type="float">
            <text:p>1,258,539 </text:p>
          </table:table-cell>
          <table:table-cell table:formula="of:=0.6*[.B76]" office:value-type="float" office:value="54724.5868289679" calcext:value-type="float">
            <text:p>54,725 </text:p>
          </table:table-cell>
          <table:table-cell table:formula="of:=0.3*[.B76]" office:value-type="float" office:value="27362.2934144839" calcext:value-type="float">
            <text:p>27,362 </text:p>
          </table:table-cell>
          <table:table-cell table:formula="of:=0.1*[.B76]" office:value-type="float" office:value="9120.76447149464" calcext:value-type="float">
            <text:p>9,121 </text:p>
          </table:table-cell>
          <table:table-cell table:formula="of:=[.I76]*([.D76]+[.E76])/([.D76]+[.E76]+[.F75]+[.H76]/2+[.G76])" office:value-type="float" office:value="7022.77190056345" calcext:value-type="float">
            <text:p>7,023 </text:p>
          </table:table-cell>
          <table:table-cell table:formula="of:=[.I76]*([.F75]+[.H76]/2)/([.D76]+[.E76]+[.F75]+[.H76]/2+[.G76])" office:value-type="float" office:value="17402.2139965963" calcext:value-type="float">
            <text:p>17,402 </text:p>
          </table:table-cell>
          <table:table-cell table:formula="of:=[.I76]-[.K76]-[.L76]" office:value-type="float" office:value="2937.30751732416" calcext:value-type="float">
            <text:p>2,937 </text:p>
          </table:table-cell>
          <table:table-cell table:formula="of:=[.D76]/([.D76]+[.E76]+[.F76]+[.G76])" office:value-type="percentage" office:value="0.127839720131225" calcext:value-type="percentage">
            <text:p>12.78%</text:p>
          </table:table-cell>
          <table:table-cell table:formula="of:=[.D76]/21000000" office:value-type="percentage" office:value="0.071643432115807" calcext:value-type="percentage">
            <text:p>7.16%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6]*100/101" office:value-type="float" office:value="90304.5987276697" calcext:value-type="float">
            <text:p>90,305 </text:p>
          </table:table-cell>
          <table:table-cell table:formula="of:=[.C76]+(512/24)/7" office:value-type="float" office:value="231.619047619047" calcext:value-type="float">
            <text:p>231.6</text:p>
          </table:table-cell>
          <table:table-cell table:formula="of:=[.D76]+[.K76]/2" office:value-type="float" office:value="1508023.46038223" calcext:value-type="float">
            <text:p>1,508,023 </text:p>
          </table:table-cell>
          <table:table-cell table:formula="of:=[.E76]+[.K76]/2" office:value-type="float" office:value="1508023.46038223" calcext:value-type="float">
            <text:p>1,508,023 </text:p>
          </table:table-cell>
          <table:table-cell table:formula="of:=[.H77]+[.F76]+[.L76]" office:value-type="float" office:value="7572759.49699332" calcext:value-type="float">
            <text:p>7,572,759 </text:p>
          </table:table-cell>
          <table:table-cell table:formula="of:=[.G76]+[.J77]+[.M76]" office:value-type="float" office:value="1270506.32985696" calcext:value-type="float">
            <text:p>1,270,506 </text:p>
          </table:table-cell>
          <table:table-cell table:formula="of:=0.6*[.B77]" office:value-type="float" office:value="54182.7592366018" calcext:value-type="float">
            <text:p>54,183 </text:p>
          </table:table-cell>
          <table:table-cell table:formula="of:=0.3*[.B77]" office:value-type="float" office:value="27091.3796183009" calcext:value-type="float">
            <text:p>27,091 </text:p>
          </table:table-cell>
          <table:table-cell table:formula="of:=0.1*[.B77]" office:value-type="float" office:value="9030.45987276697" calcext:value-type="float">
            <text:p>9,030 </text:p>
          </table:table-cell>
          <table:table-cell table:formula="of:=[.I77]*([.D77]+[.E77])/([.D77]+[.E77]+[.F76]+[.H77]/2+[.G77])" office:value-type="float" office:value="6915.79541015449" calcext:value-type="float">
            <text:p>6,916 </text:p>
          </table:table-cell>
          <table:table-cell table:formula="of:=[.I77]*([.F76]+[.H77]/2)/([.D77]+[.E77]+[.F76]+[.H77]/2+[.G77])" office:value-type="float" office:value="17262.3132692547" calcext:value-type="float">
            <text:p>17,262 </text:p>
          </table:table-cell>
          <table:table-cell table:formula="of:=[.I77]-[.K77]-[.L77]" office:value-type="float" office:value="2913.27093889173" calcext:value-type="float">
            <text:p>2,913 </text:p>
          </table:table-cell>
          <table:table-cell table:formula="of:=[.D77]/([.D77]+[.E77]+[.F77]+[.G77])" office:value-type="percentage" office:value="0.127159430944726" calcext:value-type="percentage">
            <text:p>12.72%</text:p>
          </table:table-cell>
          <table:table-cell table:formula="of:=[.D77]/21000000" office:value-type="percentage" office:value="0.0718106409705823" calcext:value-type="percentage">
            <text:p>7.18%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7]*100/101" office:value-type="float" office:value="89410.493789772" calcext:value-type="float">
            <text:p>89,410 </text:p>
          </table:table-cell>
          <table:table-cell table:formula="of:=[.C77]+(512/24)/7" office:value-type="float" office:value="234.666666666666" calcext:value-type="float">
            <text:p>234.7</text:p>
          </table:table-cell>
          <table:table-cell table:formula="of:=[.D77]+[.K77]/2" office:value-type="float" office:value="1511481.35808731" calcext:value-type="float">
            <text:p>1,511,481 </text:p>
          </table:table-cell>
          <table:table-cell table:formula="of:=[.E77]+[.K77]/2" office:value-type="float" office:value="1511481.35808731" calcext:value-type="float">
            <text:p>1,511,481 </text:p>
          </table:table-cell>
          <table:table-cell table:formula="of:=[.H78]+[.F77]+[.L77]" office:value-type="float" office:value="7643668.10653644" calcext:value-type="float">
            <text:p>7,643,668 </text:p>
          </table:table-cell>
          <table:table-cell table:formula="of:=[.G77]+[.J78]+[.M77]" office:value-type="float" office:value="1282360.65017483" calcext:value-type="float">
            <text:p>1,282,361 </text:p>
          </table:table-cell>
          <table:table-cell table:formula="of:=0.6*[.B78]" office:value-type="float" office:value="53646.2962738632" calcext:value-type="float">
            <text:p>53,646 </text:p>
          </table:table-cell>
          <table:table-cell table:formula="of:=0.3*[.B78]" office:value-type="float" office:value="26823.1481369316" calcext:value-type="float">
            <text:p>26,823 </text:p>
          </table:table-cell>
          <table:table-cell table:formula="of:=0.1*[.B78]" office:value-type="float" office:value="8941.0493789772" calcext:value-type="float">
            <text:p>8,941 </text:p>
          </table:table-cell>
          <table:table-cell table:formula="of:=[.I78]*([.D78]+[.E78])/([.D78]+[.E78]+[.F77]+[.H78]/2+[.G78])" office:value-type="float" office:value="6811.08919887175" calcext:value-type="float">
            <text:p>6,811 </text:p>
          </table:table-cell>
          <table:table-cell table:formula="of:=[.I78]*([.F77]+[.H78]/2)/([.D78]+[.E78]+[.F77]+[.H78]/2+[.G78])" office:value-type="float" office:value="17122.7501395323" calcext:value-type="float">
            <text:p>17,123 </text:p>
          </table:table-cell>
          <table:table-cell table:formula="of:=[.I78]-[.K78]-[.L78]" office:value-type="float" office:value="2889.30879852751" calcext:value-type="float">
            <text:p>2,889 </text:p>
          </table:table-cell>
          <table:table-cell table:formula="of:=[.D78]/([.D78]+[.E78]+[.F78]+[.G78])" office:value-type="percentage" office:value="0.1264944712294" calcext:value-type="percentage">
            <text:p>12.65%</text:p>
          </table:table-cell>
          <table:table-cell table:formula="of:=[.D78]/21000000" office:value-type="percentage" office:value="0.0719753027660622" calcext:value-type="percentage">
            <text:p>7.20%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8]*100/101" office:value-type="float" office:value="88525.2413760119" calcext:value-type="float">
            <text:p>88,525 </text:p>
          </table:table-cell>
          <table:table-cell table:formula="of:=[.C78]+(512/24)/7" office:value-type="float" office:value="237.714285714285" calcext:value-type="float">
            <text:p>237.7</text:p>
          </table:table-cell>
          <table:table-cell table:formula="of:=[.D78]+[.K78]/2" office:value-type="float" office:value="1514886.90268674" calcext:value-type="float">
            <text:p>1,514,887 </text:p>
          </table:table-cell>
          <table:table-cell table:formula="of:=[.E78]+[.K78]/2" office:value-type="float" office:value="1514886.90268674" calcext:value-type="float">
            <text:p>1,514,887 </text:p>
          </table:table-cell>
          <table:table-cell table:formula="of:=[.H79]+[.F78]+[.L78]" office:value-type="float" office:value="7713906.00150158" calcext:value-type="float">
            <text:p>7,713,906 </text:p>
          </table:table-cell>
          <table:table-cell table:formula="of:=[.G78]+[.J79]+[.M78]" office:value-type="float" office:value="1294102.48311096" calcext:value-type="float">
            <text:p>1,294,102 </text:p>
          </table:table-cell>
          <table:table-cell table:formula="of:=0.6*[.B79]" office:value-type="float" office:value="53115.1448256071" calcext:value-type="float">
            <text:p>53,115 </text:p>
          </table:table-cell>
          <table:table-cell table:formula="of:=0.3*[.B79]" office:value-type="float" office:value="26557.5724128036" calcext:value-type="float">
            <text:p>26,558 </text:p>
          </table:table-cell>
          <table:table-cell table:formula="of:=0.1*[.B79]" office:value-type="float" office:value="8852.52413760119" calcext:value-type="float">
            <text:p>8,853 </text:p>
          </table:table-cell>
          <table:table-cell table:formula="of:=[.I79]*([.D79]+[.E79])/([.D79]+[.E79]+[.F78]+[.H79]/2+[.G79])" office:value-type="float" office:value="6708.58372299115" calcext:value-type="float">
            <text:p>6,709 </text:p>
          </table:table-cell>
          <table:table-cell table:formula="of:=[.I79]*([.F78]+[.H79]/2)/([.D79]+[.E79]+[.F78]+[.H79]/2+[.G79])" office:value-type="float" office:value="16983.5619577299" calcext:value-type="float">
            <text:p>16,984 </text:p>
          </table:table-cell>
          <table:table-cell table:formula="of:=[.I79]-[.K79]-[.L79]" office:value-type="float" office:value="2865.42673208253" calcext:value-type="float">
            <text:p>2,865 </text:p>
          </table:table-cell>
          <table:table-cell table:formula="of:=[.D79]/([.D79]+[.E79]+[.F79]+[.G79])" office:value-type="percentage" office:value="0.125844351242915" calcext:value-type="percentage">
            <text:p>12.58%</text:p>
          </table:table-cell>
          <table:table-cell table:formula="of:=[.D79]/21000000" office:value-type="percentage" office:value="0.0721374715565115" calcext:value-type="percentage">
            <text:p>7.21%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*100/101" office:value-type="float" office:value="87648.7538376355" calcext:value-type="float">
            <text:p>87,649 </text:p>
          </table:table-cell>
          <table:table-cell table:formula="of:=[.C79]+(512/24)/7" office:value-type="float" office:value="240.761904761904" calcext:value-type="float">
            <text:p>240.8</text:p>
          </table:table-cell>
          <table:table-cell table:formula="of:=[.D79]+[.K79]/2" office:value-type="float" office:value="1518241.19454824" calcext:value-type="float">
            <text:p>1,518,241 </text:p>
          </table:table-cell>
          <table:table-cell table:formula="of:=[.E79]+[.K79]/2" office:value-type="float" office:value="1518241.19454824" calcext:value-type="float">
            <text:p>1,518,241 </text:p>
          </table:table-cell>
          <table:table-cell table:formula="of:=[.H80]+[.F79]+[.L79]" office:value-type="float" office:value="7783478.81576189" calcext:value-type="float">
            <text:p>7,783,479 </text:p>
          </table:table-cell>
          <table:table-cell table:formula="of:=[.G79]+[.J80]+[.M79]" office:value-type="float" office:value="1305732.7852268" calcext:value-type="float">
            <text:p>1,305,733 </text:p>
          </table:table-cell>
          <table:table-cell table:formula="of:=0.6*[.B80]" office:value-type="float" office:value="52589.2523025813" calcext:value-type="float">
            <text:p>52,589 </text:p>
          </table:table-cell>
          <table:table-cell table:formula="of:=0.3*[.B80]" office:value-type="float" office:value="26294.6261512907" calcext:value-type="float">
            <text:p>26,295 </text:p>
          </table:table-cell>
          <table:table-cell table:formula="of:=0.1*[.B80]" office:value-type="float" office:value="8764.87538376355" calcext:value-type="float">
            <text:p>8,765 </text:p>
          </table:table-cell>
          <table:table-cell table:formula="of:=[.I80]*([.D80]+[.E80])/([.D80]+[.E80]+[.F79]+[.H80]/2+[.G80])" office:value-type="float" office:value="6608.2123430325" calcext:value-type="float">
            <text:p>6,608 </text:p>
          </table:table-cell>
          <table:table-cell table:formula="of:=[.I80]*([.F79]+[.H80]/2)/([.D80]+[.E80]+[.F79]+[.H80]/2+[.G80])" office:value-type="float" office:value="16844.783789582" calcext:value-type="float">
            <text:p>16,845 </text:p>
          </table:table-cell>
          <table:table-cell table:formula="of:=[.I80]-[.K80]-[.L80]" office:value-type="float" office:value="2841.63001867613" calcext:value-type="float">
            <text:p>2,842 </text:p>
          </table:table-cell>
          <table:table-cell table:formula="of:=[.D80]/([.D80]+[.E80]+[.F80]+[.G80])" office:value-type="percentage" office:value="0.12520860214596" calcext:value-type="percentage">
            <text:p>12.52%</text:p>
          </table:table-cell>
          <table:table-cell table:formula="of:=[.D80]/21000000" office:value-type="percentage" office:value="0.0722971997403923" calcext:value-type="percentage">
            <text:p>7.23%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0]*100/101" office:value-type="float" office:value="86780.9443936985" calcext:value-type="float">
            <text:p>86,781 </text:p>
          </table:table-cell>
          <table:table-cell table:formula="of:=[.C80]+(512/24)/7" office:value-type="float" office:value="243.809523809523" calcext:value-type="float">
            <text:p>243.8</text:p>
          </table:table-cell>
          <table:table-cell table:formula="of:=[.D80]+[.K80]/2" office:value-type="float" office:value="1521545.30071975" calcext:value-type="float">
            <text:p>1,521,545 </text:p>
          </table:table-cell>
          <table:table-cell table:formula="of:=[.E80]+[.K80]/2" office:value-type="float" office:value="1521545.30071975" calcext:value-type="float">
            <text:p>1,521,545 </text:p>
          </table:table-cell>
          <table:table-cell table:formula="of:=[.H81]+[.F80]+[.L80]" office:value-type="float" office:value="7852392.16618769" calcext:value-type="float">
            <text:p>7,852,392 </text:p>
          </table:table-cell>
          <table:table-cell table:formula="of:=[.G80]+[.J81]+[.M80]" office:value-type="float" office:value="1317252.50968485" calcext:value-type="float">
            <text:p>1,317,253 </text:p>
          </table:table-cell>
          <table:table-cell table:formula="of:=0.6*[.B81]" office:value-type="float" office:value="52068.5666362191" calcext:value-type="float">
            <text:p>52,069 </text:p>
          </table:table-cell>
          <table:table-cell table:formula="of:=0.3*[.B81]" office:value-type="float" office:value="26034.2833181096" calcext:value-type="float">
            <text:p>26,034 </text:p>
          </table:table-cell>
          <table:table-cell table:formula="of:=0.1*[.B81]" office:value-type="float" office:value="8678.09443936985" calcext:value-type="float">
            <text:p>8,678 </text:p>
          </table:table-cell>
          <table:table-cell table:formula="of:=[.I81]*([.D81]+[.E81])/([.D81]+[.E81]+[.F80]+[.H81]/2+[.G81])" office:value-type="float" office:value="6509.91117003692" calcext:value-type="float">
            <text:p>6,510 </text:p>
          </table:table-cell>
          <table:table-cell table:formula="of:=[.I81]*([.F80]+[.H81]/2)/([.D81]+[.E81]+[.F80]+[.H81]/2+[.G81])" office:value-type="float" office:value="16706.4485468167" calcext:value-type="float">
            <text:p>16,706 </text:p>
          </table:table-cell>
          <table:table-cell table:formula="of:=[.I81]-[.K81]-[.L81]" office:value-type="float" office:value="2817.92360125596" calcext:value-type="float">
            <text:p>2,818 </text:p>
          </table:table-cell>
          <table:table-cell table:formula="of:=[.D81]/([.D81]+[.E81]+[.F81]+[.G81])" office:value-type="percentage" office:value="0.124586774884605" calcext:value-type="percentage">
            <text:p>12.46%</text:p>
          </table:table-cell>
          <table:table-cell table:formula="of:=[.D81]/21000000" office:value-type="percentage" office:value="0.0724545381295121" calcext:value-type="percentage">
            <text:p>7.25%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1]*100/101" office:value-type="float" office:value="85921.7271224738" calcext:value-type="float">
            <text:p>85,922 </text:p>
          </table:table-cell>
          <table:table-cell table:formula="of:=[.C81]+(512/24)/7" office:value-type="float" office:value="246.857142857143" calcext:value-type="float">
            <text:p>246.9</text:p>
          </table:table-cell>
          <table:table-cell table:formula="of:=[.D81]+[.K81]/2" office:value-type="float" office:value="1524800.25630477" calcext:value-type="float">
            <text:p>1,524,800 </text:p>
          </table:table-cell>
          <table:table-cell table:formula="of:=[.E81]+[.K81]/2" office:value-type="float" office:value="1524800.25630477" calcext:value-type="float">
            <text:p>1,524,800 </text:p>
          </table:table-cell>
          <table:table-cell table:formula="of:=[.H82]+[.F81]+[.L81]" office:value-type="float" office:value="7920651.65100799" calcext:value-type="float">
            <text:p>7,920,652 </text:p>
          </table:table-cell>
          <table:table-cell table:formula="of:=[.G81]+[.J82]+[.M81]" office:value-type="float" office:value="1328662.60599835" calcext:value-type="float">
            <text:p>1,328,663 </text:p>
          </table:table-cell>
          <table:table-cell table:formula="of:=0.6*[.B82]" office:value-type="float" office:value="51553.0362734843" calcext:value-type="float">
            <text:p>51,553 </text:p>
          </table:table-cell>
          <table:table-cell table:formula="of:=0.3*[.B82]" office:value-type="float" office:value="25776.5181367421" calcext:value-type="float">
            <text:p>25,777 </text:p>
          </table:table-cell>
          <table:table-cell table:formula="of:=0.1*[.B82]" office:value-type="float" office:value="8592.17271224738" calcext:value-type="float">
            <text:p>8,592 </text:p>
          </table:table-cell>
          <table:table-cell table:formula="of:=[.I82]*([.D82]+[.E82])/([.D82]+[.E82]+[.F81]+[.H82]/2+[.G82])" office:value-type="float" office:value="6413.61892164171" calcext:value-type="float">
            <text:p>6,414 </text:p>
          </table:table-cell>
          <table:table-cell table:formula="of:=[.I82]*([.F81]+[.H82]/2)/([.D82]+[.E82]+[.F81]+[.H82]/2+[.G82])" office:value-type="float" office:value="16568.5871092774" calcext:value-type="float">
            <text:p>16,569 </text:p>
          </table:table-cell>
          <table:table-cell table:formula="of:=[.I82]-[.K82]-[.L82]" office:value-type="float" office:value="2794.31210582298" calcext:value-type="float">
            <text:p>2,794 </text:p>
          </table:table-cell>
          <table:table-cell table:formula="of:=[.D82]/([.D82]+[.E82]+[.F82]+[.G82])" office:value-type="percentage" office:value="0.12397843914422" calcext:value-type="percentage">
            <text:p>12.40%</text:p>
          </table:table-cell>
          <table:table-cell table:formula="of:=[.D82]/21000000" office:value-type="percentage" office:value="0.072609536014513" calcext:value-type="percentage">
            <text:p>7.26%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2]*100/101" office:value-type="float" office:value="85071.0169529444" calcext:value-type="float">
            <text:p>85,071 </text:p>
          </table:table-cell>
          <table:table-cell table:formula="of:=[.C82]+(512/24)/7" office:value-type="float" office:value="249.904761904762" calcext:value-type="float">
            <text:p>249.9</text:p>
          </table:table-cell>
          <table:table-cell table:formula="of:=[.D82]+[.K82]/2" office:value-type="float" office:value="1528007.06576559" calcext:value-type="float">
            <text:p>1,528,007 </text:p>
          </table:table-cell>
          <table:table-cell table:formula="of:=[.E82]+[.K82]/2" office:value-type="float" office:value="1528007.06576559" calcext:value-type="float">
            <text:p>1,528,007 </text:p>
          </table:table-cell>
          <table:table-cell table:formula="of:=[.H83]+[.F82]+[.L82]" office:value-type="float" office:value="7988262.84828904" calcext:value-type="float">
            <text:p>7,988,263 </text:p>
          </table:table-cell>
          <table:table-cell table:formula="of:=[.G82]+[.J83]+[.M82]" office:value-type="float" office:value="1339964.01979947" calcext:value-type="float">
            <text:p>1,339,964 </text:p>
          </table:table-cell>
          <table:table-cell table:formula="of:=0.6*[.B83]" office:value-type="float" office:value="51042.6101717666" calcext:value-type="float">
            <text:p>51,043 </text:p>
          </table:table-cell>
          <table:table-cell table:formula="of:=0.3*[.B83]" office:value-type="float" office:value="25521.3050858833" calcext:value-type="float">
            <text:p>25,521 </text:p>
          </table:table-cell>
          <table:table-cell table:formula="of:=0.1*[.B83]" office:value-type="float" office:value="8507.10169529444" calcext:value-type="float">
            <text:p>8,507 </text:p>
          </table:table-cell>
          <table:table-cell table:formula="of:=[.I83]*([.D83]+[.E83])/([.D83]+[.E83]+[.F82]+[.H83]/2+[.G83])" office:value-type="float" office:value="6319.27678722556" calcext:value-type="float">
            <text:p>6,319 </text:p>
          </table:table-cell>
          <table:table-cell table:formula="of:=[.I83]*([.F82]+[.H83]/2)/([.D83]+[.E83]+[.F82]+[.H83]/2+[.G83])" office:value-type="float" office:value="16431.2284392364" calcext:value-type="float">
            <text:p>16,431 </text:p>
          </table:table-cell>
          <table:table-cell table:formula="of:=[.I83]-[.K83]-[.L83]" office:value-type="float" office:value="2770.79985942134" calcext:value-type="float">
            <text:p>2,771 </text:p>
          </table:table-cell>
          <table:table-cell table:formula="of:=[.D83]/([.D83]+[.E83]+[.F83]+[.G83])" office:value-type="percentage" office:value="0.123383182369635" calcext:value-type="percentage">
            <text:p>12.34%</text:p>
          </table:table-cell>
          <table:table-cell table:formula="of:=[.D83]/21000000" office:value-type="percentage" office:value="0.072762241226933" calcext:value-type="percentage">
            <text:p>7.28%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3]*100/101" office:value-type="float" office:value="84228.7296563806" calcext:value-type="float">
            <text:p>84,229 </text:p>
          </table:table-cell>
          <table:table-cell table:formula="of:=[.C83]+(512/24)/7" office:value-type="float" office:value="252.952380952381" calcext:value-type="float">
            <text:p>253.0</text:p>
          </table:table-cell>
          <table:table-cell table:formula="of:=[.D83]+[.K83]/2" office:value-type="float" office:value="1531166.70415921" calcext:value-type="float">
            <text:p>1,531,167 </text:p>
          </table:table-cell>
          <table:table-cell table:formula="of:=[.E83]+[.K83]/2" office:value-type="float" office:value="1531166.70415921" calcext:value-type="float">
            <text:p>1,531,167 </text:p>
          </table:table-cell>
          <table:table-cell table:formula="of:=[.H84]+[.F83]+[.L83]" office:value-type="float" office:value="8055231.3145221" calcext:value-type="float">
            <text:p>8,055,231 </text:p>
          </table:table-cell>
          <table:table-cell table:formula="of:=[.G83]+[.J84]+[.M83]" office:value-type="float" office:value="1351157.69262453" calcext:value-type="float">
            <text:p>1,351,158 </text:p>
          </table:table-cell>
          <table:table-cell table:formula="of:=0.6*[.B84]" office:value-type="float" office:value="50537.2377938283" calcext:value-type="float">
            <text:p>50,537 </text:p>
          </table:table-cell>
          <table:table-cell table:formula="of:=0.3*[.B84]" office:value-type="float" office:value="25268.6188969142" calcext:value-type="float">
            <text:p>25,269 </text:p>
          </table:table-cell>
          <table:table-cell table:formula="of:=0.1*[.B84]" office:value-type="float" office:value="8422.87296563806" calcext:value-type="float">
            <text:p>8,423 </text:p>
          </table:table-cell>
          <table:table-cell table:formula="of:=[.I84]*([.D84]+[.E84])/([.D84]+[.E84]+[.F83]+[.H84]/2+[.G84])" office:value-type="float" office:value="6226.82830145831" calcext:value-type="float">
            <text:p>6,227 </text:p>
          </table:table-cell>
          <table:table-cell table:formula="of:=[.I84]*([.F83]+[.H84]/2)/([.D84]+[.E84]+[.F83]+[.H84]/2+[.G84])" office:value-type="float" office:value="16294.3996884718" calcext:value-type="float">
            <text:p>16,294 </text:p>
          </table:table-cell>
          <table:table-cell table:formula="of:=[.I84]-[.K84]-[.L84]" office:value-type="float" office:value="2747.39090698407" calcext:value-type="float">
            <text:p>2,747 </text:p>
          </table:table-cell>
          <table:table-cell table:formula="of:=[.D84]/([.D84]+[.E84]+[.F84]+[.G84])" office:value-type="percentage" office:value="0.122800608846668" calcext:value-type="percentage">
            <text:p>12.28%</text:p>
          </table:table-cell>
          <table:table-cell table:formula="of:=[.D84]/21000000" office:value-type="percentage" office:value="0.0729127001980574" calcext:value-type="percentage">
            <text:p>7.29%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4]*100/101" office:value-type="float" office:value="83394.7818380006" calcext:value-type="float">
            <text:p>83,395 </text:p>
          </table:table-cell>
          <table:table-cell table:formula="of:=[.C84]+(512/24)/7" office:value-type="float" office:value="256" calcext:value-type="float">
            <text:p>256.0</text:p>
          </table:table-cell>
          <table:table-cell table:formula="of:=[.D84]+[.K84]/2" office:value-type="float" office:value="1534280.11830993" calcext:value-type="float">
            <text:p>1,534,280 </text:p>
          </table:table-cell>
          <table:table-cell table:formula="of:=[.E84]+[.K84]/2" office:value-type="float" office:value="1534280.11830993" calcext:value-type="float">
            <text:p>1,534,280 </text:p>
          </table:table-cell>
          <table:table-cell table:formula="of:=[.H85]+[.F84]+[.L84]" office:value-type="float" office:value="8121562.58331338" calcext:value-type="float">
            <text:p>8,121,563 </text:p>
          </table:table-cell>
          <table:table-cell table:formula="of:=[.G84]+[.J85]+[.M84]" office:value-type="float" office:value="1362244.56171531" calcext:value-type="float">
            <text:p>1,362,245 </text:p>
          </table:table-cell>
          <table:table-cell table:formula="of:=0.6*[.B85]" office:value-type="float" office:value="50036.8691028003" calcext:value-type="float">
            <text:p>50,037 </text:p>
          </table:table-cell>
          <table:table-cell table:formula="of:=0.3*[.B85]" office:value-type="float" office:value="25018.4345514002" calcext:value-type="float">
            <text:p>25,018 </text:p>
          </table:table-cell>
          <table:table-cell table:formula="of:=0.1*[.B85]" office:value-type="float" office:value="8339.47818380006" calcext:value-type="float">
            <text:p>8,339 </text:p>
          </table:table-cell>
          <table:table-cell table:formula="of:=[.I85]*([.D85]+[.E85])/([.D85]+[.E85]+[.F84]+[.H85]/2+[.G85])" office:value-type="float" office:value="6136.21922564506" calcext:value-type="float">
            <text:p>6,136 </text:p>
          </table:table-cell>
          <table:table-cell table:formula="of:=[.I85]*([.F84]+[.H85]/2)/([.D85]+[.E85]+[.F84]+[.H85]/2+[.G85])" office:value-type="float" office:value="16158.1262986367" calcext:value-type="float">
            <text:p>16,158 </text:p>
          </table:table-cell>
          <table:table-cell table:formula="of:=[.I85]-[.K85]-[.L85]" office:value-type="float" office:value="2724.08902711837" calcext:value-type="float">
            <text:p>2,724 </text:p>
          </table:table-cell>
          <table:table-cell table:formula="of:=[.D85]/([.D85]+[.E85]+[.F85]+[.G85])" office:value-type="percentage" office:value="0.122230338840547" calcext:value-type="percentage">
            <text:p>12.22%</text:p>
          </table:table-cell>
          <table:table-cell table:formula="of:=[.D85]/21000000" office:value-type="percentage" office:value="0.0730609580147588" calcext:value-type="percentage">
            <text:p>7.31%</text:p>
          </table:table-cell>
          <table:table-cell table:number-columns-repeated="100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table:formula="of:=[.B85]*100/101" office:value-type="float" office:value="82569.0909287134" calcext:value-type="float">
            <text:p>82,569 </text:p>
          </table:table-cell>
          <table:table-cell table:style-name="ce8" table:formula="of:=[.C85]+(512/24)/7" office:value-type="float" office:value="259.047619047619" calcext:value-type="float">
            <text:p>259.0</text:p>
          </table:table-cell>
          <table:table-cell table:style-name="ce5" table:formula="of:=[.D85]+[.K85]/2" office:value-type="float" office:value="1537348.22792276" calcext:value-type="float">
            <text:p>1,537,348 </text:p>
          </table:table-cell>
          <table:table-cell table:style-name="ce5" table:formula="of:=[.E85]+[.K85]/2" office:value-type="float" office:value="1537348.22792276" calcext:value-type="float">
            <text:p>1,537,348 </text:p>
          </table:table-cell>
          <table:table-cell table:style-name="ce5" table:formula="of:=[.H86]+[.F85]+[.L85]" office:value-type="float" office:value="8187262.16416924" calcext:value-type="float">
            <text:p>8,187,262 </text:p>
          </table:table-cell>
          <table:table-cell table:style-name="ce5" table:formula="of:=[.G85]+[.J86]+[.M85]" office:value-type="float" office:value="1373225.5598353" calcext:value-type="float">
            <text:p>1,373,226 </text:p>
          </table:table-cell>
          <table:table-cell table:style-name="ce5" table:formula="of:=0.6*[.B86]" office:value-type="float" office:value="49541.4545572281" calcext:value-type="float">
            <text:p>49,541 </text:p>
          </table:table-cell>
          <table:table-cell table:style-name="ce5" table:formula="of:=0.3*[.B86]" office:value-type="float" office:value="24770.727278614" calcext:value-type="float">
            <text:p>24,771 </text:p>
          </table:table-cell>
          <table:table-cell table:style-name="ce5" table:formula="of:=0.1*[.B86]" office:value-type="float" office:value="8256.90909287134" calcext:value-type="float">
            <text:p>8,257 </text:p>
          </table:table-cell>
          <table:table-cell table:style-name="ce5" table:formula="of:=[.I86]*([.D86]+[.E86])/([.D86]+[.E86]+[.F85]+[.H86]/2+[.G86])" office:value-type="float" office:value="6047.39743630481" calcext:value-type="float">
            <text:p>6,047 </text:p>
          </table:table-cell>
          <table:table-cell table:style-name="ce5" table:formula="of:=[.I86]*([.F85]+[.H86]/2)/([.D86]+[.E86]+[.F85]+[.H86]/2+[.G86])" office:value-type="float" office:value="16022.4320954022" calcext:value-type="float">
            <text:p>16,022 </text:p>
          </table:table-cell>
          <table:table-cell table:style-name="ce5" table:formula="of:=[.I86]-[.K86]-[.L86]" office:value-type="float" office:value="2700.89774690705" calcext:value-type="float">
            <text:p>2,701 </text:p>
          </table:table-cell>
          <table:table-cell table:style-name="ce13" table:formula="of:=[.D86]/([.D86]+[.E86]+[.F86]+[.G86])" office:value-type="percentage" office:value="0.121672007787147" calcext:value-type="percentage">
            <text:p>12.17%</text:p>
          </table:table-cell>
          <table:table-cell table:style-name="ce13" table:formula="of:=[.D86]/21000000" office:value-type="percentage" office:value="0.0732070584725123" calcext:value-type="percentage">
            <text:p>7.32%</text:p>
          </table:table-cell>
          <table:table-cell table:style-name="ce2"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*100/101" office:value-type="float" office:value="81751.575176944" calcext:value-type="float">
            <text:p>81,752 </text:p>
          </table:table-cell>
          <table:table-cell table:formula="of:=[.C86]+(512/24)/7" office:value-type="float" office:value="262.095238095238" calcext:value-type="float">
            <text:p>262.1</text:p>
          </table:table-cell>
          <table:table-cell table:formula="of:=[.D86]+[.K86]/2" office:value-type="float" office:value="1540371.92664091" calcext:value-type="float">
            <text:p>1,540,372 </text:p>
          </table:table-cell>
          <table:table-cell table:formula="of:=[.E86]+[.K86]/2" office:value-type="float" office:value="1540371.92664091" calcext:value-type="float">
            <text:p>1,540,372 </text:p>
          </table:table-cell>
          <table:table-cell table:formula="of:=[.H87]+[.F86]+[.L86]" office:value-type="float" office:value="8252335.54137081" calcext:value-type="float">
            <text:p>8,252,336 </text:p>
          </table:table-cell>
          <table:table-cell table:formula="of:=[.G86]+[.J87]+[.M86]" office:value-type="float" office:value="1384101.61509991" calcext:value-type="float">
            <text:p>1,384,102 </text:p>
          </table:table-cell>
          <table:table-cell table:formula="of:=0.6*[.B87]" office:value-type="float" office:value="49050.9451061664" calcext:value-type="float">
            <text:p>49,051 </text:p>
          </table:table-cell>
          <table:table-cell table:formula="of:=0.3*[.B87]" office:value-type="float" office:value="24525.4725530832" calcext:value-type="float">
            <text:p>24,525 </text:p>
          </table:table-cell>
          <table:table-cell table:formula="of:=0.1*[.B87]" office:value-type="float" office:value="8175.1575176944" calcext:value-type="float">
            <text:p>8,175 </text:p>
          </table:table-cell>
          <table:table-cell table:formula="of:=[.I87]*([.D87]+[.E87])/([.D87]+[.E87]+[.F86]+[.H87]/2+[.G87])" office:value-type="float" office:value="5960.31282046976" calcext:value-type="float">
            <text:p>5,960 </text:p>
          </table:table-cell>
          <table:table-cell table:formula="of:=[.I87]*([.F86]+[.H87]/2)/([.D87]+[.E87]+[.F86]+[.H87]/2+[.G87])" office:value-type="float" office:value="15887.339376817" calcext:value-type="float">
            <text:p>15,887 </text:p>
          </table:table-cell>
          <table:table-cell table:formula="of:=[.I87]-[.K87]-[.L87]" office:value-type="float" office:value="2677.82035579645" calcext:value-type="float">
            <text:p>2,678 </text:p>
          </table:table-cell>
          <table:table-cell table:formula="of:=[.D87]/([.D87]+[.E87]+[.F87]+[.G87])" office:value-type="percentage" office:value="0.121125265533268" calcext:value-type="percentage">
            <text:p>12.11%</text:p>
          </table:table-cell>
          <table:table-cell table:formula="of:=[.D87]/21000000" office:value-type="percentage" office:value="0.0733510441257576" calcext:value-type="percentage">
            <text:p>7.34%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7]*100/101" office:value-type="float" office:value="80942.1536405386" calcext:value-type="float">
            <text:p>80,942 </text:p>
          </table:table-cell>
          <table:table-cell table:formula="of:=[.C87]+(512/24)/7" office:value-type="float" office:value="265.142857142857" calcext:value-type="float">
            <text:p>265.1</text:p>
          </table:table-cell>
          <table:table-cell table:formula="of:=[.D87]+[.K87]/2" office:value-type="float" office:value="1543352.08305115" calcext:value-type="float">
            <text:p>1,543,352 </text:p>
          </table:table-cell>
          <table:table-cell table:formula="of:=[.E87]+[.K87]/2" office:value-type="float" office:value="1543352.08305115" calcext:value-type="float">
            <text:p>1,543,352 </text:p>
          </table:table-cell>
          <table:table-cell table:formula="of:=[.H88]+[.F87]+[.L87]" office:value-type="float" office:value="8316788.17293195" calcext:value-type="float">
            <text:p>8,316,788 </text:p>
          </table:table-cell>
          <table:table-cell table:formula="of:=[.G87]+[.J88]+[.M87]" office:value-type="float" office:value="1394873.65081976" calcext:value-type="float">
            <text:p>1,394,874 </text:p>
          </table:table-cell>
          <table:table-cell table:formula="of:=0.6*[.B88]" office:value-type="float" office:value="48565.2921843232" calcext:value-type="float">
            <text:p>48,565 </text:p>
          </table:table-cell>
          <table:table-cell table:formula="of:=0.3*[.B88]" office:value-type="float" office:value="24282.6460921616" calcext:value-type="float">
            <text:p>24,283 </text:p>
          </table:table-cell>
          <table:table-cell table:formula="of:=0.1*[.B88]" office:value-type="float" office:value="8094.21536405386" calcext:value-type="float">
            <text:p>8,094 </text:p>
          </table:table-cell>
          <table:table-cell table:formula="of:=[.I88]*([.D88]+[.E88])/([.D88]+[.E88]+[.F87]+[.H88]/2+[.G88])" office:value-type="float" office:value="5874.91717723266" calcext:value-type="float">
            <text:p>5,875 </text:p>
          </table:table-cell>
          <table:table-cell table:formula="of:=[.I88]*([.F87]+[.H88]/2)/([.D88]+[.E88]+[.F87]+[.H88]/2+[.G88])" office:value-type="float" office:value="15752.8689962934" calcext:value-type="float">
            <text:p>15,753 </text:p>
          </table:table-cell>
          <table:table-cell table:formula="of:=[.I88]-[.K88]-[.L88]" office:value-type="float" office:value="2654.85991863551" calcext:value-type="float">
            <text:p>2,655 </text:p>
          </table:table-cell>
          <table:table-cell table:formula="of:=[.D88]/([.D88]+[.E88]+[.F88]+[.G88])" office:value-type="percentage" office:value="0.120589775622501" calcext:value-type="percentage">
            <text:p>12.06%</text:p>
          </table:table-cell>
          <table:table-cell table:formula="of:=[.D88]/21000000" office:value-type="percentage" office:value="0.0734929563357688" calcext:value-type="percentage">
            <text:p>7.35%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8]*100/101" office:value-type="float" office:value="80140.7461787511" calcext:value-type="float">
            <text:p>80,141 </text:p>
          </table:table-cell>
          <table:table-cell table:formula="of:=[.C88]+(512/24)/7" office:value-type="float" office:value="268.190476190476" calcext:value-type="float">
            <text:p>268.2</text:p>
          </table:table-cell>
          <table:table-cell table:formula="of:=[.D88]+[.K88]/2" office:value-type="float" office:value="1546289.54163976" calcext:value-type="float">
            <text:p>1,546,290 </text:p>
          </table:table-cell>
          <table:table-cell table:formula="of:=[.E88]+[.K88]/2" office:value-type="float" office:value="1546289.54163976" calcext:value-type="float">
            <text:p>1,546,290 </text:p>
          </table:table-cell>
          <table:table-cell table:formula="of:=[.H89]+[.F88]+[.L88]" office:value-type="float" office:value="8380625.48963549" calcext:value-type="float">
            <text:p>8,380,625 </text:p>
          </table:table-cell>
          <table:table-cell table:formula="of:=[.G88]+[.J89]+[.M88]" office:value-type="float" office:value="1405542.58535627" calcext:value-type="float">
            <text:p>1,405,543 </text:p>
          </table:table-cell>
          <table:table-cell table:formula="of:=0.6*[.B89]" office:value-type="float" office:value="48084.4477072507" calcext:value-type="float">
            <text:p>48,084 </text:p>
          </table:table-cell>
          <table:table-cell table:formula="of:=0.3*[.B89]" office:value-type="float" office:value="24042.2238536253" calcext:value-type="float">
            <text:p>24,042 </text:p>
          </table:table-cell>
          <table:table-cell table:formula="of:=0.1*[.B89]" office:value-type="float" office:value="8014.07461787511" calcext:value-type="float">
            <text:p>8,014 </text:p>
          </table:table-cell>
          <table:table-cell table:formula="of:=[.I89]*([.D89]+[.E89])/([.D89]+[.E89]+[.F88]+[.H89]/2+[.G89])" office:value-type="float" office:value="5791.16412510771" calcext:value-type="float">
            <text:p>5,791 </text:p>
          </table:table-cell>
          <table:table-cell table:formula="of:=[.I89]*([.F88]+[.H89]/2)/([.D89]+[.E89]+[.F88]+[.H89]/2+[.G89])" office:value-type="float" office:value="15619.0404405922" calcext:value-type="float">
            <text:p>15,619 </text:p>
          </table:table-cell>
          <table:table-cell table:formula="of:=[.I89]-[.K89]-[.L89]" office:value-type="float" office:value="2632.0192879254" calcext:value-type="float">
            <text:p>2,632 </text:p>
          </table:table-cell>
          <table:table-cell table:formula="of:=[.D89]/([.D89]+[.E89]+[.F89]+[.G89])" office:value-type="percentage" office:value="0.12006521462351" calcext:value-type="percentage">
            <text:p>12.01%</text:p>
          </table:table-cell>
          <table:table-cell table:formula="of:=[.D89]/21000000" office:value-type="percentage" office:value="0.0736328353161791" calcext:value-type="percentage">
            <text:p>7.36%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9]*100/101" office:value-type="float" office:value="79347.273444308" calcext:value-type="float">
            <text:p>79,347 </text:p>
          </table:table-cell>
          <table:table-cell table:formula="of:=[.C89]+(512/24)/7" office:value-type="float" office:value="271.238095238095" calcext:value-type="float">
            <text:p>271.2</text:p>
          </table:table-cell>
          <table:table-cell table:formula="of:=[.D89]+[.K89]/2" office:value-type="float" office:value="1549185.12370231" calcext:value-type="float">
            <text:p>1,549,185 </text:p>
          </table:table-cell>
          <table:table-cell table:formula="of:=[.E89]+[.K89]/2" office:value-type="float" office:value="1549185.12370231" calcext:value-type="float">
            <text:p>1,549,185 </text:p>
          </table:table-cell>
          <table:table-cell table:formula="of:=[.H90]+[.F89]+[.L89]" office:value-type="float" office:value="8443852.89414267" calcext:value-type="float">
            <text:p>8,443,853 </text:p>
          </table:table-cell>
          <table:table-cell table:formula="of:=[.G89]+[.J90]+[.M89]" office:value-type="float" office:value="1416109.33198862" calcext:value-type="float">
            <text:p>1,416,109 </text:p>
          </table:table-cell>
          <table:table-cell table:formula="of:=0.6*[.B90]" office:value-type="float" office:value="47608.3640665848" calcext:value-type="float">
            <text:p>47,608 </text:p>
          </table:table-cell>
          <table:table-cell table:formula="of:=0.3*[.B90]" office:value-type="float" office:value="23804.1820332924" calcext:value-type="float">
            <text:p>23,804 </text:p>
          </table:table-cell>
          <table:table-cell table:formula="of:=0.1*[.B90]" office:value-type="float" office:value="7934.7273444308" calcext:value-type="float">
            <text:p>7,935 </text:p>
          </table:table-cell>
          <table:table-cell table:formula="of:=[.I90]*([.D90]+[.E90])/([.D90]+[.E90]+[.F89]+[.H90]/2+[.G90])" office:value-type="float" office:value="5709.0090148047" calcext:value-type="float">
            <text:p>5,709 </text:p>
          </table:table-cell>
          <table:table-cell table:formula="of:=[.I90]*([.F89]+[.H90]/2)/([.D90]+[.E90]+[.F89]+[.H90]/2+[.G90])" office:value-type="float" office:value="15485.8719031532" calcext:value-type="float">
            <text:p>15,486 </text:p>
          </table:table-cell>
          <table:table-cell table:formula="of:=[.I90]-[.K90]-[.L90]" office:value-type="float" office:value="2609.30111533449" calcext:value-type="float">
            <text:p>2,609 </text:p>
          </table:table-cell>
          <table:table-cell table:formula="of:=[.D90]/([.D90]+[.E90]+[.F90]+[.G90])" office:value-type="percentage" office:value="0.119551271497789" calcext:value-type="percentage">
            <text:p>11.96%</text:p>
          </table:table-cell>
          <table:table-cell table:formula="of:=[.D90]/21000000" office:value-type="percentage" office:value="0.0737707201763007" calcext:value-type="percentage">
            <text:p>7.38%</text:p>
          </table:table-cell>
          <table:table-cell table:number-columns-repeated="100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0]*100/101" office:value-type="float" office:value="78561.6568755525" calcext:value-type="float">
            <text:p>78,562 </text:p>
          </table:table-cell>
          <table:table-cell table:formula="of:=[.C90]+(512/24)/7" office:value-type="float" office:value="274.285714285714" calcext:value-type="float">
            <text:p>274.3</text:p>
          </table:table-cell>
          <table:table-cell table:formula="of:=[.D90]+[.K90]/2" office:value-type="float" office:value="1552039.62820972" calcext:value-type="float">
            <text:p>1,552,040 </text:p>
          </table:table-cell>
          <table:table-cell table:formula="of:=[.E90]+[.K90]/2" office:value-type="float" office:value="1552039.62820972" calcext:value-type="float">
            <text:p>1,552,040 </text:p>
          </table:table-cell>
          <table:table-cell table:formula="of:=[.H91]+[.F90]+[.L90]" office:value-type="float" office:value="8506475.76017115" calcext:value-type="float">
            <text:p>8,506,476 </text:p>
          </table:table-cell>
          <table:table-cell table:formula="of:=[.G90]+[.J91]+[.M90]" office:value-type="float" office:value="1426574.79879151" calcext:value-type="float">
            <text:p>1,426,575 </text:p>
          </table:table-cell>
          <table:table-cell table:formula="of:=0.6*[.B91]" office:value-type="float" office:value="47136.9941253315" calcext:value-type="float">
            <text:p>47,137 </text:p>
          </table:table-cell>
          <table:table-cell table:formula="of:=0.3*[.B91]" office:value-type="float" office:value="23568.4970626658" calcext:value-type="float">
            <text:p>23,568 </text:p>
          </table:table-cell>
          <table:table-cell table:formula="of:=0.1*[.B91]" office:value-type="float" office:value="7856.16568755525" calcext:value-type="float">
            <text:p>7,856 </text:p>
          </table:table-cell>
          <table:table-cell table:formula="of:=[.I91]*([.D91]+[.E91])/([.D91]+[.E91]+[.F90]+[.H91]/2+[.G91])" office:value-type="float" office:value="5628.40884704772" calcext:value-type="float">
            <text:p>5,628 </text:p>
          </table:table-cell>
          <table:table-cell table:formula="of:=[.I91]*([.F90]+[.H91]/2)/([.D91]+[.E91]+[.F90]+[.H91]/2+[.G91])" office:value-type="float" office:value="15353.380353089" calcext:value-type="float">
            <text:p>15,353 </text:p>
          </table:table-cell>
          <table:table-cell table:formula="of:=[.I91]-[.K91]-[.L91]" office:value-type="float" office:value="2586.70786252905" calcext:value-type="float">
            <text:p>2,587 </text:p>
          </table:table-cell>
          <table:table-cell table:formula="of:=[.D91]/([.D91]+[.E91]+[.F91]+[.G91])" office:value-type="percentage" office:value="0.119047647004214" calcext:value-type="percentage">
            <text:p>11.90%</text:p>
          </table:table-cell>
          <table:table-cell table:formula="of:=[.D91]/21000000" office:value-type="percentage" office:value="0.0739066489623675" calcext:value-type="percentage">
            <text:p>7.39%</text:p>
          </table:table-cell>
          <table:table-cell table:number-columns-repeated="100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1]*100/101" office:value-type="float" office:value="77783.8186886658" calcext:value-type="float">
            <text:p>77,784 </text:p>
          </table:table-cell>
          <table:table-cell table:formula="of:=[.C91]+(512/24)/7" office:value-type="float" office:value="277.333333333333" calcext:value-type="float">
            <text:p>277.3</text:p>
          </table:table-cell>
          <table:table-cell table:formula="of:=[.D91]+[.K91]/2" office:value-type="float" office:value="1554853.83263324" calcext:value-type="float">
            <text:p>1,554,854 </text:p>
          </table:table-cell>
          <table:table-cell table:formula="of:=[.E91]+[.K91]/2" office:value-type="float" office:value="1554853.83263324" calcext:value-type="float">
            <text:p>1,554,854 </text:p>
          </table:table-cell>
          <table:table-cell table:formula="of:=[.H92]+[.F91]+[.L91]" office:value-type="float" office:value="8568499.43173744" calcext:value-type="float">
            <text:p>8,568,499 </text:p>
          </table:table-cell>
          <table:table-cell table:formula="of:=[.G91]+[.J92]+[.M91]" office:value-type="float" office:value="1436939.88852291" calcext:value-type="float">
            <text:p>1,436,940 </text:p>
          </table:table-cell>
          <table:table-cell table:formula="of:=0.6*[.B92]" office:value-type="float" office:value="46670.2912131995" calcext:value-type="float">
            <text:p>46,670 </text:p>
          </table:table-cell>
          <table:table-cell table:formula="of:=0.3*[.B92]" office:value-type="float" office:value="23335.1456065998" calcext:value-type="float">
            <text:p>23,335 </text:p>
          </table:table-cell>
          <table:table-cell table:formula="of:=0.1*[.B92]" office:value-type="float" office:value="7778.38186886658" calcext:value-type="float">
            <text:p>7,778 </text:p>
          </table:table-cell>
          <table:table-cell table:formula="of:=[.I92]*([.D92]+[.E92])/([.D92]+[.E92]+[.F91]+[.H92]/2+[.G92])" office:value-type="float" office:value="5549.32219509798" calcext:value-type="float">
            <text:p>5,549 </text:p>
          </table:table-cell>
          <table:table-cell table:formula="of:=[.I92]*([.F91]+[.H92]/2)/([.D92]+[.E92]+[.F91]+[.H92]/2+[.G92])" office:value-type="float" office:value="15221.5816001357" calcext:value-type="float">
            <text:p>15,222 </text:p>
          </table:table-cell>
          <table:table-cell table:formula="of:=[.I92]-[.K92]-[.L92]" office:value-type="float" office:value="2564.24181136604" calcext:value-type="float">
            <text:p>2,564 </text:p>
          </table:table-cell>
          <table:table-cell table:formula="of:=[.D92]/([.D92]+[.E92]+[.F92]+[.G92])" office:value-type="percentage" office:value="0.118554053137879" calcext:value-type="percentage">
            <text:p>11.86%</text:p>
          </table:table-cell>
          <table:table-cell table:formula="of:=[.D92]/21000000" office:value-type="percentage" office:value="0.074040658696821" calcext:value-type="percentage">
            <text:p>7.40%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2]*100/101" office:value-type="float" office:value="77013.6818699662" calcext:value-type="float">
            <text:p>77,014 </text:p>
          </table:table-cell>
          <table:table-cell table:formula="of:=[.C92]+(512/24)/7" office:value-type="float" office:value="280.380952380952" calcext:value-type="float">
            <text:p>280.4</text:p>
          </table:table-cell>
          <table:table-cell table:formula="of:=[.D92]+[.K92]/2" office:value-type="float" office:value="1557628.49373079" calcext:value-type="float">
            <text:p>1,557,628 </text:p>
          </table:table-cell>
          <table:table-cell table:formula="of:=[.E92]+[.K92]/2" office:value-type="float" office:value="1557628.49373079" calcext:value-type="float">
            <text:p>1,557,628 </text:p>
          </table:table-cell>
          <table:table-cell table:formula="of:=[.H93]+[.F92]+[.L92]" office:value-type="float" office:value="8629929.22245956" calcext:value-type="float">
            <text:p>8,629,929 </text:p>
          </table:table-cell>
          <table:table-cell table:formula="of:=[.G92]+[.J93]+[.M92]" office:value-type="float" office:value="1447205.49852127" calcext:value-type="float">
            <text:p>1,447,205 </text:p>
          </table:table-cell>
          <table:table-cell table:formula="of:=0.6*[.B93]" office:value-type="float" office:value="46208.2091219797" calcext:value-type="float">
            <text:p>46,208 </text:p>
          </table:table-cell>
          <table:table-cell table:formula="of:=0.3*[.B93]" office:value-type="float" office:value="23104.1045609899" calcext:value-type="float">
            <text:p>23,104 </text:p>
          </table:table-cell>
          <table:table-cell table:formula="of:=0.1*[.B93]" office:value-type="float" office:value="7701.36818699662" calcext:value-type="float">
            <text:p>7,701 </text:p>
          </table:table-cell>
          <table:table-cell table:formula="of:=[.I93]*([.D93]+[.E93])/([.D93]+[.E93]+[.F92]+[.H93]/2+[.G93])" office:value-type="float" office:value="5471.70913166696" calcext:value-type="float">
            <text:p>5,472 </text:p>
          </table:table-cell>
          <table:table-cell table:formula="of:=[.I93]*([.F92]+[.H93]/2)/([.D93]+[.E93]+[.F92]+[.H93]/2+[.G93])" office:value-type="float" office:value="15090.4903558317" calcext:value-type="float">
            <text:p>15,090 </text:p>
          </table:table-cell>
          <table:table-cell table:formula="of:=[.I93]-[.K93]-[.L93]" office:value-type="float" office:value="2541.90507349119" calcext:value-type="float">
            <text:p>2,542 </text:p>
          </table:table-cell>
          <table:table-cell table:formula="of:=[.D93]/([.D93]+[.E93]+[.F93]+[.G93])" office:value-type="percentage" office:value="0.118070212600949" calcext:value-type="percentage">
            <text:p>11.81%</text:p>
          </table:table-cell>
          <table:table-cell table:formula="of:=[.D93]/21000000" office:value-type="percentage" office:value="0.0741727854157519" calcext:value-type="percentage">
            <text:p>7.42%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*100/101" office:value-type="float" office:value="76251.1701682833" calcext:value-type="float">
            <text:p>76,251 </text:p>
          </table:table-cell>
          <table:table-cell table:formula="of:=[.C93]+(512/24)/7" office:value-type="float" office:value="283.428571428571" calcext:value-type="float">
            <text:p>283.4</text:p>
          </table:table-cell>
          <table:table-cell table:formula="of:=[.D93]+[.K93]/2" office:value-type="float" office:value="1560364.34829662" calcext:value-type="float">
            <text:p>1,560,364 </text:p>
          </table:table-cell>
          <table:table-cell table:formula="of:=[.E93]+[.K93]/2" office:value-type="float" office:value="1560364.34829662" calcext:value-type="float">
            <text:p>1,560,364 </text:p>
          </table:table-cell>
          <table:table-cell table:formula="of:=[.H94]+[.F93]+[.L93]" office:value-type="float" office:value="8690770.41491636" calcext:value-type="float">
            <text:p>8,690,770 </text:p>
          </table:table-cell>
          <table:table-cell table:formula="of:=[.G93]+[.J94]+[.M93]" office:value-type="float" office:value="1457372.52061159" calcext:value-type="float">
            <text:p>1,457,373 </text:p>
          </table:table-cell>
          <table:table-cell table:formula="of:=0.6*[.B94]" office:value-type="float" office:value="45750.70210097" calcext:value-type="float">
            <text:p>45,751 </text:p>
          </table:table-cell>
          <table:table-cell table:formula="of:=0.3*[.B94]" office:value-type="float" office:value="22875.351050485" calcext:value-type="float">
            <text:p>22,875 </text:p>
          </table:table-cell>
          <table:table-cell table:formula="of:=0.1*[.B94]" office:value-type="float" office:value="7625.11701682833" calcext:value-type="float">
            <text:p>7,625 </text:p>
          </table:table-cell>
          <table:table-cell table:formula="of:=[.I94]*([.D94]+[.E94])/([.D94]+[.E94]+[.F93]+[.H94]/2+[.G94])" office:value-type="float" office:value="5395.53115992944" calcext:value-type="float">
            <text:p>5,396 </text:p>
          </table:table-cell>
          <table:table-cell table:formula="of:=[.I94]*([.F93]+[.H94]/2)/([.D94]+[.E94]+[.F93]+[.H94]/2+[.G94])" office:value-type="float" office:value="14960.1202911739" calcext:value-type="float">
            <text:p>14,960 </text:p>
          </table:table-cell>
          <table:table-cell table:formula="of:=[.I94]-[.K94]-[.L94]" office:value-type="float" office:value="2519.69959938163" calcext:value-type="float">
            <text:p>2,520 </text:p>
          </table:table-cell>
          <table:table-cell table:formula="of:=[.D94]/([.D94]+[.E94]+[.F94]+[.G94])" office:value-type="percentage" office:value="0.117595858303377" calcext:value-type="percentage">
            <text:p>11.76%</text:p>
          </table:table-cell>
          <table:table-cell table:formula="of:=[.D94]/21000000" office:value-type="percentage" office:value="0.0743030642046011" calcext:value-type="percentage">
            <text:p>7.43%</text:p>
          </table:table-cell>
          <table:table-cell table:number-columns-repeated="100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4]*100/101" office:value-type="float" office:value="75496.2080874093" calcext:value-type="float">
            <text:p>75,496 </text:p>
          </table:table-cell>
          <table:table-cell table:formula="of:=[.C94]+(512/24)/7" office:value-type="float" office:value="286.47619047619" calcext:value-type="float">
            <text:p>286.5</text:p>
          </table:table-cell>
          <table:table-cell table:formula="of:=[.D94]+[.K94]/2" office:value-type="float" office:value="1563062.11387659" calcext:value-type="float">
            <text:p>1,563,062 </text:p>
          </table:table-cell>
          <table:table-cell table:formula="of:=[.E94]+[.K94]/2" office:value-type="float" office:value="1563062.11387659" calcext:value-type="float">
            <text:p>1,563,062 </text:p>
          </table:table-cell>
          <table:table-cell table:formula="of:=[.H95]+[.F94]+[.L94]" office:value-type="float" office:value="8751028.26005998" calcext:value-type="float">
            <text:p>8,751,028 </text:p>
          </table:table-cell>
          <table:table-cell table:formula="of:=[.G94]+[.J95]+[.M94]" office:value-type="float" office:value="1467441.84101971" calcext:value-type="float">
            <text:p>1,467,442 </text:p>
          </table:table-cell>
          <table:table-cell table:formula="of:=0.6*[.B95]" office:value-type="float" office:value="45297.7248524456" calcext:value-type="float">
            <text:p>45,298 </text:p>
          </table:table-cell>
          <table:table-cell table:formula="of:=0.3*[.B95]" office:value-type="float" office:value="22648.8624262228" calcext:value-type="float">
            <text:p>22,649 </text:p>
          </table:table-cell>
          <table:table-cell table:formula="of:=0.1*[.B95]" office:value-type="float" office:value="7549.62080874093" calcext:value-type="float">
            <text:p>7,550 </text:p>
          </table:table-cell>
          <table:table-cell table:formula="of:=[.I95]*([.D95]+[.E95])/([.D95]+[.E95]+[.F94]+[.H95]/2+[.G95])" office:value-type="float" office:value="5320.75114836827" calcext:value-type="float">
            <text:p>5,321 </text:p>
          </table:table-cell>
          <table:table-cell table:formula="of:=[.I95]*([.F94]+[.H95]/2)/([.D95]+[.E95]+[.F94]+[.H95]/2+[.G95])" office:value-type="float" office:value="14830.4840909845" calcext:value-type="float">
            <text:p>14,830 </text:p>
          </table:table-cell>
          <table:table-cell table:formula="of:=[.I95]-[.K95]-[.L95]" office:value-type="float" office:value="2497.62718686999" calcext:value-type="float">
            <text:p>2,498 </text:p>
          </table:table-cell>
          <table:table-cell table:formula="of:=[.D95]/([.D95]+[.E95]+[.F95]+[.G95])" office:value-type="percentage" office:value="0.117130732891548" calcext:value-type="percentage">
            <text:p>11.71%</text:p>
          </table:table-cell>
          <table:table-cell table:formula="of:=[.D95]/21000000" office:value-type="percentage" office:value="0.0744315292322185" calcext:value-type="percentage">
            <text:p>7.44%</text:p>
          </table:table-cell>
          <table:table-cell table:number-columns-repeated="100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5]*100/101" office:value-type="float" office:value="74748.720878623" calcext:value-type="float">
            <text:p>74,749 </text:p>
          </table:table-cell>
          <table:table-cell table:formula="of:=[.C95]+(512/24)/7" office:value-type="float" office:value="289.523809523809" calcext:value-type="float">
            <text:p>289.5</text:p>
          </table:table-cell>
          <table:table-cell table:formula="of:=[.D95]+[.K95]/2" office:value-type="float" office:value="1565722.48945077" calcext:value-type="float">
            <text:p>1,565,722 </text:p>
          </table:table-cell>
          <table:table-cell table:formula="of:=[.E95]+[.K95]/2" office:value-type="float" office:value="1565722.48945077" calcext:value-type="float">
            <text:p>1,565,722 </text:p>
          </table:table-cell>
          <table:table-cell table:formula="of:=[.H96]+[.F95]+[.L95]" office:value-type="float" office:value="8810707.97667814" calcext:value-type="float">
            <text:p>8,810,708 </text:p>
          </table:table-cell>
          <table:table-cell table:formula="of:=[.G95]+[.J96]+[.M95]" office:value-type="float" office:value="1477414.34029444" calcext:value-type="float">
            <text:p>1,477,414 </text:p>
          </table:table-cell>
          <table:table-cell table:formula="of:=0.6*[.B96]" office:value-type="float" office:value="44849.2325271738" calcext:value-type="float">
            <text:p>44,849 </text:p>
          </table:table-cell>
          <table:table-cell table:formula="of:=0.3*[.B96]" office:value-type="float" office:value="22424.6162635869" calcext:value-type="float">
            <text:p>22,425 </text:p>
          </table:table-cell>
          <table:table-cell table:formula="of:=0.1*[.B96]" office:value-type="float" office:value="7474.8720878623" calcext:value-type="float">
            <text:p>7,475 </text:p>
          </table:table-cell>
          <table:table-cell table:formula="of:=[.I96]*([.D96]+[.E96])/([.D96]+[.E96]+[.F95]+[.H96]/2+[.G96])" office:value-type="float" office:value="5247.33326920243" calcext:value-type="float">
            <text:p>5,247 </text:p>
          </table:table-cell>
          <table:table-cell table:formula="of:=[.I96]*([.F95]+[.H96]/2)/([.D96]+[.E96]+[.F95]+[.H96]/2+[.G96])" office:value-type="float" office:value="14701.5935052007" calcext:value-type="float">
            <text:p>14,702 </text:p>
          </table:table-cell>
          <table:table-cell table:formula="of:=[.I96]-[.K96]-[.L96]" office:value-type="float" office:value="2475.68948918375" calcext:value-type="float">
            <text:p>2,476 </text:p>
          </table:table-cell>
          <table:table-cell table:formula="of:=[.D96]/([.D96]+[.E96]+[.F96]+[.G96])" office:value-type="percentage" office:value="0.116674588303019" calcext:value-type="percentage">
            <text:p>11.67%</text:p>
          </table:table-cell>
          <table:table-cell table:formula="of:=[.D96]/21000000" office:value-type="percentage" office:value="0.0745582137833701" calcext:value-type="percentage">
            <text:p>7.46%</text:p>
          </table:table-cell>
          <table:table-cell table:number-columns-repeated="100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6]*100/101" office:value-type="float" office:value="74008.6345332901" calcext:value-type="float">
            <text:p>74,009 </text:p>
          </table:table-cell>
          <table:table-cell table:formula="of:=[.C96]+(512/24)/7" office:value-type="float" office:value="292.571428571428" calcext:value-type="float">
            <text:p>292.6</text:p>
          </table:table-cell>
          <table:table-cell table:formula="of:=[.D96]+[.K96]/2" office:value-type="float" office:value="1568346.15608537" calcext:value-type="float">
            <text:p>1,568,346 </text:p>
          </table:table-cell>
          <table:table-cell table:formula="of:=[.E96]+[.K96]/2" office:value-type="float" office:value="1568346.15608537" calcext:value-type="float">
            <text:p>1,568,346 </text:p>
          </table:table-cell>
          <table:table-cell table:formula="of:=[.H97]+[.F96]+[.L96]" office:value-type="float" office:value="8869814.75090331" calcext:value-type="float">
            <text:p>8,869,815 </text:p>
          </table:table-cell>
          <table:table-cell table:formula="of:=[.G96]+[.J97]+[.M96]" office:value-type="float" office:value="1487290.89323696" calcext:value-type="float">
            <text:p>1,487,291 </text:p>
          </table:table-cell>
          <table:table-cell table:formula="of:=0.6*[.B97]" office:value-type="float" office:value="44405.1807199741" calcext:value-type="float">
            <text:p>44,405 </text:p>
          </table:table-cell>
          <table:table-cell table:formula="of:=0.3*[.B97]" office:value-type="float" office:value="22202.590359987" calcext:value-type="float">
            <text:p>22,203 </text:p>
          </table:table-cell>
          <table:table-cell table:formula="of:=0.1*[.B97]" office:value-type="float" office:value="7400.86345332901" calcext:value-type="float">
            <text:p>7,401 </text:p>
          </table:table-cell>
          <table:table-cell table:formula="of:=[.I97]*([.D97]+[.E97])/([.D97]+[.E97]+[.F96]+[.H97]/2+[.G97])" office:value-type="float" office:value="5175.2429401685" calcext:value-type="float">
            <text:p>5,175 </text:p>
          </table:table-cell>
          <table:table-cell table:formula="of:=[.I97]*([.F96]+[.H97]/2)/([.D97]+[.E97]+[.F96]+[.H97]/2+[.G97])" office:value-type="float" office:value="14573.4593972874" calcext:value-type="float">
            <text:p>14,573 </text:p>
          </table:table-cell>
          <table:table-cell table:formula="of:=[.I97]-[.K97]-[.L97]" office:value-type="float" office:value="2453.88802253119" calcext:value-type="float">
            <text:p>2,454 </text:p>
          </table:table-cell>
          <table:table-cell table:formula="of:=[.D97]/([.D97]+[.E97]+[.F97]+[.G97])" office:value-type="percentage" office:value="0.116227185345684" calcext:value-type="percentage">
            <text:p>11.62%</text:p>
          </table:table-cell>
          <table:table-cell table:formula="of:=[.D97]/21000000" office:value-type="percentage" office:value="0.0746831502897797" calcext:value-type="percentage">
            <text:p>7.47%</text:p>
          </table:table-cell>
          <table:table-cell table:number-columns-repeated="100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7]*100/101" office:value-type="float" office:value="73275.8757755348" calcext:value-type="float">
            <text:p>73,276 </text:p>
          </table:table-cell>
          <table:table-cell table:formula="of:=[.C97]+(512/24)/7" office:value-type="float" office:value="295.619047619047" calcext:value-type="float">
            <text:p>295.6</text:p>
          </table:table-cell>
          <table:table-cell table:formula="of:=[.D97]+[.K97]/2" office:value-type="float" office:value="1570933.77755546" calcext:value-type="float">
            <text:p>1,570,934 </text:p>
          </table:table-cell>
          <table:table-cell table:formula="of:=[.E97]+[.K97]/2" office:value-type="float" office:value="1570933.77755546" calcext:value-type="float">
            <text:p>1,570,934 </text:p>
          </table:table-cell>
          <table:table-cell table:formula="of:=[.H98]+[.F97]+[.L97]" office:value-type="float" office:value="8928353.73576592" calcext:value-type="float">
            <text:p>8,928,354 </text:p>
          </table:table-cell>
          <table:table-cell table:formula="of:=[.G97]+[.J98]+[.M97]" office:value-type="float" office:value="1497072.36883704" calcext:value-type="float">
            <text:p>1,497,072 </text:p>
          </table:table-cell>
          <table:table-cell table:formula="of:=0.6*[.B98]" office:value-type="float" office:value="43965.5254653209" calcext:value-type="float">
            <text:p>43,966 </text:p>
          </table:table-cell>
          <table:table-cell table:formula="of:=0.3*[.B98]" office:value-type="float" office:value="21982.7627326604" calcext:value-type="float">
            <text:p>21,983 </text:p>
          </table:table-cell>
          <table:table-cell table:formula="of:=0.1*[.B98]" office:value-type="float" office:value="7327.58757755348" calcext:value-type="float">
            <text:p>7,328 </text:p>
          </table:table-cell>
          <table:table-cell table:formula="of:=[.I98]*([.D98]+[.E98])/([.D98]+[.E98]+[.F97]+[.H98]/2+[.G98])" office:value-type="float" office:value="5104.44676944229" calcext:value-type="float">
            <text:p>5,104 </text:p>
          </table:table-cell>
          <table:table-cell table:formula="of:=[.I98]*([.F97]+[.H98]/2)/([.D98]+[.E98]+[.F97]+[.H98]/2+[.G98])" office:value-type="float" office:value="14446.0917899551" calcext:value-type="float">
            <text:p>14,446 </text:p>
          </table:table-cell>
          <table:table-cell table:formula="of:=[.I98]-[.K98]-[.L98]" office:value-type="float" office:value="2432.22417326302" calcext:value-type="float">
            <text:p>2,432 </text:p>
          </table:table-cell>
          <table:table-cell table:formula="of:=[.D98]/([.D98]+[.E98]+[.F98]+[.G98])" office:value-type="percentage" office:value="0.115788293299799" calcext:value-type="percentage">
            <text:p>11.58%</text:p>
          </table:table-cell>
          <table:table-cell table:formula="of:=[.D98]/21000000" office:value-type="percentage" office:value="0.0748063703597837" calcext:value-type="percentage">
            <text:p>7.48%</text:p>
          </table:table-cell>
          <table:table-cell table:number-columns-repeated="100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8]*100/101" office:value-type="float" office:value="72550.3720549849" calcext:value-type="float">
            <text:p>72,550 </text:p>
          </table:table-cell>
          <table:table-cell table:formula="of:=[.C98]+(512/24)/7" office:value-type="float" office:value="298.666666666666" calcext:value-type="float">
            <text:p>298.7</text:p>
          </table:table-cell>
          <table:table-cell table:formula="of:=[.D98]+[.K98]/2" office:value-type="float" office:value="1573486.00094018" calcext:value-type="float">
            <text:p>1,573,486 </text:p>
          </table:table-cell>
          <table:table-cell table:formula="of:=[.E98]+[.K98]/2" office:value-type="float" office:value="1573486.00094018" calcext:value-type="float">
            <text:p>1,573,486 </text:p>
          </table:table-cell>
          <table:table-cell table:formula="of:=[.H99]+[.F98]+[.L98]" office:value-type="float" office:value="8986330.05078887" calcext:value-type="float">
            <text:p>8,986,330 </text:p>
          </table:table-cell>
          <table:table-cell table:formula="of:=[.G98]+[.J99]+[.M98]" office:value-type="float" office:value="1506759.6302158" calcext:value-type="float">
            <text:p>1,506,760 </text:p>
          </table:table-cell>
          <table:table-cell table:formula="of:=0.6*[.B99]" office:value-type="float" office:value="43530.223232991" calcext:value-type="float">
            <text:p>43,530 </text:p>
          </table:table-cell>
          <table:table-cell table:formula="of:=0.3*[.B99]" office:value-type="float" office:value="21765.1116164955" calcext:value-type="float">
            <text:p>21,765 </text:p>
          </table:table-cell>
          <table:table-cell table:formula="of:=0.1*[.B99]" office:value-type="float" office:value="7255.03720549849" calcext:value-type="float">
            <text:p>7,255 </text:p>
          </table:table-cell>
          <table:table-cell table:formula="of:=[.I99]*([.D99]+[.E99])/([.D99]+[.E99]+[.F98]+[.H99]/2+[.G99])" office:value-type="float" office:value="5034.91250350302" calcext:value-type="float">
            <text:p>5,035 </text:p>
          </table:table-cell>
          <table:table-cell table:formula="of:=[.I99]*([.F98]+[.H99]/2)/([.D99]+[.E99]+[.F98]+[.H99]/2+[.G99])" office:value-type="float" office:value="14319.4999083557" calcext:value-type="float">
            <text:p>14,319 </text:p>
          </table:table-cell>
          <table:table-cell table:formula="of:=[.I99]-[.K99]-[.L99]" office:value-type="float" office:value="2410.69920463676" calcext:value-type="float">
            <text:p>2,411 </text:p>
          </table:table-cell>
          <table:table-cell table:formula="of:=[.D99]/([.D99]+[.E99]+[.F99]+[.G99])" office:value-type="percentage" office:value="0.115357689541428" calcext:value-type="percentage">
            <text:p>11.54%</text:p>
          </table:table-cell>
          <table:table-cell table:formula="of:=[.D99]/21000000" office:value-type="percentage" office:value="0.0749279048066752" calcext:value-type="percentage">
            <text:p>7.49%</text:p>
          </table:table-cell>
          <table:table-cell table:number-columns-repeated="100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9]*100/101" office:value-type="float" office:value="71832.051539589" calcext:value-type="float">
            <text:p>71,832 </text:p>
          </table:table-cell>
          <table:table-cell table:formula="of:=[.C99]+(512/24)/7" office:value-type="float" office:value="301.714285714285" calcext:value-type="float">
            <text:p>301.7</text:p>
          </table:table-cell>
          <table:table-cell table:formula="of:=[.D99]+[.K99]/2" office:value-type="float" office:value="1576003.45719193" calcext:value-type="float">
            <text:p>1,576,003 </text:p>
          </table:table-cell>
          <table:table-cell table:formula="of:=[.E99]+[.K99]/2" office:value-type="float" office:value="1576003.45719193" calcext:value-type="float">
            <text:p>1,576,003 </text:p>
          </table:table-cell>
          <table:table-cell table:formula="of:=[.H100]+[.F99]+[.L99]" office:value-type="float" office:value="9043748.78162097" calcext:value-type="float">
            <text:p>9,043,749 </text:p>
          </table:table-cell>
          <table:table-cell table:formula="of:=[.G99]+[.J100]+[.M99]" office:value-type="float" office:value="1516353.5345744" calcext:value-type="float">
            <text:p>1,516,354 </text:p>
          </table:table-cell>
          <table:table-cell table:formula="of:=0.6*[.B100]" office:value-type="float" office:value="43099.2309237534" calcext:value-type="float">
            <text:p>43,099 </text:p>
          </table:table-cell>
          <table:table-cell table:formula="of:=0.3*[.B100]" office:value-type="float" office:value="21549.6154618767" calcext:value-type="float">
            <text:p>21,550 </text:p>
          </table:table-cell>
          <table:table-cell table:formula="of:=0.1*[.B100]" office:value-type="float" office:value="7183.2051539589" calcext:value-type="float">
            <text:p>7,183 </text:p>
          </table:table-cell>
          <table:table-cell table:formula="of:=[.I100]*([.D100]+[.E100])/([.D100]+[.E100]+[.F99]+[.H100]/2+[.G100])" office:value-type="float" office:value="4966.60897775636" calcext:value-type="float">
            <text:p>4,967 </text:p>
          </table:table-cell>
          <table:table-cell table:formula="of:=[.I100]*([.F99]+[.H100]/2)/([.D100]+[.E100]+[.F99]+[.H100]/2+[.G100])" office:value-type="float" office:value="14193.6922209116" calcext:value-type="float">
            <text:p>14,194 </text:p>
          </table:table-cell>
          <table:table-cell table:formula="of:=[.I100]-[.K100]-[.L100]" office:value-type="float" office:value="2389.3142632087" calcext:value-type="float">
            <text:p>2,389 </text:p>
          </table:table-cell>
          <table:table-cell table:formula="of:=[.D100]/([.D100]+[.E100]+[.F100]+[.G100])" office:value-type="percentage" office:value="0.114935159185963" calcext:value-type="percentage">
            <text:p>11.49%</text:p>
          </table:table-cell>
          <table:table-cell table:formula="of:=[.D100]/21000000" office:value-type="percentage" office:value="0.0750477836758062" calcext:value-type="percentage">
            <text:p>7.50%</text:p>
          </table:table-cell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*100/101" office:value-type="float" office:value="71120.843108504" calcext:value-type="float">
            <text:p>71,121 </text:p>
          </table:table-cell>
          <table:table-cell table:formula="of:=[.C100]+(512/24)/7" office:value-type="float" office:value="304.761904761904" calcext:value-type="float">
            <text:p>304.8</text:p>
          </table:table-cell>
          <table:table-cell table:formula="of:=[.D100]+[.K100]/2" office:value-type="float" office:value="1578486.76168081" calcext:value-type="float">
            <text:p>1,578,487 </text:p>
          </table:table-cell>
          <table:table-cell table:formula="of:=[.E100]+[.K100]/2" office:value-type="float" office:value="1578486.76168081" calcext:value-type="float">
            <text:p>1,578,487 </text:p>
          </table:table-cell>
          <table:table-cell table:formula="of:=[.H101]+[.F100]+[.L100]" office:value-type="float" office:value="9100614.97970699" calcext:value-type="float">
            <text:p>9,100,615 </text:p>
          </table:table-cell>
          <table:table-cell table:formula="of:=[.G100]+[.J101]+[.M100]" office:value-type="float" office:value="1525854.93314846" calcext:value-type="float">
            <text:p>1,525,855 </text:p>
          </table:table-cell>
          <table:table-cell table:formula="of:=0.6*[.B101]" office:value-type="float" office:value="42672.5058651024" calcext:value-type="float">
            <text:p>42,673 </text:p>
          </table:table-cell>
          <table:table-cell table:formula="of:=0.3*[.B101]" office:value-type="float" office:value="21336.2529325512" calcext:value-type="float">
            <text:p>21,336 </text:p>
          </table:table-cell>
          <table:table-cell table:formula="of:=0.1*[.B101]" office:value-type="float" office:value="7112.0843108504" calcext:value-type="float">
            <text:p>7,112 </text:p>
          </table:table-cell>
          <table:table-cell table:formula="of:=[.I101]*([.D101]+[.E101])/([.D101]+[.E101]+[.F100]+[.H101]/2+[.G101])" office:value-type="float" office:value="4899.50606974613" calcext:value-type="float">
            <text:p>4,900 </text:p>
          </table:table-cell>
          <table:table-cell table:formula="of:=[.I101]*([.F100]+[.H101]/2)/([.D101]+[.E101]+[.F100]+[.H101]/2+[.G101])" office:value-type="float" office:value="14068.6764779282" calcext:value-type="float">
            <text:p>14,069 </text:p>
          </table:table-cell>
          <table:table-cell table:formula="of:=[.I101]-[.K101]-[.L101]" office:value-type="float" office:value="2368.07038487684" calcext:value-type="float">
            <text:p>2,368 </text:p>
          </table:table-cell>
          <table:table-cell table:formula="of:=[.D101]/([.D101]+[.E101]+[.F101]+[.G101])" office:value-type="percentage" office:value="0.114520494750478" calcext:value-type="percentage">
            <text:p>11.45%</text:p>
          </table:table-cell>
          <table:table-cell table:formula="of:=[.D101]/21000000" office:value-type="percentage" office:value="0.0751660362705147" calcext:value-type="percentage">
            <text:p>7.52%</text:p>
          </table:table-cell>
          <table:table-cell table:number-columns-repeated="100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01:33.864738496</meta:creation-date>
    <meta:generator>LibreOffice/4.3.7.2$Linux_X86_64 LibreOffice_project/430$Build-2</meta:generator>
    <dc:date>2015-12-31T15:05:46.636730347</dc:date>
    <meta:editing-duration>PT4H53M26S</meta:editing-duration>
    <meta:editing-cycles>3</meta:editing-cycles>
    <meta:document-statistic meta:table-count="1" meta:cell-count="1515" meta:object-count="0"/>
  </office:meta>
</office:document-meta>
</file>